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0.5cm" fo:break-before="page" table:align="margins"/>
    </style:style>
    <style:style style:name="Таблица1.A" style:family="table-column">
      <style:table-column-properties style:column-width="10.5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Footnote">
      <style:text-properties fo:font-weight="bold" style:font-weight-asian="bold" style:font-weight-complex="bold"/>
    </style:style>
    <style:style style:name="P2" style:family="paragraph" style:parent-style-name="Standard">
      <style:text-properties style:use-window-font-color="true" style:text-underline-style="none"/>
    </style:style>
    <style:style style:name="P3"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5"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6" style:family="paragraph" style:parent-style-name="Quotations">
      <style:text-properties fo:color="#ff3333"/>
    </style:style>
    <style:style style:name="P7" style:family="paragraph" style:parent-style-name="Quotations">
      <style:paragraph-properties fo:text-align="justify" style:justify-single-word="false"/>
      <style:text-properties fo:color="#ff3333" fo:background-color="#ffffff"/>
    </style:style>
    <style:style style:name="P8" style:family="paragraph" style:parent-style-name="Quotations">
      <style:text-properties style:use-window-font-color="true"/>
    </style:style>
    <style:style style:name="P9" style:family="paragraph" style:parent-style-name="Quotations">
      <style:paragraph-properties fo:text-align="justify" style:justify-single-word="false"/>
      <style:text-properties style:use-window-font-color="true"/>
    </style:style>
    <style:style style:name="P10" style:family="paragraph" style:parent-style-name="Quotations">
      <style:paragraph-properties fo:text-align="justify" style:justify-single-word="false"/>
    </style:style>
    <style:style style:name="P11" style:family="paragraph" style:parent-style-name="Quotations">
      <style:paragraph-properties fo:margin-left="0.998cm" fo:margin-right="0.998cm" fo:text-indent="0cm" style:auto-text-indent="false"/>
      <style:text-properties fo:language="ru" fo:country="RU"/>
    </style:style>
    <style:style style:name="P12" style:family="paragraph" style:parent-style-name="Quotations" style:list-style-name="L11">
      <style:paragraph-properties fo:margin-left="0.998cm" fo:margin-right="0.998cm" fo:text-indent="0cm" style:auto-text-indent="false"/>
      <style:text-properties fo:language="ru" fo:country="RU"/>
    </style:style>
    <style:style style:name="P13" style:family="paragraph" style:parent-style-name="Цитата_20__2b__20_автор">
      <style:text-properties style:use-window-font-color="true"/>
    </style:style>
    <style:style style:name="P14" style:family="paragraph" style:parent-style-name="Цитата_20__2b__20_автор">
      <style:paragraph-properties fo:text-align="justify" style:justify-single-word="false"/>
      <style:text-properties style:use-window-font-color="true"/>
    </style:style>
    <style:style style:name="P15" style:family="paragraph" style:parent-style-name="Цитата_20__2b__20_автор">
      <style:text-properties fo:language="ru" fo:country="RU"/>
    </style:style>
    <style:style style:name="P16" style:family="paragraph" style:parent-style-name="Heading_20_1">
      <style:paragraph-properties fo:break-before="page"/>
    </style:style>
    <style:style style:name="P17" style:family="paragraph" style:parent-style-name="Heading_20_1" style:master-page-name="Right_20_Page">
      <style:paragraph-properties style:page-number="auto"/>
    </style:style>
    <style:style style:name="P18" style:family="paragraph" style:parent-style-name="Subtitle">
      <style:text-properties style:use-window-font-color="true"/>
    </style:style>
    <style:style style:name="P19" style:family="paragraph" style:parent-style-name="Subtitle">
      <style:text-properties style:use-window-font-color="true" style:text-underline-style="none"/>
    </style:style>
    <style:style style:name="P20" style:family="paragraph" style:parent-style-name="Subtitle">
      <style:text-properties fo:color="#ff3333"/>
    </style:style>
    <style:style style:name="P21" style:family="paragraph" style:parent-style-name="Subtitle">
      <style:text-properties fo:color="#ff3333" fo:font-style="normal" style:font-style-asian="normal" style:font-style-complex="normal"/>
    </style:style>
    <style:style style:name="P22" style:family="paragraph" style:parent-style-name="Subtitle">
      <style:paragraph-properties fo:margin-top="0.706cm" fo:margin-bottom="0.706cm"/>
      <style:text-properties style:use-window-font-color="true"/>
    </style:style>
    <style:style style:name="P23" style:family="paragraph" style:parent-style-name="Subtitle">
      <style:paragraph-properties fo:margin-top="0.706cm" fo:margin-bottom="0.706cm"/>
      <style:text-properties style:use-window-font-color="true" fo:font-weight="normal" style:font-weight-asian="normal" style:font-weight-complex="normal"/>
    </style:style>
    <style:style style:name="P24" style:family="paragraph" style:parent-style-name="Subtitle">
      <style:paragraph-properties fo:margin-top="0.706cm" fo:margin-bottom="0.706cm"/>
      <style:text-properties fo:color="#ff3333"/>
    </style:style>
    <style:style style:name="P25" style:family="paragraph" style:parent-style-name="Para_20_05">
      <style:paragraph-properties fo:text-align="center" style:justify-single-word="false"/>
    </style:style>
    <style:style style:name="P26" style:family="paragraph" style:parent-style-name="Para_20_05" style:master-page-name="MP0">
      <style:paragraph-properties fo:text-align="center" style:justify-single-word="false" style:page-number="auto" fo:break-before="page"/>
    </style:style>
    <style:style style:name="P27" style:family="paragraph" style:parent-style-name="Footer">
      <style:paragraph-properties fo:background-color="transparent" style:shadow="none">
        <style:background-image/>
      </style:paragraph-properties>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fo:language="ru" fo:country="RU"/>
    </style:style>
    <style:style style:name="P30" style:family="paragraph" style:parent-style-name="Heading_20_3">
      <style:paragraph-properties fo:break-before="page"/>
      <style:text-properties fo:language="ru" fo:country="RU" fo:font-weight="bold" style:font-weight-asian="bold" style:font-weight-complex="bold"/>
    </style:style>
    <style:style style:name="P31" style:family="paragraph" style:parent-style-name="Эпиграф_20_-_20_автор">
      <style:text-properties style:use-window-font-color="true"/>
    </style:style>
    <style:style style:name="P32" style:family="paragraph" style:parent-style-name="Heading_20_2">
      <style:paragraph-properties fo:break-before="page"/>
    </style:style>
    <style:style style:name="P3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3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35" style:family="paragraph" style:parent-style-name="Эпиграф_20__2b__20_автор">
      <style:text-properties style:use-window-font-color="true"/>
    </style:style>
    <style:style style:name="P3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37" style:family="paragraph" style:parent-style-name="Table_20_Contents">
      <style:paragraph-properties fo:text-align="justify" style:justify-single-word="false"/>
      <style:text-properties style:font-name="Verdana1"/>
    </style:style>
    <style:style style:name="P38" style:family="paragraph" style:parent-style-name="Caption">
      <style:text-properties fo:font-weight="normal" style:font-weight-asian="normal" style:font-weight-complex="normal"/>
    </style:style>
    <style:style style:name="P39" style:family="paragraph" style:parent-style-name="Цитата_20_-_20_автор">
      <style:text-properties fo:language="ru" fo:country="RU"/>
    </style:style>
    <style:style style:name="P40" style:family="paragraph" style:parent-style-name="Цитата_20_-_20_автор" style:list-style-name="L11">
      <style:text-properties fo:language="ru" fo:country="RU"/>
    </style:style>
    <style:style style:name="P41" style:family="paragraph" style:parent-style-name="Цитата_20_-_20_автор">
      <style:text-properties style:use-window-font-color="true"/>
    </style:style>
    <style:style style:name="P4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43" style:family="paragraph" style:parent-style-name="Text_20_body" style:list-style-name="диалог"/>
    <style:style style:name="P44" style:family="paragraph" style:parent-style-name="Text_20_body">
      <style:text-properties fo:color="#ff3333"/>
    </style:style>
    <style:style style:name="P45" style:family="paragraph" style:parent-style-name="Text_20_body">
      <style:paragraph-properties fo:text-align="justify" style:justify-single-word="false"/>
      <style:text-properties fo:color="#ff3333"/>
    </style:style>
    <style:style style:name="P46" style:family="paragraph" style:parent-style-name="Text_20_body" style:list-style-name="диалог">
      <style:paragraph-properties fo:text-align="justify" style:justify-single-word="false"/>
      <style:text-properties fo:color="#ff3333"/>
    </style:style>
    <style:style style:name="P47" style:family="paragraph" style:parent-style-name="Text_20_body" style:list-style-name="L17">
      <style:paragraph-properties fo:text-align="justify" style:justify-single-word="false"/>
      <style:text-properties fo:color="#ff3333"/>
    </style:style>
    <style:style style:name="P48" style:family="paragraph" style:parent-style-name="Text_20_body">
      <style:text-properties fo:color="#ff3333" fo:background-color="#ffffff"/>
    </style:style>
    <style:style style:name="P49" style:family="paragraph" style:parent-style-name="Text_20_body">
      <style:paragraph-properties fo:text-align="justify" style:justify-single-word="false"/>
      <style:text-properties fo:color="#ff3333" fo:background-color="#ffffff"/>
    </style:style>
    <style:style style:name="P50" style:family="paragraph" style:parent-style-name="Text_20_body" style:list-style-name="L2">
      <style:paragraph-properties fo:text-align="justify" style:justify-single-word="false"/>
      <style:text-properties fo:color="#ff3333" fo:background-color="#ffffff"/>
    </style:style>
    <style:style style:name="P51" style:family="paragraph" style:parent-style-name="Text_20_body">
      <style:text-properties fo:color="#ff3333" fo:font-style="normal" style:font-style-asian="normal" style:font-style-complex="normal"/>
    </style:style>
    <style:style style:name="P52" style:family="paragraph" style:parent-style-name="Text_20_body" style:list-style-name="диалог">
      <style:text-properties fo:color="#ff3333" fo:font-style="normal" style:font-style-asian="normal" style:font-style-complex="normal"/>
    </style:style>
    <style:style style:name="P5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54" style:family="paragraph" style:parent-style-name="Text_20_body" style:list-style-name="L17">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55" style:family="paragraph" style:parent-style-name="Text_20_body" style:list-style-name="диалог">
      <style:text-properties fo:color="#ff3333"/>
    </style:style>
    <style:style style:name="P56"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57" style:family="paragraph" style:parent-style-name="Text_20_body">
      <style:text-properties style:use-window-font-color="true"/>
    </style:style>
    <style:style style:name="P58" style:family="paragraph" style:parent-style-name="Text_20_body">
      <style:paragraph-properties fo:text-align="justify" style:justify-single-word="false"/>
      <style:text-properties style:use-window-font-color="true"/>
    </style:style>
    <style:style style:name="P59" style:family="paragraph" style:parent-style-name="Text_20_body" style:list-style-name="L1">
      <style:paragraph-properties fo:text-align="justify" style:justify-single-word="false"/>
      <style:text-properties style:use-window-font-color="true"/>
    </style:style>
    <style:style style:name="P60" style:family="paragraph" style:parent-style-name="Text_20_body" style:list-style-name="диалог">
      <style:paragraph-properties fo:text-align="justify" style:justify-single-word="false"/>
      <style:text-properties style:use-window-font-color="true"/>
    </style:style>
    <style:style style:name="P61" style:family="paragraph" style:parent-style-name="Text_20_body" style:list-style-name="L3">
      <style:paragraph-properties fo:text-align="justify" style:justify-single-word="false"/>
      <style:text-properties style:use-window-font-color="true"/>
    </style:style>
    <style:style style:name="P62" style:family="paragraph" style:parent-style-name="Text_20_body" style:list-style-name="L4">
      <style:paragraph-properties fo:text-align="justify" style:justify-single-word="false"/>
      <style:text-properties style:use-window-font-color="true"/>
    </style:style>
    <style:style style:name="P63" style:family="paragraph" style:parent-style-name="Text_20_body" style:list-style-name="L5">
      <style:paragraph-properties fo:text-align="justify" style:justify-single-word="false"/>
      <style:text-properties style:use-window-font-color="true"/>
    </style:style>
    <style:style style:name="P64" style:family="paragraph" style:parent-style-name="Text_20_body" style:list-style-name="L6">
      <style:paragraph-properties fo:text-align="justify" style:justify-single-word="false"/>
      <style:text-properties style:use-window-font-color="true"/>
    </style:style>
    <style:style style:name="P65" style:family="paragraph" style:parent-style-name="Text_20_body" style:list-style-name="L7">
      <style:paragraph-properties fo:text-align="justify" style:justify-single-word="false"/>
      <style:text-properties style:use-window-font-color="true"/>
    </style:style>
    <style:style style:name="P66" style:family="paragraph" style:parent-style-name="Text_20_body" style:list-style-name="диалог">
      <style:text-properties style:use-window-font-color="true"/>
    </style:style>
    <style:style style:name="P67" style:family="paragraph" style:parent-style-name="Text_20_body" style:list-style-name="L8">
      <style:text-properties style:use-window-font-color="true"/>
    </style:style>
    <style:style style:name="P68" style:family="paragraph" style:parent-style-name="Text_20_body" style:list-style-name="L9">
      <style:text-properties style:use-window-font-color="true"/>
    </style:style>
    <style:style style:name="P69" style:family="paragraph" style:parent-style-name="Text_20_body" style:list-style-name="L10">
      <style:text-properties style:use-window-font-color="true"/>
    </style:style>
    <style:style style:name="P70" style:family="paragraph" style:parent-style-name="Text_20_body">
      <style:text-properties style:use-window-font-color="true" fo:language="ru" fo:country="RU"/>
    </style:style>
    <style:style style:name="P71" style:family="paragraph" style:parent-style-name="Text_20_body" style:list-style-name="L16">
      <style:text-properties style:use-window-font-color="true" fo:language="ru" fo:country="RU"/>
    </style:style>
    <style:style style:name="P72" style:family="paragraph" style:parent-style-name="Text_20_body" style:list-style-name="диалог">
      <style:text-properties style:use-window-font-color="true" fo:language="ru" fo:country="RU"/>
    </style:style>
    <style:style style:name="P73" style:family="paragraph" style:parent-style-name="Text_20_body">
      <style:text-properties style:use-window-font-color="true" fo:language="ru" fo:country="RU" style:text-underline-style="none"/>
    </style:style>
    <style:style style:name="P74" style:family="paragraph" style:parent-style-name="Text_20_body" style:list-style-name="L16">
      <style:text-properties style:use-window-font-color="true"/>
    </style:style>
    <style:style style:name="P75" style:family="paragraph" style:parent-style-name="Text_20_body">
      <style:text-properties style:use-window-font-color="true" style:text-underline-style="none"/>
    </style:style>
    <style:style style:name="P76" style:family="paragraph" style:parent-style-name="Text_20_body" style:list-style-name="диалог">
      <style:text-properties style:use-window-font-color="true" style:text-underline-style="none"/>
    </style:style>
    <style:style style:name="P77" style:family="paragraph" style:parent-style-name="Text_20_body" style:list-style-name="L18">
      <style:text-properties style:use-window-font-color="true" style:text-underline-style="none"/>
    </style:style>
    <style:style style:name="P78" style:family="paragraph" style:parent-style-name="Text_20_body">
      <style:text-properties style:use-window-font-color="true" style:text-underline-style="solid" style:text-underline-width="auto" style:text-underline-color="font-color"/>
    </style:style>
    <style:style style:name="P79" style:family="paragraph" style:parent-style-name="Text_20_body" style:list-style-name="диалог">
      <style:text-properties style:use-window-font-color="true" style:text-underline-style="solid" style:text-underline-width="auto" style:text-underline-color="font-color"/>
    </style:style>
    <style:style style:name="P80" style:family="paragraph" style:parent-style-name="Text_20_body" style:list-style-name="L18">
      <style:text-properties style:use-window-font-color="true"/>
    </style:style>
    <style:style style:name="P81" style:family="paragraph" style:parent-style-name="Text_20_body" style:list-style-name="L19">
      <style:text-properties style:use-window-font-color="true"/>
    </style:style>
    <style:style style:name="P82" style:family="paragraph" style:parent-style-name="Text_20_body">
      <style:text-properties style:use-window-font-color="true" fo:font-weight="normal" style:font-weight-asian="normal" style:font-weight-complex="normal"/>
    </style:style>
    <style:style style:name="P83" style:family="paragraph" style:parent-style-name="Text_20_body" style:list-style-name="диалог">
      <style:text-properties style:use-window-font-color="true" fo:font-weight="normal" style:font-weight-asian="normal" style:font-weight-complex="normal"/>
    </style:style>
    <style:style style:name="P84" style:family="paragraph" style:parent-style-name="Text_20_body">
      <style:paragraph-properties fo:text-align="justify" style:justify-single-word="false"/>
      <style:text-properties style:use-window-font-color="true" fo:background-color="#ffffff"/>
    </style:style>
    <style:style style:name="P85" style:family="paragraph" style:parent-style-name="Text_20_body">
      <style:text-properties style:use-window-font-color="true" fo:font-weight="bold" style:font-weight-asian="bold" style:font-weight-complex="bold"/>
    </style:style>
    <style:style style:name="P86" style:family="paragraph" style:parent-style-name="Text_20_body">
      <style:paragraph-properties fo:text-align="justify" style:justify-single-word="false"/>
      <style:text-properties style:use-window-font-color="true" fo:font-weight="bold" style:font-weight-asian="bold" style:font-weight-complex="bold"/>
    </style:style>
    <style:style style:name="P87" style:family="paragraph" style:parent-style-name="Text_20_body">
      <style:text-properties style:use-window-font-color="true" fo:font-style="normal" style:font-style-asian="normal" style:font-style-complex="normal"/>
    </style:style>
    <style:style style:name="P88" style:family="paragraph" style:parent-style-name="Text_20_body">
      <style:text-properties style:use-window-font-color="true" fo:language="uk" fo:country="UA"/>
    </style:style>
    <style:style style:name="P89" style:family="paragraph" style:parent-style-name="Text_20_body">
      <style:text-properties style:use-window-font-color="true" fo:language="uk" fo:country="UA" fo:font-style="normal" style:font-style-asian="normal" style:font-style-complex="normal"/>
    </style:style>
    <style:style style:name="P90" style:family="paragraph" style:parent-style-name="Text_20_body">
      <style:text-properties style:use-window-font-color="true" fo:font-style="italic" fo:font-weight="bold" style:font-style-asian="italic" style:font-weight-asian="bold" style:font-style-complex="italic" style:font-weight-complex="bold"/>
    </style:style>
    <style:style style:name="P91" style:family="paragraph" style:parent-style-name="Text_20_body">
      <style:paragraph-properties fo:text-align="justify" style:justify-single-word="false"/>
    </style:style>
    <style:style style:name="P92" style:family="paragraph" style:parent-style-name="Text_20_body" style:list-style-name="L3">
      <style:paragraph-properties fo:text-align="justify" style:justify-single-word="false"/>
    </style:style>
    <style:style style:name="P93" style:family="paragraph" style:parent-style-name="Text_20_body" style:list-style-name="диалог">
      <style:paragraph-properties fo:text-align="justify" style:justify-single-word="false"/>
    </style:style>
    <style:style style:name="P94" style:family="paragraph" style:parent-style-name="Text_20_body">
      <style:text-properties fo:language="ru" fo:country="RU"/>
    </style:style>
    <style:style style:name="P95" style:family="paragraph" style:parent-style-name="Text_20_body">
      <style:text-properties fo:language="ru" fo:country="RU" fo:font-style="normal" style:font-style-asian="normal" style:font-style-complex="normal"/>
    </style:style>
    <style:style style:name="P96" style:family="paragraph" style:parent-style-name="Text_20_body" style:list-style-name="диалог">
      <style:text-properties fo:language="ru" fo:country="RU" fo:font-style="normal" style:font-style-asian="normal" style:font-style-complex="normal"/>
    </style:style>
    <style:style style:name="P97" style:family="paragraph" style:parent-style-name="Text_20_body" style:list-style-name="L13">
      <style:text-properties fo:language="ru" fo:country="RU"/>
    </style:style>
    <style:style style:name="P98" style:family="paragraph" style:parent-style-name="Text_20_body">
      <style:text-properties fo:language="ru" fo:country="RU" fo:font-weight="normal" style:font-weight-asian="normal" style:font-weight-complex="normal"/>
    </style:style>
    <style:style style:name="P99" style:family="paragraph" style:parent-style-name="Text_20_body" style:list-style-name="L14">
      <style:text-properties fo:language="ru" fo:country="RU" fo:font-weight="normal" style:font-weight-asian="normal" style:font-weight-complex="normal"/>
    </style:style>
    <style:style style:name="P100" style:family="paragraph" style:parent-style-name="Text_20_body" style:list-style-name="L15">
      <style:text-properties fo:language="ru" fo:country="RU" fo:font-weight="normal" style:font-weight-asian="normal" style:font-weight-complex="normal"/>
    </style:style>
    <style:style style:name="P101" style:family="paragraph" style:parent-style-name="Text_20_body">
      <style:text-properties fo:language="ru" fo:country="RU" fo:font-weight="bold" style:font-weight-asian="bold" style:font-weight-complex="bold"/>
    </style:style>
    <style:style style:name="P102" style:family="paragraph" style:parent-style-name="Text_20_body">
      <style:text-properties fo:font-weight="bold" style:font-weight-asian="bold" style:font-weight-complex="bold"/>
    </style:style>
    <style:style style:name="P103" style:family="paragraph" style:parent-style-name="Text_20_body" style:list-style-name="List_20_2">
      <style:text-properties fo:font-weight="bold" style:font-weight-asian="bold" style:font-weight-complex="bold"/>
    </style:style>
    <style:style style:name="P104" style:family="paragraph" style:parent-style-name="Text_20_body">
      <style:text-properties fo:font-weight="normal" style:font-weight-asian="normal" style:font-weight-complex="normal"/>
    </style:style>
    <style:style style:name="P105" style:family="paragraph" style:parent-style-name="Text_20_body" style:list-style-name="List_20_2">
      <style:text-properties fo:font-weight="normal" style:font-weight-asian="normal" style:font-weight-complex="normal"/>
    </style:style>
    <style:style style:name="P106" style:family="paragraph" style:parent-style-name="Text_20_body" style:list-style-name="List_20_3">
      <style:text-properties fo:font-weight="normal" style:font-weight-asian="normal" style:font-weight-complex="normal"/>
    </style:style>
    <style:style style:name="P107" style:family="paragraph" style:parent-style-name="Text_20_body" style:list-style-name="L12"/>
    <style:style style:name="P108" style:family="paragraph" style:parent-style-name="Text_20_body" style:list-style-name="L15"/>
    <style:style style:name="P10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10" style:family="paragraph" style:parent-style-name="Text_20_body">
      <style:text-properties fo:font-size="18pt" style:font-size-asian="18pt" style:font-size-complex="18pt"/>
    </style:style>
    <style:style style:name="P111" style:family="paragraph" style:parent-style-name="Text_20_body" style:list-style-name="диалог">
      <style:paragraph-properties fo:margin-left="0cm" fo:margin-right="0cm" fo:text-indent="0cm" style:auto-text-indent="false"/>
      <style:text-properties style:use-window-font-color="true"/>
    </style:style>
    <style:style style:name="P112" style:family="paragraph" style:parent-style-name="Text_20_body">
      <style:paragraph-properties fo:margin-left="0cm" fo:margin-right="0cm" fo:text-indent="0cm" style:auto-text-indent="false"/>
      <style:text-properties style:text-underline-style="none"/>
    </style:style>
    <style:style style:name="P113"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114"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15"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1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1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1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19" style:family="paragraph" style:parent-style-name="Text_20_body" style:master-page-name="Index">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20" style:family="paragraph" style:parent-style-name="Text_20_body">
      <style:paragraph-properties fo:break-before="page"/>
      <style:text-properties fo:font-size="18pt" style:font-size-asian="18pt" style:font-size-complex="18pt"/>
    </style:style>
    <style:style style:name="P121" style:family="paragraph" style:parent-style-name="Text_20_body">
      <style:paragraph-properties fo:break-before="page"/>
      <style:text-properties fo:language="ru" fo:country="RU" fo:font-weight="normal" style:font-weight-asian="normal" style:font-weight-complex="normal"/>
    </style:style>
    <style:style style:name="P12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123" style:family="paragraph" style:parent-style-name="Text_20_body" style:master-page-name="">
      <style:paragraph-properties style:page-number="auto"/>
      <style:text-properties style:use-window-font-color="true"/>
    </style:style>
    <style:style style:name="P124"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125"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126"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12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128" style:family="paragraph" style:parent-style-name="Text_20_body">
      <style:paragraph-properties style:shadow="none"/>
      <style:text-properties style:use-window-font-color="tru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bold" style:font-weight-asian="bold"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normal" style:font-style-asian="italic" style:font-weight-asian="normal" style:font-style-complex="italic" style:font-weight-complex="normal"/>
    </style:style>
    <style:style style:name="T33" style:family="text">
      <style:text-properties fo:language="en" fo:country="US" fo:font-style="normal" fo:font-weight="normal" style:font-style-asian="normal" style:font-weight-asian="normal" style:font-style-complex="normal" style:font-weight-complex="normal"/>
    </style:style>
    <style:style style:name="T34" style:family="text">
      <style:text-properties fo:language="en" fo:country="US" fo:font-weight="normal" style:font-weight-asian="normal" style:font-weight-complex="normal"/>
    </style:style>
    <style:style style:name="T35"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6"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7"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38" style:family="text">
      <style:text-properties fo:color="#ff3333"/>
    </style:style>
    <style:style style:name="T39" style:family="text">
      <style:text-properties fo:color="#ff3333" fo:background-color="#ffffff"/>
    </style:style>
    <style:style style:name="T40" style:family="text">
      <style:text-properties fo:color="#ff3333" fo:font-style="italic" fo:background-color="#ffffff" style:font-style-asian="italic" style:font-style-complex="italic"/>
    </style:style>
    <style:style style:name="T41" style:family="text">
      <style:text-properties fo:color="#ff3333" fo:language="ru" fo:country="RU" fo:background-color="#ffffff"/>
    </style:style>
    <style:style style:name="T42" style:family="text">
      <style:text-properties fo:color="#ff3333" style:text-line-through-style="none"/>
    </style:style>
    <style:style style:name="T43" style:family="text">
      <style:text-properties fo:color="#ff3333" fo:font-style="normal" style:font-style-asian="normal" style:font-style-complex="normal"/>
    </style:style>
    <style:style style:name="T44" style:family="text">
      <style:text-properties fo:language="uk" fo:country="UA"/>
    </style:style>
    <style:style style:name="T45" style:family="text">
      <style:text-properties fo:language="uk" fo:country="UA" fo:font-style="normal" style:font-style-asian="normal" style:font-style-complex="normal"/>
    </style:style>
    <style:style style:name="T46" style:family="text">
      <style:text-properties fo:background-color="#ffffff"/>
    </style:style>
    <style:style style:name="T47" style:family="text">
      <style:text-properties style:font-name="Verdana1" fo:language="ru" fo:country="RU"/>
    </style:style>
    <style:style style:name="T48" style:family="text">
      <style:text-properties style:font-name="Verdana6" style:font-name-asian="Verdana6" style:font-name-complex="Verdan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Default_20_Paragraph_20_Font"><text:span text:style-name="T21">Янина Каминская</text:span></text:span></text:p>
      <text:p text:style-name="P25"><text:span text:style-name="Default_20_Paragraph_20_Font"><text:span text:style-name="T21"/></text:span></text:p>
      <text:p text:style-name="P25"><text:span text:style-name="Default_20_Paragraph_20_Font"><text:span text:style-name="T21"/></text:span></text:p>
      <text:p text:style-name="P25"><text:span text:style-name="Default_20_Paragraph_20_Font"><text:span text:style-name="T21"/></text:span></text:p>
      <text:p text:style-name="P25"><text:span text:style-name="Default_20_Paragraph_20_Font"><text:span text:style-name="T21"/></text:span></text:p>
      <text:p text:style-name="P25"><text:span text:style-name="Default_20_Paragraph_20_Font"><text:span text:style-name="T21"/></text:span></text:p>
      <text:p text:style-name="P25"><text:span text:style-name="Default_20_Paragraph_20_Font"><text:span text:style-name="T21"/></text:span></text:p>
      <text:p text:style-name="P25"><text:span text:style-name="Default_20_Paragraph_20_Font"><text:span text:style-name="T22"><text:s/></text:span></text:span></text:p>
      <text:p text:style-name="Caption">Реквием по любви</text:p>
      <text:p text:style-name="P38">или</text:p>
      <text:p text:style-name="P38">мемуары о манипуляторе</text:p>
      <text:h text:style-name="P17" text:outline-level="1"><text:bookmark-start text:name="__RefHeading__11094_1227693625"/><text:s/>Пролог <text:bookmark-end text:name="__RefHeading__11094_1227693625"/></text:h>
      <text:p text:style-name="P35">Опыт – дитя мысли, а мысль – дитя действия. Мы не можем изучать людей по книгам.</text:p>
      <text:p text:style-name="P31"><text:bookmark-start text:name="Vviedieniie"/>Б<text:bookmark-end text:name="Vviedieniie"/>енджамин Дизраэли</text:p>
      <text:p text:style-name="P45">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Text_20_body"><text:span text:style-name="T38">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каждый день </text:span><text:soft-page-break/><text:span text:style-name="T38">с любимым делал меня несчастной и оставлял какой- то необъяснимый осадок. Мне было сложно говорить</text:span></text:p>
      <text:p text:style-name="Text_20_body"><text:span text:style-name="T38">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span></text:p>
      <text:p text:style-name="Text_20_body">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Text_20_body">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Text_20_body">Вы сейчас, наверное, подумали, мол:</text:p>
      <text:list xml:id="list7913669544577245760" text:style-name="диалог">
        <text:list-item>
          <text:p text:style-name="P43">Не любит она мужиков! Злая она! Такая злая, что вот аж целую книгу сочинила! Мужененавистница! Феминистка!</text:p>
        </text:list-item>
      </text:list>
      <text:p text:style-name="Text_20_body">О нет! Я люблю мужчин!</text:p>
      <text:p text:style-name="Text_20_body"><text:span text:style-name="T38">Есть вот, например «мужик хороший» и «мужик плохой». Они обитают в парах с «хорошими бабами» </text:span><text:soft-page-break/><text:span text:style-name="T38">и «плохими»... А есть манипулятор, отдельный вид — зверь-паразит. Как вы понимаете, речь пойдет о них.</text:span></text:p>
      <text:p text:style-name="Text_20_body"><text:span text:style-name="T38">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span></text:p>
      <text:p text:style-name="P45"><text:span text:style-name="T20">Согласны ли вы со следующими утверждениями?</text:span></text:p>
      <text:list xml:id="list5229215235924526937" text:style-name="L1">
        <text:list-item>
          <text:p text:style-name="P59">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59">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59">Вам говорят, что вы совершаете ошибки, вы всегда виноваты, но не понимаете, в чем ваша вина;</text:p>
        </text:list-item>
        <text:list-item>
          <text:p text:style-name="P59"><text:soft-page-break/>Вам кажется, что вы в одиночку несете всю или большую часть ответственности за совершаемые действия вашей пары;</text:p>
        </text:list-item>
        <text:list-item>
          <text:p text:style-name="P59">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text:p>
        </text:list-item>
        <text:list-item>
          <text:p text:style-name="P59">понимаете, как и в какой момент это произошло;</text:p>
        </text:list-item>
        <text:list-item>
          <text:p text:style-name="P59">Ваши чувства и настроение зависят от вашего партнера. Вы часто готовы промолчать, чтобы угодить ему;</text:p>
        </text:list-item>
        <text:list-item>
          <text:p text:style-name="P59">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59">Вам кажется, что ваш партнер не заинтересован вами, а мысли о том, что вас могут бросить приводят вас в ужас.</text:p>
        </text:list-item>
      </text:list>
      <text:p text:style-name="P58">Если вы согласны хотя бы с несколькими из этих утверждений, мне жаль — вы попали в клуб жертв психологического манипулирования.</text:p>
      <text:p text:style-name="P18"><text:soft-page-break/>• • •</text:p>
      <text:p text:style-name="P5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5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5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5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text:soft-page-break/>в каком вы сейчас отчаянном состоянии, но — я вас понимаю.</text:p>
      <text:p text:style-name="P5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5430401" text:continue-list="list7913669544577245760" text:style-name="диалог">
        <text:list-item>
          <text:p text:style-name="P60">Ты переживаешь напрасно!</text:p>
        </text:list-item>
      </text:list>
      <text:p text:style-name="P58">Или:</text:p>
      <text:list xml:id="list35426379" text:continue-numbering="true" text:style-name="диалог">
        <text:list-item>
          <text:p text:style-name="P60">Тебе нужно просто успокоиться!</text:p>
        </text:list-item>
      </text:list>
      <text:p text:style-name="P58">А если ваши отношения уже закончились, то вы, скорее всего, в отчаянии, но слышите:</text:p>
      <text:list xml:id="list35430186" text:continue-numbering="true" text:style-name="диалог">
        <text:list-item>
          <text:p text:style-name="P60">Тебе нужно просто отпустить и забыть.</text:p>
        </text:list-item>
      </text:list>
      <text:p text:style-name="P58">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5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text:soft-page-break/>дит. К тому же, я пришла к выводу, что, описав все «на бумаге», можно смело облегчить свою голову от воспоминаний. Не забыть, а облегчить.</text:p>
      <text:p text:style-name="P91"><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18"><text:span text:style-name="T48">• • •</text:span></text:p>
      <text:p text:style-name="P45">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22" text:note-class="footnote"><text:note-citation text:label="*">*</text:note-citation><text:note-body><text:p text:style-name="Footnote"><text:span text:style-name="T8">Дезинтеграция</text:span> (<text:span text:style-name="T1">от лат. </text:span><text:span text:style-name="T31">de —</text:span><text:span text:style-name="T14"> отсутствие, от фр. </text:span><text:span text:style-name="T31">socialistion —</text:span><text:span text:style-name="T14"> социализация</text:span>) — утрата индивидом социального опыта, отражающаяся на его возможности самореализации в социальной среде.</text:p></text:note-body></text:note>.</text:p>
      <text:p text:style-name="P45"><text:soft-page-break/>В<text:span text:style-name="T46">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4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84">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49">Психопат, это несколько другое понятие. Это психически здоровый человек, который начисто лишен стыда и совести. Вся соль заключается в том, что вы<text:soft-page-break/>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49">По сути, разница в поведении психа и психопата лежит в понятии эмпатия.</text:p>
      <text:p text:style-name="P91"><text:span text:style-name="T39">Эмпатия (</text:span><text:span text:style-name="T40">от </text:span><text:a xlink:type="simple" xlink:href="https://ru.wikipedia.org/wiki/Греческий_язык" text:style-name="Internet_20_link" text:visited-style-name="Visited_20_Internet_20_Link"><text:span text:style-name="T35">греч.</text:span></text:a><text:span text:style-name="T36"> </text:span><text:span text:style-name="T35">empatheia</text:span><text:span text:style-name="T37"> </text:span><text:span text:style-name="T40">— страсть, сопереживание, чувство</text:span><text:span text:style-name="T39">) – </text:span><text:span text:style-name="T41">это способность осознанно переживать эмоции по отношению к эмоциональному состоянию другого человека. Э</text:span><text:span text:style-name="T39">то, так сказать, социальный механизм, который помогает сопереживать любому эмоциональному состоянию другого.</text:span></text:p>
      <text:p text:style-name="P49">Существует несколько видов эмпатии:</text:p>
      <text:list xml:id="list6962329771669047202" text:style-name="L2">
        <text:list-item>
          <text:p text:style-name="P50">эмоциональная эмпатия— основана на механизмах проекции и подражания реакциям другого человека;</text:p>
        </text:list-item>
        <text:list-item>
          <text:p text:style-name="P50">когнитивная эмпатия — сравнение, аналогия;</text:p>
        </text:list-item>
        <text:list-item>
          <text:p text:style-name="P50">предикативная эмпатия — способность предсказывать реакции другого человека.</text:p>
        </text:list-item>
      </text:list>
      <text:p text:style-name="P49">Прародитель понятия «психоанализ» Зигмунд Фрейд в 1905 году одним из первых дал определение термину «эмпатия»:</text:p>
      <text:p text:style-name="P49"><text:soft-page-break/></text:p>
      <text:p text:style-name="P7">«Мы учитываем психическое состояние пациента, ставим себя в это состояние и стараемся понять его, сравнивая со своим собственным.»</text:p>
      <text:p text:style-name="P7"/>
      <text:p text:style-name="P49">С точки зрения психологии способность к эмпатии считается нормой.</text:p>
      <text:p text:style-name="P4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49">Для того, чтобы в полной мере понять различие между психом и психопатом, я приведу пару чисто гипотетических примеров:</text:p>
      <text:p text:style-name="P49">Псих: Я совершил этот поступок, потому, что Дарт Вейдер так сказал мне!</text:p>
      <text:p text:style-name="P49">Психопат: Я совершил этот поступок, потому что мне нужны были деньги! Что мне было еще делать?!</text:p>
      <text:p text:style-name="P49"><text:soft-page-break/>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4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18"><text:span text:style-name="T48">• • •</text:span></text:p>
      <text:p text:style-name="P5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91"><text:soft-page-break/><text:span text:style-name="T29">Итак, расстройство</text:span><text:span text:style-name="_31__20_Text"><text:span text:style-name="T29"> личности</text:span></text:span><text:span text:style-name="T29"> </text:span><text:span text:style-name="T20">—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5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2597634453324340308" text:style-name="L3">
        <text:list-item>
          <text:p text:style-name="P61">Равнодушие. Пассивное отношение к чувствам других. Отсутствие сострадания. Неумение и неспособность оказывать поддержку.</text:p>
        </text:list-item>
        <text:list-item>
          <text:p text:style-name="P6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61">Отсутствие чувства вины и сожаления. Неспособность анализировать полученный опыт. Отрицание наказания. Отсутствие стыда.</text:p>
        </text:list-item>
        <text:list-item>
          <text:p text:style-name="P61"><text:soft-page-break/>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61">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61">Неспособность выдерживать критику. Завышение собственных способностей и значимости. Самолюбие. Нарциссизм.</text:p>
        </text:list-item>
        <text:list-item>
          <text:p text:style-name="P61">Лень. Безынициативность. Однообразность. Отсутствие стремления из-за страха собственной неудачи.</text:p>
        </text:list-item>
        <text:list-item>
          <text:p text:style-name="P61">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92"><text:span text:style-name="Default_20_Paragraph_20_Font"><text:span text:style-name="T24"/></text:span></text:p>
        </text:list-item>
      </text:list>
      <text:p text:style-name="P14">«Большинство из них не выделяется из толпы, и легко скрываются за маской здра<text:soft-page-break/>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1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1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text:soft-page-break/>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1">Американский психиатр-криминолог Харви Клекли, «Маска нормальности»</text:p>
      <text:p text:style-name="Text_20_body"><text:span text:style-name="Default_20_Paragraph_20_Font"><text:span text:style-name="T24"/></text:span></text:p>
      <text:p text:style-name="Subtitle"><text:span text:style-name="Default_20_Paragraph_20_Font"><text:span text:style-name="T24">• • •</text:span></text:span></text:p>
      <text:p text:style-name="P5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58">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text:soft-page-break/>новений его поведения с описанием расстройств личности.</text:p>
      <text:p text:style-name="P5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58">Это моя история.</text:p>
      <text:p text:style-name="P5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18"><text:soft-page-break/>• • •</text:p>
      <text:p text:style-name="P58">Для начала я попробую описать себя.</text:p>
      <text:p text:style-name="P5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58">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58">Потом я поняла, что все люди хотят быть счастливыми, но, в большинстве своем, делятся на два типа: <text:soft-page-break/>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58">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58">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58">Не скажу, что была оторвой, но мы хулиганили, как и все дети. По-доброму так. Зачастую с мальчишками и всегда — какие-то активные занятия: кто <text:soft-page-break/>больше раз переплывет речку, казаки—разбойники и т. д.</text:p>
      <text:p text:style-name="P58">Очень часто дралась. Всегда защищаясь или защищая. При этом я выбирала себе равных соперников, и слабаков среди них не было.</text:p>
      <text:p text:style-name="P5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5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58">Очень привязываюсь к людям, потом остро переживаю их нехватку или предательство.</text:p>
      <text:p text:style-name="P58"><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58">Верю в людей. Раньше это еще было доверие людям, но я и это переросла.</text:p>
      <text:p text:style-name="P5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5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58">А еще раньше я была очень веселой, уверенной в себе, практически бесстрашной и волевой. Теперь наверстываю...</text:p>
      <text:p text:style-name="P58"><text:soft-page-break/>Коротко, но далеко не все.</text:p>
      <text:p text:style-name="P18">• • •</text:p>
      <text:p text:style-name="P58">А теперь давайте разберем «портрет» жертвы.</text:p>
      <text:p text:style-name="P58">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5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18"><text:soft-page-break/>• • •</text:p>
      <text:p text:style-name="P58">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58">Приведу пример психопатии из истории, дабы у скептиков было меньше комментариев вроде:</text:p>
      <text:list xml:id="list35424077" text:continue-list="list35430186" text:style-name="диалог">
        <text:list-item>
          <text:p text:style-name="P60">Еще одна сопливая история сопливой девочки, которая сама все испортила и сама во всем виновата. Кто ей лекарь?!</text:p>
        </text:list-item>
      </text:list>
      <text:p text:style-name="P58">Вот отрывок из книги о лагерях смерти А. Чернявской «Психология господства и подчинения: Хрестоматия»:</text:p>
      <text:p text:style-name="P58"/>
      <text:p text:style-name="P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text:soft-page-break/>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10"><text:span text:style-name="Default_20_Paragraph_20_Font"><text:span text:style-name="T24"/></text:span></text:p>
      <text:p text:style-name="P91"><text:span text:style-name="T20">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ботанным </text:span><text:span text:style-name="_30__20_Text"><text:span text:style-name="T25">методом</text:span></text:span><text:span text:style-name="T20">, с единственной целью — получить абсолютное повиновение.</text:span></text:p>
      <text:p text:style-name="P5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45">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45"><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5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58"/>
      <text:p text:style-name="P1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1">Х. Арендт, «Банальность зла: Эйхман в Иерусалиме»</text:p>
      <text:p text:style-name="P41"/>
      <text:p text:style-name="P45"><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45">К слову, сидя в суде и слушая обвинительный приговор за преступления против человечества, Эйхман улыбался.</text:p>
      <text:p text:style-name="P5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5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18">• • •</text:p>
      <text:p text:style-name="P58">В 1966 году ученые Джонатан Фридман и Скотт Фрейзер доказали на практике, что влияние на человека, дабы получить от него желаемое, это не всегда <text:soft-page-break/>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5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58">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58">Эти два феномена похожи лишь тем, что в обоих случаях идет пошаговое давление от малого и неза<text:soft-page-break/>метного, до насильственного и причиняющего ущерб.</text:p>
      <text:p text:style-name="P58">Я приведу пример.</text:p>
      <text:p text:style-name="P5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91"><text:span text:style-name="T20">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58">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2418970319130086070" text:style-name="L4">
        <text:list-item>
          <text:p text:style-name="P62"><text:soft-page-break/>когнитивный консонанс — согласованность знаний и поведения;</text:p>
        </text:list-item>
        <text:list-item>
          <text:p text:style-name="P62">когнитивный диссонанс — противоречивость знаний и поведения.</text:p>
        </text:list-item>
      </text:list>
      <text:p text:style-name="P5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5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58">Итак, подошло время заканчивать это затянувшееся вступление и переходить к делу. Поехали.</text:p>
      <text:p text:style-name="P58">Говным гавно жили были...</text:p>
      <text:p text:style-name="P5"/>
      <text:p text:style-name="P3"/>
      <text:p text:style-name="P3"/>
      <text:p text:style-name="P3"/>
      <text:p text:style-name="Заголовок_20_часть">Часть 1.<text:line-break/>Фирменные отношения</text:p>
      <text:p text:style-name="P4"/>
      <text:h text:style-name="P16" text:outline-level="1"><text:s/><text:bookmark-start text:name="Glava_1__Eto_ieshchie_nie_koniets"/>Глава 1. <text:line-break/>Это еще не конец</text:h>
      <text:p text:style-name="P5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5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58"><text:soft-page-break/>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5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58">Именно — взгляда. Я уже не помню, перекинулись ли мы парой фраз, или разговаривали. В голове остались только представления, о которых я бы не <text:soft-page-break/>хотела говорить «в слух», так как потом было слишком много иллюзий, и, боюсь, это была первая.</text:p>
      <text:p text:style-name="P5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5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58">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58">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text:soft-page-break/>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5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58">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5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58">Оно здесь, со мной, внутри меня, никуда не уходит и дарит спокойствие. Это было волшебно.</text:p>
      <text:p text:style-name="P58">Так я влюбилась.</text:p>
      <text:h text:style-name="P16"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5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58">К этому возрасту все становятся личностями, и я была одной из них — личность. Тяжелая. Убежденная своими правилами, кодексами, хотя тогда в моем <text:soft-page-break/>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58">Так я и жила. Веселилась никому не в ущерб. И была счастлива.</text:p>
      <text:list xml:id="list35435759" text:continue-list="list35424077" text:style-name="диалог">
        <text:list-item>
          <text:p text:style-name="P60">У меня депресс!!!! Помоги! — пишу однажды мартовским днем другу, тому самому — общему.</text:p>
        </text:list-item>
        <text:list-item>
          <text:p text:style-name="P60">Да. Я тут. Излагай. Жалуйся.</text:p>
        </text:list-item>
        <text:list-item>
          <text:p text:style-name="P60">Не жалей — подбодри, ты умеешь.</text:p>
        </text:list-item>
        <text:list-item>
          <text:p text:style-name="P60">Хорошо сделаю. Только в каком, собственно, воп­росе?</text:p>
        </text:list-item>
        <text:list-item>
          <text:p text:style-name="P60">Весна. Я выходная. Сижу дома. Одна и ничего не делаю...</text:p>
        </text:list-item>
        <text:list-item>
          <text:p text:style-name="P60">А не хочешь N. вызвонить? Он парень шабутной и весёлый...</text:p>
        </text:list-item>
        <text:list-item>
          <text:p text:style-name="P60">Хочу...</text:p>
        </text:list-item>
        <text:list-item>
          <text:p text:style-name="P60">Ну я его таки набрал и дозвонился. Он с удовольствием с тобой затусить рад бы. Набери его. Договоритесь...</text:p>
        </text:list-item>
      </text:list>
      <text:p text:style-name="P58"><text:soft-page-break/>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5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5409290" text:continue-numbering="true" text:style-name="диалог">
        <text:list-item>
          <text:p text:style-name="P60">Будешь много думать — сойдешь с ума...</text:p>
        </text:list-item>
      </text:list>
      <text:p text:style-name="P58">Но я постоянно думала. И — сходила с ума. Блин, как она была права!</text:p>
      <text:p text:style-name="P58">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58">Не могу сказать, что я этого хотела. Нет. Просто оно как-то само лезло в голову и начиналась погоня за ответами. Я просто не могла не думать и думала. <text:soft-page-break/>И да — чаще всего я находила ответы и наступало удовлетворение.</text:p>
      <text:p text:style-name="P5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5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58">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5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58"><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5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18">• • •</text:p>
      <text:p text:style-name="P5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5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58"><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5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5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58">Если же он попал в незнакомое ему окружение, например в ваше, то тут используется весьма прият<text:soft-page-break/>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5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5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5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text:soft-page-break/>тоже близки. Вы не можете наговориться, и с нетерпением ждете новой встречи. Вы уже на крючке.</text:p>
      <text:p text:style-name="P5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5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45">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5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text:soft-page-break/>но тяжесть психологических травм, нанесенных жертве, одинакова.</text:p>
      <text:p text:style-name="P58">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5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5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58"><text:soft-page-break/>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5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5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18">• • •</text:p>
      <text:p text:style-name="P5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5415309" text:continue-numbering="true" text:style-name="диалог">
        <text:list-item>
          <text:p text:style-name="P60">А почему бы тебе с ним не попробовать? Хороший парень...</text:p>
        </text:list-item>
      </text:list>
      <text:p text:style-name="P5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5416458" text:continue-numbering="true" text:style-name="диалог">
        <text:list-item>
          <text:p text:style-name="P60">Любви не существует — повторяла я, — есть отношения, которые всегда заканчиваются.</text:p>
        </text:list-item>
      </text:list>
      <text:p text:style-name="P5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8">• • •</text:p>
      <text:p text:style-name="P58">К тому же, у него была девушка. Он мне часто рассказывал о ней, как они познакомились, какая она. Он восхищался ею, и я про себя отмечала, что <text:soft-page-break/>ей очень повезло. Но постепенно разговоры о ней прекратились, потом он начал намекать, что отношения с ней пошли под откос.</text:p>
      <text:p text:style-name="P5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5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58">Они пришли под вечер. Я отметила, что она очень красивая и ухоженная. Я заметила между 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58"><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5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91"><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58">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58">Через месяц-два где-то, мы снова встретились. На мой вопрос, как там его девушка, он мне сказал, что «ее больше нет». Я испугалась, потому, что сказано <text:soft-page-break/>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18">• • •</text:p>
      <text:p text:style-name="P5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5417658" text:continue-numbering="true" text:style-name="диалог">
        <text:list-item>
          <text:p text:style-name="P60">Если я приеду, то буду приставать...</text:p>
        </text:list-item>
        <text:list-item>
          <text:p text:style-name="P60">Приезжай. — ответила я.</text:p>
        </text:list-item>
      </text:list>
      <text:p text:style-name="P5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58"><text:soft-page-break/>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91"><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ему ответить что-то вроде: «А, да? Ну тогда не приезжай!»</text:span></text:p>
      <text:p text:style-name="P91"><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5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text:soft-page-break/>говор, как всегда, завязался легко. Как всегда, ни о чем и обо всем. Все как всегда...</text:p>
      <text:p text:style-name="P5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5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58">— Хорошо, что тогда между нами ничего не было...</text:p>
      <text:p text:style-name="P91"><text:span text:style-name="T26">Оказалось, что он сошелся со своей девушкой. П</text:span><text:span text:style-name="_30__20_Text"><text:span text:style-name="T26">редыдущие его отношения на тот момент еще были</text:span></text:span><text:span text:style-name="T26">. Бесповоротно заканчивались, но еще были. И он уехал. На полгода.</text:span></text:p>
      <text:h text:style-name="P16" text:outline-level="1"><text:s/><text:bookmark-start text:name="Glava_3__Ostaniesh_sia_"/>Глава 3. <text:line-break/>Останешься?<text:bookmark-end text:name="Glava_3__Ostaniesh_sia_"/></text:h>
      <text:p text:style-name="P58">Поздним весенним вечером зазвенел телефон. Новое сообщение:</text:p>
      <text:list xml:id="list35426345" text:continue-numbering="true" text:style-name="диалог">
        <text:list-item>
          <text:p text:style-name="P60">Брожу по ночному городу. Думаю о тебе, вспоминаю...</text:p>
        </text:list-item>
        <text:list-item>
          <text:p text:style-name="P60">Привет. — отвечаю я — Как жизнь?</text:p>
        </text:list-item>
        <text:list-item>
          <text:p text:style-name="P60">Мы на маёвку собираемся. Приезжай.</text:p>
        </text:list-item>
        <text:list-item>
          <text:p text:style-name="P60">Время? Место?</text:p>
        </text:list-item>
      </text:list>
      <text:p text:style-name="P5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text:soft-page-break/>вазон с белоснежной красавицей, купленной по пути... Потом он будет вспоминать:</text:p>
      <text:list xml:id="list35432220" text:continue-numbering="true" text:style-name="диалог">
        <text:list-item>
          <text:p text:style-name="P60">Я увидел ее с цветком и сказал себе: «Все, чувак, ты попал. Сопротивляться больше нет смысла...»</text:p>
        </text:list-item>
      </text:list>
      <text:p text:style-name="P58">Как романтично!</text:p>
      <text:p text:style-name="P5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5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5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5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5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5423738" text:continue-numbering="true" text:style-name="диалог">
        <text:list-item>
          <text:p text:style-name="P60">Останешься?</text:p>
        </text:list-item>
        <text:list-item>
          <text:p text:style-name="P60">Останусь. — ответила я.</text:p>
        </text:list-item>
      </text:list>
      <text:p text:style-name="P5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91"><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завоевывал меня и не добивался. Это был вопрос, в котором он </text:span><text:soft-page-break/><text:span text:style-name="T20">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5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5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91"><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58"><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P5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58">И да, оргазма не было.</text:p>
      <text:h text:style-name="P16" text:outline-level="1"><text:s/><text:bookmark-start text:name="Glava_4__Zachiem_platit__bol_shie_"/>Глава 4. <text:line-break/>Зачем платить больше?<text:bookmark-end text:name="Glava_4__Zachiem_platit__bol_shie_"/></text:h>
      <text:p text:style-name="P58">Он жил в пригороде. Снимал однушку за больше, чем половину своей мизерной ставки. <text:span text:style-name="T38">Фрилансил</text:span><text:span text:style-name="T38"><text:note text:id="ftn21" text:note-class="footnote"><text:note-citation text:label="*">*</text:note-citation><text:note-body><text:p text:style-name="Footnote"><text:span text:style-name="T8">Фрилансер</text:span> (от англ. <text:span text:style-name="T30">freelance - </text:span><text:span text:style-name="T13">внештатно</text:span>)— временно нанятый внештатный сотрудник фирмы, выполняющий свою работу удаленно (дистанционно).</text:p></text:note-body></text:note></text:span>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5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91"><text:span text:style-name="T20">Мне его не хватало. Я хотела его больше. Сейчас я не уверена, что он вообще об этом думал. Странно </text:span><text:soft-page-break/><text:span text:style-name="T20">—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35418221" text:continue-numbering="true" text:style-name="диалог">
        <text:list-item>
          <text:p text:style-name="P60">Ничего.</text:p>
        </text:list-item>
        <text:list-item>
          <text:p text:style-name="P60">Как? Что, приходит с пустыми руками?!</text:p>
        </text:list-item>
        <text:list-item>
          <text:p text:style-name="P60">Мам, ну мы же взрослые люди, все все понимают. К чему эта показуха?</text:p>
        </text:list-item>
      </text:list>
      <text:p text:style-name="P58">Ох, как мама была права!</text:p>
      <text:p text:style-name="P5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5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58"><text:soft-page-break/>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5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5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5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оказалась правда...</text:p>
      <text:p text:style-name="P58">Помню, он не готовил на плите — у него была пароварка. Кто не знает, там есть две емкости: откуда вода испаряется и куда стекает. У меня был шок, <text:soft-page-break/>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58">Единственное, что в его доме было чистым, так это компьютерный стол, за которым он фрилансил и шпилил<text:note text:id="ftn20" text:note-class="footnote"><text:note-citation text:label="*">*</text:note-citation><text:note-body><text:p text:style-name="Footnote"><text:span text:style-name="T8">Шпилить</text:span> <text:span text:style-name="T1">(от нем. </text:span><text:span text:style-name="T31">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5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18">• • •</text:p>
      <text:p text:style-name="P58">Первое время все было хорошо. Обнимая меня он часто говорил:</text:p>
      <text:list xml:id="list35423588" text:continue-numbering="true" text:style-name="диалог">
        <text:list-item>
          <text:p text:style-name="P60"><text:soft-page-break/>Блин, Каминская, я не могу поверить, что это ты!</text:p>
        </text:list-item>
      </text:list>
      <text:p text:style-name="P5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5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5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58">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58"><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5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5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16" text:outline-level="1"><text:s/><text:bookmark-start text:name="Glava_5__Introviert"/>Глава 5. <text:line-break/>Интроверт<text:bookmark-end text:name="Glava_5__Introviert"/></text:h>
      <text:p text:style-name="P35">Но одна лишь склонность к интроверсии не сделает из вас мыслителя.</text:p>
      <text:p text:style-name="P31">Автор неизвестен</text:p>
      <text:p text:style-name="P5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5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5409228" text:continue-numbering="true" text:style-name="диалог">
        <text:list-item>
          <text:p text:style-name="P60">Мы же живем вместе, что тебе еще надо?!</text:p>
        </text:list-item>
      </text:list>
      <text:p text:style-name="P58">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5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58">Он хочет побыть один потому, что он — интроверт. Очень удобно. Но при этом, почему-то, это утверждение не мешает ему комфортно проводить время в <text:soft-page-break/>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58">На свой вопрос «почему?» он искал ответы не в той области.</text:p>
      <text:p text:style-name="P58">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5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58">Уже на рассвете наших отношений, сексом мы занимаемся, когда он хочет, обнимаемся и целуемся, когда он хочет. Секс и внимание стали «подарками», <text:soft-page-break/>и дарились лишь «по праздникам». В общем, сказка закончилась. Я его хотела постоянно. Но стоило мне подойти к нему, как я слышала:</text:p>
      <text:list xml:id="list35427885" text:continue-numbering="true" text:style-name="диалог">
        <text:list-item>
          <text:p text:style-name="P60">Ты же знаешь — я интроверт. Давай потом.</text:p>
        </text:list-item>
      </text:list>
      <text:p text:style-name="P18">• • •</text:p>
      <text:p text:style-name="P5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5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5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58"><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5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8">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58">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18"><text:soft-page-break/>• • •</text:p>
      <text:p text:style-name="P5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5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58">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91"><text:span text:style-name="T20">На мой вопрос: «Как это понимать?», он ответил, что это ничего не значит, и, как и всегда, замял эту тему так, </text:span><text:span text:style-name="T26">что </text:span><text:span text:style-name="_30__20_Text"><text:span text:style-name="T26">я даже не поняла, как он так просто ушел от объяснений</text:span></text:span><text:span text:style-name="T26">!</text:span></text:p>
      <text:p text:style-name="P5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45"><text:soft-page-break/>К слову, в последствии я ловила его еще пару раз за этим увлекательным делом...</text:p>
      <text:p text:style-name="P91"><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58">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91"><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91"><text:span text:style-name="T20">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58"><text:soft-page-break/>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35420920" text:continue-numbering="true" text:style-name="диалог">
        <text:list-item>
          <text:p text:style-name="P60">У меня создается впечатление, будто тебе кроме секса и обнимашек больше ничего не нужно!</text:p>
        </text:list-item>
      </text:list>
      <text:p text:style-name="P5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91"><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20"> же молчу!</text:span></text:p>
      <text:p text:style-name="P58">Но стоило мне обратить на себя его внимание, как тут же он вешал на меня ярлык вечно недовольной <text:soft-page-break/>нимфоманки, явно преувеличивая мое желание побыть с ним наедине.</text:p>
      <text:p text:style-name="P91"><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5">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45">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45">Здоровый воспитанный ребенок или хорошо выполненная работа — это награда, которая сейчас для нее гораздо привлекательнее, чем оргазм. Другими <text:soft-page-break/>словами, она не получит удовольствия от близости, потому что элементарно не сможет расслабиться.</text:p>
      <text:p text:style-name="P45">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45">Защитник, воин и — самец. Удовлетворяя свою женщину, мужчина чувствует свою силу, свое мужское начало, что удовлетворяет и его самого.</text:p>
      <text:p text:style-name="P45">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45">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text:soft-page-break/>Я хотела его, потому, что любила и мне его было слишком мало. А он хотел побыть один, потому что:</text:p>
      <text:list xml:id="list35416777" text:continue-numbering="true" text:style-name="диалог">
        <text:list-item>
          <text:p text:style-name="P60">Мы же живем вместе, что тебе еще надо?!</text:p>
        </text:list-item>
      </text:list>
      <text:p text:style-name="P58">Или:</text:p>
      <text:list xml:id="list35416976" text:continue-numbering="true" text:style-name="диалог">
        <text:list-item>
          <text:p text:style-name="P60">Ты же знаешь - я интроверт.</text:p>
        </text:list-item>
      </text:list>
      <text:p text:style-name="P5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5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18">• • •</text:p>
      <text:p text:style-name="P58">У меня в руках был меч, но сражалась я с ветром, в то время, как мне устраивали засады на пути к от<text:soft-page-break/>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5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5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5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58">Мысли о близости с ним ассоциировались у меня с негативом, он перестал меня возбуждать и каждый раз, когда дело к тому шло, я просто находила себе <text:soft-page-break/>другое занятие, объясняя это тем, что сначала нужно сделать все дела, а потом уже развлекаться.</text:p>
      <text:p text:style-name="P18">• • •</text:p>
      <text:p text:style-name="P5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91"><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6">: «Ч</text:span><text:span text:style-name="_30__20_Text"><text:span text:style-name="T26">то со мной не так?»</text:span></text:span><text:span text:style-name="T26">.</text:span><text:span text:style-name="T20"> Что-то выпало из моего внимания и я не понимала, что именно.</text:span></text:p>
      <text:p text:style-name="P5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58"><text:soft-page-break/>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5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5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5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58">Это было странно, но уже тогда я неосознанно понимала, что я в его жизни больше смахиваю на деко<text:soft-page-break/>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5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18">• • •</text:p>
      <text:p text:style-name="P5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91"><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91"><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text:span><text:soft-page-break/><text:span text:style-name="T20">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5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5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5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text:soft-page-break/>ва отвлекла его от размышлений или любимой музыки.</text:p>
      <text:p text:style-name="P5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5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91"><text:span text:style-name="T20">Мои просьбы стали восприниматься в «штыки». Уже тогда он мог пообещать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20"> Это порождало во мне ощущение, что меня обманули и вызывало чувство обиды, хоть он и красноречиво описывал причины.</text:span></text:p>
      <text:p text:style-name="P91"><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text:span><text:soft-page-break/><text:span text:style-name="T20">быть выполнено. Это не единичный случай. Так было практически каждый день, когда у</text:span><text:span text:style-name="T26"> </text:span><text:span text:style-name="_30__20_Text"><text:span text:style-name="T26">нас</text:span></text:span><text:span text:style-name="T26"> </text:span><text:span text:style-name="T20">были договоренности.</text:span></text:p>
      <text:p text:style-name="P58">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5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5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18">• • •</text:p>
      <text:p text:style-name="P5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text:soft-page-break/>ем осознавать и <text:span text:style-name="T1">выбирать</text:span> свою эмоцию по отношению к чему либо.</text:p>
      <text:p text:style-name="P58">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91"><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58">Мы выбираем сами, как нам реагировать, и эта реакция основывается как раз на ряде убеждений и принципов, которые формируют наши характеры.</text:p>
      <text:p text:style-name="P5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91"><text:span text:style-name="T38">И вот тут стоит напомнить об эмпатии. Ведь, говоря простыми словами, эмпатия — это понимание и, </text:span><text:soft-page-break/><text:span text:style-name="T38">своего рода, </text:span><text:span text:style-name="_30__20_Text"><text:span text:style-name="T38">способность поставить себя на место другого.</text:span></text:span><text:span text:style-name="T38">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45">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45">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58">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45">Стоит ли говорить, что мои попытки воззвать к пониманию оборачивались для меня крайне неприят<text:soft-page-break/>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5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5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45">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58">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58"><text:soft-page-break/>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5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58">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58">Потом возникало желание поговорить, обсудить это недоразумение, и, так как мы уже знаем, что мудаки — существа обидчивые, тратилось еще какое-то <text:soft-page-break/>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58">В ходе разговора я получала свое «заслуженное»:</text:p>
      <text:list xml:id="list35436704" text:continue-numbering="true" text:style-name="диалог">
        <text:list-item>
          <text:p text:style-name="P60">Что ты выдумываешь?</text:p>
        </text:list-item>
      </text:list>
      <text:p text:style-name="P58">Или:</text:p>
      <text:list xml:id="list35414913" text:continue-numbering="true" text:style-name="диалог">
        <text:list-item>
          <text:p text:style-name="P60">Ты поражаешь меня своей иррациональностью!</text:p>
        </text:list-item>
      </text:list>
      <text:p text:style-name="P58">И шла в угол зализывать свои ранки и думать, как сделать так, чтоб теперь за эту иррациональность простили.</text:p>
      <text:p text:style-name="P58">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58">Но и это было тактическим методом, который лишь «сбивал с толку», а приправа из мгновенных обвинений и упреков в непонимании лишь закрепляла его <text:soft-page-break/>позицию «жертвы», с которой якобы не считаются. Мои чувства во внимание не принимались.</text:p>
      <text:p text:style-name="P5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5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18">• • •</text:p>
      <text:p text:style-name="P5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text:soft-page-break/>черты их внутренней жизни. Люди этого типа – глубокие и вдумчивые.</text:p>
      <text:p text:style-name="P58">Проведем параллель.</text:p>
      <text:p text:style-name="P86">Немногословность.</text:p>
      <text:p text:style-name="P5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86">Пунктуальность.</text:p>
      <text:p text:style-name="P58">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86">Педантичность.</text:p>
      <text:p text:style-name="P5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text:soft-page-break/>там характерна забота о своем здоровье, среди них практически не встречаются случаи алкоголизма и наркомании. </text:p>
      <text:p text:style-name="P5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58">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86">Независимость в суждениях.</text:p>
      <text:p text:style-name="P5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86">Сила воли.</text:p>
      <text:p text:style-name="P58"><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58">Цель: стать качком.</text:p>
      <text:p text:style-name="P58">Действия: покупка абонемента и дорогой брендовой спортивной сумки (стоимостью, как годовой абонемент).</text:p>
      <text:p text:style-name="P58">Достижение: спортивная сумка превратилась в дорожную, абонемент использовался лишь в течении месяца.</text:p>
      <text:p text:style-name="P58">Цель: стать водителем байка.</text:p>
      <text:p text:style-name="P58">Действия: ходил на курсы по вождению.</text:p>
      <text:p text:style-name="P58">Достижение: курсы не закончил.</text:p>
      <text:p text:style-name="P58">Этот список можно продолжить, но зачем, когда итак все ясно?</text:p>
      <text:p text:style-name="P86">Самоанализ.</text:p>
      <text:p text:style-name="P5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58"><text:soft-page-break/>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18">• • •</text:p>
      <text:p text:style-name="P58">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5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45"><text:soft-page-break/>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45">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45">Только сейчас, оглядываясь назад, я понимаю, что моя влюбленность уже тогда превратилась в зависимость.</text:p>
      <text:p text:style-name="P45">Только сейчас я задаю себе вопрос: «Я влюбилась в его отношение ко мне или в красивую демонстрацию?»</text:p>
      <text:p text:style-name="P45">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58"/>
      <text:p text:style-name="P9">«Большинство людей не видят ловушки, в которой находятся.»</text:p>
      <text:p text:style-name="P41"><text:soft-page-break/>Роберт Кийосаки</text:p>
      <text:p text:style-name="P41"/>
      <text:p text:style-name="P5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5417140" text:continue-numbering="true" text:style-name="диалог">
        <text:list-item>
          <text:p text:style-name="P60">Не мешай мне жить, женщина! — якобы в шутку, часто говорил он.</text:p>
        </text:list-item>
      </text:list>
      <text:p text:style-name="P58">Но, как мы знаем, в каждой шутке есть доля шутки, а остальное — правда.</text:p>
      <text:p text:style-name="P18">• • •</text:p>
      <text:p text:style-name="P5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58">При моих попытках провести с ним время, он, ссылаясь на «важные дела», каждый раз спрашивал меня, почему я не могу провести время без него? Ло<text:soft-page-break/>гично, не так ли? Да, если не учитывать факт того, что я постоянно его ожидала.</text:p>
      <text:p text:style-name="P5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5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5436499" text:continue-numbering="true" text:style-name="диалог">
        <text:list-item>
          <text:p text:style-name="P60">Погуляй без меня. — говорил он.</text:p>
        </text:list-item>
      </text:list>
      <text:p text:style-name="P58">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18"><text:soft-page-break/>• • •</text:p>
      <text:p text:style-name="P5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5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5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58">Надев маску жертвы, он упреками вызвал во мне чувство вины за то, что я «бросила его одного», а <text:soft-page-break/>так в отношениях не поступают! Либо вместе, либо никак.</text:p>
      <text:p text:style-name="P58">И что мы видим — снова противоречия. «Почему ты не можешь провести время без меня!?» - «Как ты могла оставить меня одного!?»</text:p>
      <text:p text:style-name="P5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38">хозяина</text:span> и увеличивало его власть надо мной.</text:p>
      <text:p text:style-name="P18">• • •</text:p>
      <text:p text:style-name="P5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58"><text:soft-page-break/>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45">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45">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58"><text:span text:style-name="T38">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58"><text:soft-page-break/>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5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5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5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text:soft-page-break/>ной, делала я недостаточно, тревожила его слишком часто... Такие прекрасные здоровые отношения!</text:p>
      <text:h text:style-name="P16" text:outline-level="1"><text:s/><text:bookmark-start text:name="Glava_6__Straziki"/>Глава 6. <text:line-break/>Стразики<text:bookmark-end text:name="Glava_6__Straziki"/></text:h>
      <text:p text:style-name="P5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5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19"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text:soft-page-break/>было удобней пользоваться. И я, как вы понимаете, говорю не только о девайсах<text:note text:id="ftn18"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58">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5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58">«Эта обувь сюда не подходит...» или «Зачем ты одела туфли, мы же всего лишь идем в кино?..» Он высказывал свое мнение, принижая мое. Он показы<text:soft-page-break/>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5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5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58">Таким образом он обеспечил себе мою зависимость от его мнения, и, как следствие — подготовил почву для новых манипуляций.</text:p>
      <text:p text:style-name="P58">Как обычно бывает в любых отношениях — вот говорит тебе человек, что ты что-то делаешь не так. А <text:soft-page-break/>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58">Я так тоже думала. Но все равно не могла понять, что такого в моих действиях, внешности не так, и почему на меня сыпятся постоянные замечания?</text:p>
      <text:p text:style-name="P5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5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18">• • •</text:p>
      <text:p text:style-name="P5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text:soft-page-break/>выделываться тут не перед кем. Глаза видели, что выбирали. И ты и тебя знают, как «облупленного».</text:p>
      <text:p text:style-name="P5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5413718" text:continue-numbering="true" text:style-name="диалог">
        <text:list-item>
          <text:p text:style-name="P60">О боже! Что это?</text:p>
        </text:list-item>
      </text:list>
      <text:p text:style-name="P5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5412853" text:continue-numbering="true" text:style-name="диалог">
        <text:list-item>
          <text:p text:style-name="P60">Уже лучше.</text:p>
        </text:list-item>
      </text:list>
      <text:p text:style-name="P58">Ну это уже куда не шло!..</text:p>
      <text:p text:style-name="P58">Или:</text:p>
      <text:list xml:id="list35431202" text:continue-numbering="true" text:style-name="диалог">
        <text:list-item>
          <text:p text:style-name="P60">Нормально.</text:p>
        </text:list-item>
      </text:list>
      <text:p text:style-name="P58">Я чувствовала себя неуютно на протяжении всего вечера и не могла в полной мере расслабиться. По<text:soft-page-break/>мните, я выше писала про «Эксперимент пошаговых действий»? Вот он во всей своей красе и неоспоримости! И продолжение следует.</text:p>
      <text:p text:style-name="P5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18">• • •</text:p>
      <text:p text:style-name="P5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5429420" text:continue-numbering="true" text:style-name="диалог">
        <text:list-item>
          <text:p text:style-name="P60">Почему ты с ними общаешься?</text:p>
        </text:list-item>
      </text:list>
      <text:p text:style-name="P5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58"><text:soft-page-break/>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91"><text:span text:style-name="T20">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20">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5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5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5415756" text:continue-numbering="true" text:style-name="диалог">
        <text:list-item>
          <text:p text:style-name="P60"><text:soft-page-break/>Либо тех, либо тех!</text:p>
        </text:list-item>
        <text:list-item>
          <text:p text:style-name="P60">Но я хочу видеть всех в этот день! Это мой день. Это мои друзья...</text:p>
        </text:list-item>
        <text:list-item>
          <text:p text:style-name="P60">Это плохая идея. Как ты себе это представляешь твоих и моих друзей вместе? Тебе надо выбрать!</text:p>
        </text:list-item>
      </text:list>
      <text:p text:style-name="P58">Хочу отметить, что речь не шла о том, чтобы пригласить моих друзей.</text:p>
      <text:p text:style-name="P58"/>
      <text:p text:style-name="P1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1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text:soft-page-break/>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1">В. Адамчик, «Манипулятор. Секреты успешной манипуляции человеком»</text:p>
      <text:p text:style-name="P41"/>
      <text:p text:style-name="P5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45">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18">• • •</text:p>
      <text:p text:style-name="P58">На протяжении нескольких дней споров он пытался аргументировать, приводя примеры, почему мои <text:soft-page-break/>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91"><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5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5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58"><text:soft-page-break/>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8">Другими словами, при воспитании ребенка родители выдвигали сразу два одновременно невыполнимых или противоречивых послания:</text:p>
      <text:list xml:id="list35435491" text:continue-numbering="true" text:style-name="диалог">
        <text:list-item>
          <text:p text:style-name="P60">Стой там — иди сюда.</text:p>
        </text:list-item>
        <text:list-item>
          <text:p text:style-name="P60">Я приказываю тебе не выполнять моих приказов.</text:p>
        </text:list-item>
      </text:list>
      <text:p text:style-name="P58">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18"><text:soft-page-break/>• • •</text:p>
      <text:p text:style-name="P5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8">(по большей части)</text:span>, как и он, деструктивного окружения.</text:p>
      <text:p text:style-name="P5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5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58">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8">в единственный в году </text:span><text:soft-page-break/><text:span text:style-name="T38">мой личный праздник,</text:span> а потому, что он наверняка хотел меня поздравить.</text:p>
      <text:p text:style-name="P5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5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58">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58">Хочу отметить, что я сдалась только после его подарка, который «замылил» мне глаза на его попытки <text:soft-page-break/>«отмены» меня, всего, что мне нравится и всех, кто мне дорог. Он дал мне понять, что внимателен и запомнил, чего я хочу. И я купилась.</text:p>
      <text:p text:style-name="P58">Харриет Брейкер идентифицировала этот способ манипулирования, как «положительное подкрепление». К нему относится:</text:p>
      <text:list xml:id="list3062818491864630576" text:style-name="L5">
        <text:list-item>
          <text:p text:style-name="P63">похвала, поверхностное очарование, поверхностное сочувствие, чрезмерные извинения;</text:p>
        </text:list-item>
        <text:list-item>
          <text:p text:style-name="P63">деньги, одобрение, подарки;</text:p>
        </text:list-item>
        <text:list-item>
          <text:p text:style-name="P63">внимание, выражения лица, такое как притворный смех или улыбка;</text:p>
        </text:list-item>
        <text:list-item>
          <text:p text:style-name="P63">общественное признание.</text:p>
        </text:list-item>
      </text:list>
      <text:p text:style-name="P58">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5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18"><text:soft-page-break/>• • •</text:p>
      <text:p text:style-name="P5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58">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5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5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58"><text:soft-page-break/>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6" text:outline-level="1"><text:s/><text:bookmark-start text:name="Glava_7__Z____Zabota"/>Глава 7. <text:line-break/>З — Забота<text:bookmark-end text:name="Glava_7__Z____Zabota"/></text:h>
      <text:p text:style-name="P35">В пустой душе и в сердце эгоиста не может быть божественной любви.</text:p>
      <text:p text:style-name="P31">Автор неизвестен</text:p>
      <text:p text:style-name="P5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58">Я весила 45 кг, и не могла набрать вес, хоть и ела все подряд. В остальном жалоб не было. Пока однажды мне не стало критически плохо. В машине ско<text:soft-page-break/>рой помощи меня откачали, и, уже в больнице, пока я ждала приема врача, мимо прошла медсестра:</text:p>
      <text:list xml:id="list35429167" text:continue-list="list35435491" text:style-name="диалог">
        <text:list-item>
          <text:p text:style-name="P60">Что-то ты бледненькая, тебе плохо? — спросила она.</text:p>
        </text:list-item>
        <text:list-item>
          <text:p text:style-name="P60">Да, — ответила я, — иначе бы меня здесь не было.</text:p>
        </text:list-item>
      </text:list>
      <text:p text:style-name="P5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5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58">Конечно, меня госпитализировали, поставили диагноз и упорно пытались найти причину. Искали ра<text:soft-page-break/>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5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5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58">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5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58"><text:soft-page-break/>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5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58">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58"><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5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58">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5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text:soft-page-break/>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5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5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5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58"><text:soft-page-break/>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2">• • •</text:p>
      <text:p text:style-name="P5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58">Пару раз я просила его о помощи и пыталась слегка распределить обязанности. Что-то вроде:</text:p>
      <text:list xml:id="list35436893" text:continue-numbering="true" text:style-name="диалог">
        <text:list-item>
          <text:p text:style-name="P60">Мне так было бы приятно, если бы ты встретил меня с работы с ужином...</text:p>
        </text:list-item>
      </text:list>
      <text:p text:style-name="P5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text:soft-page-break/>готовил кушать, но могу сказать, что такие его «подвиги» на пальцах можно пересчитать. За три-то года!</text:p>
      <text:p text:style-name="P5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58">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2">• • •</text:p>
      <text:p text:style-name="P5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58"><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5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5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5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58">Хорошо, что в то время он работал тоже удаленно и был всегда дома, — думала я! И вот лежу я в по<text:soft-page-break/>стели и страдаю. На что мой парень, внимание — просто прекращает со мной разговаривать!</text:p>
      <text:p text:style-name="P58">Он не был злым, или обиженным. Он не был растерянным или сильно занятым. Он. Просто. Перестал. Со. Мной. Разговаривать.</text:p>
      <text:p text:style-name="P58">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5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5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5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text:soft-page-break/>меня своим красноречивым равнодушным молчанием. На две недели.</text:p>
      <text:p text:style-name="P58">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58">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5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5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text:soft-page-break/>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58">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8">Что я буду</text:span> оправдывать его отношение ко мне собственными ошибками, погружаясь в бесконечные их поиски. <text:span text:style-name="T38">Иначе я была бы ему не нужна.</text:span> Я изматывала себя до сумасшествия, пытаясь найти, где же я ошиблась.</text:p>
      <text:p text:style-name="P5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5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58"><text:soft-page-break/>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5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5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91"><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5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5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5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5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58"><text:soft-page-break/>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2">• • •</text:p>
      <text:p text:style-name="P5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5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58">Тогда это были еще только слезы, а женские слезы не принято принимать всерьез. Зачем разбираться в их причине, когда можно просто руководство<text:soft-page-break/>ваться стереотипами и предрассудками, что все женщины плачут от нечего делать?..</text:p>
      <text:p text:style-name="P5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58"/>
      <text:p text:style-name="P1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1">Личко А.Е., «Синдром неустойчивого поведения»</text:p>
      <text:p text:style-name="P41"/>
      <text:p text:style-name="P58">Итак, я с рюкзачком на костылях выходила каждый вечер в магазин, брала себе каких-то сосисок, потому что голодная, пива, чтоб уснуть, и сигарет.</text:p>
      <text:p text:style-name="P58"><text:soft-page-break/>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5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5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58">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5414950" text:continue-numbering="true" text:style-name="диалог">
        <text:list-item>
          <text:p text:style-name="P60">Я еду! — сказала она и приехала.</text:p>
        </text:list-item>
      </text:list>
      <text:p text:style-name="P58"><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5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5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2">• • •</text:p>
      <text:p text:style-name="P5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58">Не могу передать словами, что со мной происходило в тот момент. Я перебирала варианты — куда он <text:soft-page-break/>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5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58">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5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text:soft-page-break/>заметной, и, мне казалось, что меня в любой момент могут раздавить...</text:p>
      <text:p text:style-name="P5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5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58">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5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58"><text:soft-page-break/>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5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5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5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5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text:soft-page-break/>денько уснула. Конечно, сестра была в шоке, ведь с виду наши отношения казались чуть ли не идеальными, а тут такое...</text:p>
      <text:p text:style-name="P5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58">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5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5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8">... К тому же признание возлагало на него ничего себе </text:span><text:soft-page-break/><text:span text:style-name="T38">какие обязательства!..</text:span> Кстати, на практике ничего не поменялось, кроме того, что список отсутствующих качеств его личности все пополнялся.</text:p>
      <text:p text:style-name="P18">• • •</text:p>
      <text:p text:style-name="P5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5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91"><text:span text:style-name="T20">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20"> моей к нему привязанности. Я строила отношения, в то время, как он ими пользовался.</text:span></text:p>
      <text:h text:style-name="P16" text:outline-level="1"><text:s/><text:bookmark-start text:name="Glava_8__Sama__kotik"/>Глава 8. <text:line-break/>Сама, котик<text:bookmark-end text:name="Glava_8__Sama__kotik"/></text:h>
      <text:p text:style-name="P5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5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58">Игнорирование или пассивная агрессия в психологической трактовке означает психологическую защи<text:soft-page-break/>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5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5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58">«Я желаю тебе добра»,</text:p>
      <text:p text:style-name="P58">«Для тебя так будет лучше».</text:p>
      <text:p text:style-name="P58">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text:soft-page-break/>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18">• • •</text:p>
      <text:p text:style-name="P5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5427227" text:continue-numbering="true" text:style-name="диалог">
        <text:list-item>
          <text:p text:style-name="P60">Я вчера ходил в кино.</text:p>
        </text:list-item>
      </text:list>
      <text:p text:style-name="P58">Мы едем в за город отдыхать, он скажет:</text:p>
      <text:list xml:id="list35422173" text:continue-numbering="true" text:style-name="диалог">
        <text:list-item>
          <text:p text:style-name="P60">Я еду...</text:p>
        </text:list-item>
      </text:list>
      <text:p text:style-name="P91"><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58">Это я сейчас понимаю, что у него проблемы с самооценкой. Решение же мы принимали вместе, а, <text:soft-page-break/>зачастую, предложения вообще поступали от меня. Но в обществе близких его «Я» было ни чем иным, как попыткой самоутвердиться за счет меня.</text:p>
      <text:p text:style-name="P91"><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91"><text:span text:style-name="T20">Еще раз повторю это противное </text:span><text:span text:style-name="T26">«</text:span><text:span text:style-name="_30__20_Text"><text:span text:style-name="T26">я до сих пор не понимаю</text:span></text:span><text:span text:style-name="T26">»</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5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5417465" text:continue-numbering="true" text:style-name="диалог">
        <text:list-item>
          <text:p text:style-name="P60"><text:soft-page-break/>Что, ручки из жопы? — при друзьях, да с такой радостью на лице, будто его ребенок сделал первые шаги.</text:p>
        </text:list-item>
      </text:list>
      <text:p text:style-name="P22">• • •</text:p>
      <text:p text:style-name="P5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5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5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text:soft-page-break/>в отношениях. Его не было. Он забрал у меня этот день.</text:p>
      <text:p text:style-name="P5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58">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5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5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58"><text:soft-page-break/>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5412337" text:continue-numbering="true" text:style-name="диалог">
        <text:list-item>
          <text:p text:style-name="P60">Ого, ты что, предложение делаешь?</text:p>
        </text:list-item>
      </text:list>
      <text:p text:style-name="P58">Он засмеялся и ответил:</text:p>
      <text:list xml:id="list35410782" text:continue-numbering="true" text:style-name="диалог">
        <text:list-item>
          <text:p text:style-name="P93"><text:span text:style-name="_30__20_Text"><text:span text:style-name="T20">Конечно</text:span></text:span><text:span text:style-name="T20"> нет! Мы тут запутались...</text:span></text:p>
        </text:list-item>
      </text:list>
      <text:p text:style-name="P5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2">• • •</text:p>
      <text:p text:style-name="P58">Часто его просьбы были провокацией и сопровождались:</text:p>
      <text:list xml:id="list35411851" text:continue-numbering="true" text:style-name="диалог">
        <text:list-item>
          <text:p text:style-name="P60">Слабо? Ты сможешь!</text:p>
        </text:list-item>
      </text:list>
      <text:p text:style-name="P91"><text:soft-page-break/><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58">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5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5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58"><text:soft-page-break/>Кстати, родители, хотите покалечить ребенку психику — говорите ему почаще: «Я думал, ты справишься»...</text:p>
      <text:p text:style-name="P58">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5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5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58">Овсянка с изюмом на завтрак также хороша, как и яичница с беконом. В принципе, ты не против овсянки, и с удовольствием ею позавтракаешь, но тебе хо<text:soft-page-break/>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91"><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5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58">Но будьте готовы заплатить за эту его доброту... собой, потому именно себя вы лишитесь, возможно, раз и навсегда, если не начнете действовать.</text:p>
      <text:p text:style-name="P5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5"><text:soft-page-break/>Ой, мы лишь на полпути к развязке, а я уже на «ты» перешла...</text:p>
      <text:p text:style-name="P22">• • •</text:p>
      <text:p text:style-name="P5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5435225" text:continue-numbering="true" text:style-name="диалог">
        <text:list-item>
          <text:p text:style-name="P60">Давай сама, котик. Я не хочу/занят/мне ничего нужно/там дождь/голова болит...</text:p>
        </text:list-item>
      </text:list>
      <text:p text:style-name="P58">Или его коронное:</text:p>
      <text:list xml:id="list35418213" text:continue-numbering="true" text:style-name="диалог">
        <text:list-item>
          <text:p text:style-name="P60">Давай, но без меня...</text:p>
        </text:list-item>
      </text:list>
      <text:p text:style-name="P58">Не говоря уже о разных бытовых штуках, и плевать, мужская это работа по дому или женская. Это всегда «сама».</text:p>
      <text:p text:style-name="P58">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35419292" text:continue-numbering="true" text:style-name="диалог">
        <text:list-item>
          <text:p text:style-name="P60"><text:soft-page-break/>Ты что, сама не справишься? Я тебе такси вызову...</text:p>
        </text:list-item>
      </text:list>
      <text:p text:style-name="P58">Он был не на работе. Он вызвал мне машину и остался дома играть по сети с друзьями!</text:p>
      <text:p text:style-name="P58">А как дойти до такси?!</text:p>
      <text:p text:style-name="P58">Как выйти из такси и дойти до входа в больницу?!</text:p>
      <text:p text:style-name="P58">Дойти до регистратуры?!</text:p>
      <text:p text:style-name="P58">Найти кабинет врача?!</text:p>
      <text:p text:style-name="P58">Дойти до рентгена?!</text:p>
      <text:p text:style-name="P58">Обратно к врачу?!</text:p>
      <text:p text:style-name="P58">До такси?!</text:p>
      <text:p text:style-name="P58">До квартиры?!</text:p>
      <text:p text:style-name="P58">Учитывая ступеньки, двери?!..</text:p>
      <text:p text:style-name="P58">Это же нога, а не рука! Но зачем об этом думать?!</text:p>
      <text:list xml:id="list35418065" text:continue-numbering="true" text:style-name="диалог">
        <text:list-item>
          <text:p text:style-name="P60">Ты же у меня баба сильная, справишься сама...</text:p>
        </text:list-item>
      </text:list>
      <text:p text:style-name="P5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text:soft-page-break/>мент моих переживаний или когда мне нужна его помощь.</text:p>
      <text:p text:style-name="P5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5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5416923" text:continue-numbering="true" text:style-name="диалог">
        <text:list-item>
          <text:p text:style-name="P60">Зачем ты вообще туда полезла!? Ты этим занималась, значит и виновата ты. Я же ничего не сделал!</text:p>
        </text:list-item>
      </text:list>
      <text:p text:style-name="P58">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91"><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text:span><text:soft-page-break/><text:span text:style-name="T20">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себя от ответственности за меня и заботы обо мне, ведь я получила, как он считал, по заслугам.</text:span></text:p>
      <text:p text:style-name="P5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58">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5414849" text:continue-numbering="true" text:style-name="диалог">
        <text:list-item>
          <text:p text:style-name="P60">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58"><text:soft-page-break/>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5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58">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5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58">Потом с новым другом я долго смеялась, рассказывая, как тот уродливый шкаф рухнул мне на ногу!</text:p>
      <text:p text:style-name="P22"><text:soft-page-break/>• • •</text:p>
      <text:p text:style-name="P5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5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5415602" text:continue-numbering="true" text:style-name="диалог">
        <text:list-item>
          <text:p text:style-name="P60">Автобусом?! Лучше бы ты мне не говорила!..</text:p>
        </text:list-item>
      </text:list>
      <text:p text:style-name="P58">Я потратила 4 часа на поиски. Я дошла до восьмой страницы гугла. Сделала несколько десятков звонков — а он остался недоволен!</text:p>
      <text:p text:style-name="P91"><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58"><text:soft-page-break/>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5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58">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5413739" text:continue-numbering="true" text:style-name="диалог">
        <text:list-item>
          <text:p text:style-name="P60">Спасибо, котик, все было очень вкусно/круто/весело...</text:p>
        </text:list-item>
      </text:list>
      <text:p text:style-name="P58">В такие редкие моменты я светилась от счастья и все умилялись и твердили, какая мы замечательная пара!</text:p>
      <text:p text:style-name="P58"/>
      <text:p text:style-name="P14"><text:soft-page-break/>«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1">Ирина Мельниченко, «Мудаки и игра на публику»</text:p>
      <text:p text:style-name="P41"/>
      <text:p text:style-name="P18">• • •</text:p>
      <text:p text:style-name="P5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58">Вот не было слов, только эмоции, что все совершенно как-то не так! Тот же он, та же я, но все не так, как было, например, вчера, на пикнике или час <text:soft-page-break/>назад в гостях. Меня все раздражало, я обижалась и не могла понять, почему.</text:p>
      <text:list xml:id="list35417040" text:continue-numbering="true" text:style-name="диалог">
        <text:list-item>
          <text:p text:style-name="P60">Почему каждый раз после вечеринок мы с тобой опять ссоримся? — злился он.</text:p>
        </text:list-item>
      </text:list>
      <text:p text:style-name="P5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58">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list xml:id="list35433707" text:continue-numbering="true" text:style-name="диалог">
        <text:list-item>
          <text:p text:style-name="P60">Сама, котик...</text:p>
        </text:list-item>
        <text:list-item>
          <text:p text:style-name="P60">Я интроверт и хочу побыть наедине с собой...</text:p>
        </text:list-item>
      </text:list>
      <text:p text:style-name="P5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58"><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58">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5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58">Представьте себе отношения, в которых девушке нужна помощь суженного, и он помогает, потом она просит его внимания, и он ее обнимает и целует, по<text:soft-page-break/>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5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5425148" text:continue-numbering="true" text:style-name="диалог">
        <text:list-item>
          <text:p text:style-name="P60">Да сколько же можно!? Тебе что, больше заняться нечем?</text:p>
        </text:list-item>
      </text:list>
      <text:p text:style-name="P58">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5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6" text:outline-level="1"><text:s/><text:bookmark-start text:name="Glava_9__My_tak_obshchaiemsia"/>Глава 9. <text:line-break/>Мы так общаемся<text:bookmark-end text:name="Glava_9__My_tak_obshchaiemsia"/></text:h>
      <text:p text:style-name="P35">Скажи мне, кто твой друг и я скажу кто ты.</text:p>
      <text:p text:style-name="P31">Еврипид</text:p>
      <text:p text:style-name="P5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58">В разговоре никто не соблюдал чувство такта и не проявлял уважения. Они постоянно друг друга пере<text:soft-page-break/>бивали и спорили. Они просто мерились достоинствами. А это — соперничество.</text:p>
      <text:p text:style-name="P58"/>
      <text:p text:style-name="P1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14">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1">Я.А. Волкова, «Деструктивное общение: к определению понятия»</text:p>
      <text:p text:style-name="Цитата_20_-_20_автор"><text:span text:style-name="_31__20_Text"><text:span text:style-name="T20"/></text:span></text:p>
      <text:p text:style-name="P91"><text:soft-page-break/><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5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5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58">Перебивая друг друга и меня, они заваливали вопросами, и, не давая на них ответить, задавали следующие. А когда я говорила, что это же просто мне<text:soft-page-break/>ние — они продолжали провоцировать спор, целью которого было переубедить и заставить принять чью-то из них точку зрения.</text:p>
      <text:p text:style-name="P5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5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5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58">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text:soft-page-break/>ное на унижении и высмеивании точки зрения собеседника.</text:p>
      <text:p text:style-name="P58"/>
      <text:p text:style-name="P14">«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1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1">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58">Критика, мстительность, хамство и даже высмеивания — это все признаки психологического деструктивизма личности. Согласитесь, даже если речь идет <text:soft-page-break/>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5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45">Стоит ли привести пример такого «дружеского» общения? Пожалуй, да!</text:p>
      <text:p text:style-name="P45">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5405459" text:continue-numbering="true" text:style-name="диалог">
        <text:list-item>
          <text:p text:style-name="P46">Тю! Ты серьезно?! Посмотри на себя! Это был вопрос времени! Она слишком хороша для тебя! Хватит нюни распускать!..</text:p>
        </text:list-item>
      </text:list>
      <text:p text:style-name="P22"><text:soft-page-break/>• • •</text:p>
      <text:p text:style-name="P5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5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58">Однажды мы компанией праздновали Новый год. Сидим ночью, все уже порядком выпившие, и тут его Странный друг говорит:</text:p>
      <text:list xml:id="list35412906" text:continue-numbering="true" text:style-name="диалог">
        <text:list-item>
          <text:p text:style-name="P93"><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58">И адресовано это было ни кому иному, а моему парню. Сказать, что я обомлела — это ничего не сказать. Но еще больше меня удивила реакция милого <text:soft-page-break/>— он сидел и улыбался. Он улыбался, будто бы ему сделали комплимент.</text:p>
      <text:p text:style-name="P5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5436885" text:continue-numbering="true" text:style-name="диалог">
        <text:list-item>
          <text:p text:style-name="P93"><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58">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58"/>
      <text:p text:style-name="P1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14"><text:soft-page-break/>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1">Я. А. Волкова, «Деструктивное общение в когнитивно-дискурсивном аспекте»</text:p>
      <text:p text:style-name="P41"/>
      <text:p text:style-name="P58">Позже, как и всегда, когда заходили подобного рода разговоры, а они заходили довольно часто, я аккуратно ему намекала, что это неправильно. И:</text:p>
      <text:list xml:id="list35436978" text:continue-numbering="true" text:style-name="диалог">
        <text:list-item>
          <text:p text:style-name="P60">Неужели тебе нравятся такое общение!?</text:p>
        </text:list-item>
      </text:list>
      <text:p text:style-name="P91">Ответ всегда был один:</text:p>
      <text:list xml:id="list35423213" text:continue-numbering="true" text:style-name="диалог">
        <text:list-item>
          <text:p text:style-name="P60">Ты слишком остро реагируешь. Мы так общаемся...</text:p>
        </text:list-item>
      </text:list>
      <text:p text:style-name="P5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58"><text:soft-page-break/>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5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5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5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text:soft-page-break/>друга, а я, зная что тот из себя представляет — понимала и поддерживала. И даже была рада.</text:p>
      <text:p text:style-name="P5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2">• • •</text:p>
      <text:p text:style-name="P58">Вернемся к делу. Основных тем у них было несколько:</text:p>
      <text:list xml:id="list1829654501932527429" text:style-name="L6">
        <text:list-item>
          <text:p text:style-name="P64">Женские жопы;</text:p>
        </text:list-item>
        <text:list-item>
          <text:p text:style-name="P64">Как изменить девушке/жене и сделать так, чтоб об этом никто не узнал;</text:p>
        </text:list-item>
        <text:list-item>
          <text:p text:style-name="P64">Печальная история о том, как одна их общая подруга «дала» им всем, кроме одного, чем жестоко задела самолюбие оного;</text:p>
        </text:list-item>
        <text:list-item>
          <text:p text:style-name="P64"><text:soft-page-break/>Размер мужского достоинства;</text:p>
        </text:list-item>
        <text:list-item>
          <text:p text:style-name="P64">HOTS<text:note text:id="ftn17" text:note-class="footnote"><text:note-citation text:label="*">*</text:note-citation><text:note-body><text:p text:style-name="Footnote"><text:span text:style-name="T30">HOTS (Heroes of the Storm) – </text:span><text:span text:style-name="T13">компьютерная игра, разработанная </text:span><text:span text:style-name="T30">Blizzard Entertainment.</text:span></text:p></text:note-body></text:note>;</text:p>
        </text:list-item>
        <text:list-item>
          <text:p text:style-name="P64">Ну и конечно — обсуждения отсутствующих за их спиной не в лучшей форме.</text:p>
        </text:list-item>
      </text:list>
      <text:p text:style-name="P58">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58"/>
      <text:p text:style-name="P1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1"><text:soft-page-break/>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5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58">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5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5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58"><text:soft-page-break/>—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58">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5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5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58"><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58">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5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2">• • •</text:p>
      <text:p text:style-name="P91"><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35405048" text:continue-list="list35423213" text:style-name="диалог">
        <text:list-item>
          <text:p text:style-name="P60"><text:soft-page-break/>Она неадекватная...</text:p>
        </text:list-item>
      </text:list>
      <text:p text:style-name="P91"><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5429796" text:continue-numbering="true" text:style-name="диалог">
        <text:list-item>
          <text:p text:style-name="P60">Я ее люблю, но...</text:p>
        </text:list-item>
      </text:list>
      <text:p text:style-name="P5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5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91"><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58">Кап-кап и по капельке я, сама того не ведая, стала в глазах людей неправильной. А он — мучеником. <text:soft-page-break/>А дру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5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5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5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text:soft-page-break/>ньем и сокрытием своего настоящего «я» и настоящих намерений.</text:p>
      <text:p text:style-name="P5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2">• • •</text:p>
      <text:p text:style-name="P58">Не могу не вставить пару слов о его семье... Точнее — 4 слова:</text:p>
      <text:list xml:id="list7190882273105661008" text:style-name="L7">
        <text:list-item>
          <text:p text:style-name="P65">Все</text:p>
        </text:list-item>
        <text:list-item>
          <text:p text:style-name="P65">Друг</text:p>
        </text:list-item>
        <text:list-item>
          <text:p text:style-name="P65">Друга</text:p>
        </text:list-item>
        <text:list-item>
          <text:p text:style-name="P65">Ненавидят</text:p>
        </text:list-item>
      </text:list>
      <text:p text:style-name="P5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text:soft-page-break/>выми, ведь когда наши любимые счастливы, то и нам хорошо.</text:p>
      <text:p text:style-name="P5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5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5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58">Вся ситуация с его родными поменялась прямо пропорционально при последующем общении.</text:p>
      <text:p text:style-name="P58"><text:soft-page-break/>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5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5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58">После разговора с ней, я тут же набрала его и попросила перезвонить маме. Я сказала, что только что мне пришлось соврать ей наглым образом, чем <text:soft-page-break/>втянула себя в их конфликты и попросила хотя бы попытаться наладить отношения с родителями.</text:p>
      <text:p text:style-name="P5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5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58">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5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58"><text:soft-page-break/>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5430266" text:continue-list="list35429796" text:style-name="диалог">
        <text:list-item>
          <text:p text:style-name="P60">Да перестань! Они же простые ребята — даже внимание не обратят...</text:p>
        </text:list-item>
      </text:list>
      <text:p text:style-name="P58">И я заплела косу.</text:p>
      <text:p text:style-name="P58">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5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58"><text:soft-page-break/>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5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58">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5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5428583" text:continue-numbering="true" text:style-name="диалог">
        <text:list-item>
          <text:p text:style-name="P66">Мам, я сделал свой выбор, и не собираюсь менять это решение. Она нормальная! Ну что ты начинаешь?!</text:p>
        </text:list-item>
      </text:list>
      <text:p text:style-name="P57"><text:soft-page-break/>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57">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6" text:outline-level="1"><text:s/><text:bookmark-start text:name="Glava_10__Eto_nie_ia"/>Глава 10. <text:line-break/>Это не я<text:bookmark-end text:name="Glava_10__Eto_nie_ia"/></text:h>
      <text:p text:style-name="P35">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35">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57"><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57">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57">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7">Второй этап — это тот период, когда я уже стала работать, как и он — нормированный будничный график. Но при это он сидел и шпилил, придя с ра<text:soft-page-break/>боты, в то время, как я, уставшая после рабочего дня стояла у плиты. Это было нормой.</text:p>
      <text:p text:style-name="P57">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57">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57">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text:soft-page-break/>ломал или пачкал, или портил, потом мог сказать просто:</text:p>
      <text:list xml:id="list35434648" text:continue-numbering="true" text:style-name="диалог">
        <text:list-item>
          <text:p text:style-name="P66">Это не я.</text:p>
        </text:list-item>
      </text:list>
      <text:p text:style-name="P57">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7">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20">Он никогда не готовил еду, хотя и грозился постоянно, мол, «а вообще я вкусно готовлю...». Он никогда не помогал с уборкой, хотя и обещал помочь, </text:span><text:soft-page-break/><text:span text:style-name="T20">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5429266" text:continue-numbering="true" text:style-name="диалог">
        <text:list-item>
          <text:p text:style-name="P66">Обещал? Я этого не помню, а если я не помню, значит этого не было.</text:p>
        </text:list-item>
      </text:list>
      <text:p text:style-name="P57">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57">Я не помню ни дня, чтоб он пришел домой вовремя, как и обещал. Всегда находились отговорки или он просто мог потерять счет времени.</text:p>
      <text:p text:style-name="P57">Когда дело касалось его работы, я просила его:</text:p>
      <text:p text:style-name="P57">— Не обещай, пока не будешь уверен.</text:p>
      <text:p text:style-name="P57">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57"><text:soft-page-break/>Каждый раз это было что-то «поважнее» данного мне обещания, и он не мог. При этом он никогда не просил прощения за несдержанное слово.</text:p>
      <text:p text:style-name="P57">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57">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57">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57">Он никогда не виноват, а если вдруг его вина становится очевидной — это мелочь, которая не стоит внимания. Ему все сходило с рук.</text:p>
      <text:p text:style-name="P22"><text:soft-page-break/>• • •</text:p>
      <text:p text:style-name="P57">Как-то я поехала в другой город. На похороны. Это был долгий путь и в целом очень тяжелая поездка. Меня не было две недели.</text:p>
      <text:p text:style-name="P57">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57">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5408562" text:continue-numbering="true" text:style-name="диалог">
        <text:list-item>
          <text:p text:style-name="P66">Когда ты уже вернешься?</text:p>
        </text:list-item>
      </text:list>
      <text:p text:style-name="P57">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7">Полный порядок, вся посуда вымыта, он прямо такой довольный, и... наш друг, который в этот момент <text:soft-page-break/>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2">• • •</text:p>
      <text:p text:style-name="P57">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57">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57">Так было и со мной, когда я каждый вечер возвращалась домой. Изо дня в день к вечеру в квартире был срач. Куча пепла на подоконнике и под под<text:soft-page-break/>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57">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7">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5429024" text:continue-numbering="true" text:style-name="диалог">
        <text:list-item>
          <text:p text:style-name="P66">Это не я...</text:p>
        </text:list-item>
      </text:list>
      <text:p text:style-name="P57">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5408550" text:continue-numbering="true" text:style-name="диалог">
        <text:list-item>
          <text:p text:style-name="P66"><text:soft-page-break/>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57">Я сидела со спиртом и ватной палочкой, подавляя рвотные позывы, и делала все, что могла, чтобы его вид был более или менее опрятным.</text:p>
      <text:p text:style-name="P57">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57">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57"><text:soft-page-break/>Он спал, ходил на природу, ходил по дому и на работу в одной и той же одежде, за месяц занашивая до дыр новые вещи, и на предложение:</text:p>
      <text:list xml:id="list35419152" text:continue-numbering="true" text:style-name="диалог">
        <text:list-item>
          <text:p text:style-name="P66">Пойдем купим тебе что-нибудь новое.</text:p>
        </text:list-item>
      </text:list>
      <text:p text:style-name="P57">Он отвечал:</text:p>
      <text:list xml:id="list35405971" text:continue-numbering="true" text:style-name="диалог">
        <text:list-item>
          <text:p text:style-name="P66">У меня все есть, мне ничего не надо.</text:p>
        </text:list-item>
      </text:list>
      <text:p text:style-name="P57">И ходил мятый и грязный, как бомж, а я просто не могла за этим уследить.</text:p>
      <text:p text:style-name="P57">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57">Но я работала полный рабочий день, а свободное время тратила на готовку, уборку, закупку. Уставала и физически и морально, от того, что вся основная <text:soft-page-break/>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18">•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57">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5414339" text:continue-numbering="true" text:style-name="диалог">
        <text:list-item>
          <text:p text:style-name="P66">Котик, поставь, пожалуйста кружку в раковину, можешь не мыть...</text:p>
        </text:list-item>
      </text:list>
      <text:p text:style-name="P57">Даже такая формулировка могла быть причиной 3-х дневного молчания. Потому, что я его обидела, <text:soft-page-break/>сделав замечание. Он никак не объяснял это, не аргументировал. Он просто прекращал со мной разговаривать.</text:p>
      <text:p text:style-name="P57">Вот так все просто. Этот способ манипуляцией чувством вины. Он строил из себя «жертву» после малейшего замечания, озвучивая это простой фразой:</text:p>
      <text:list xml:id="list35425082" text:continue-numbering="true" text:style-name="диалог">
        <text:list-item>
          <text:p text:style-name="P66">Я не буду тебе ничего доказывать.</text:p>
        </text:list-item>
      </text:list>
      <text:p text:style-name="P57">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5409197" text:continue-numbering="true" text:style-name="диалог">
        <text:list-item>
          <text:p text:style-name="P66">Это не я...</text:p>
        </text:list-item>
        <text:list-item>
          <text:p text:style-name="P66">Если я этого не помню, значит этого не было.</text:p>
        </text:list-item>
        <text:list-item>
          <text:p text:style-name="P66">Я имею право хранить молчание.</text:p>
        </text:list-item>
        <text:list-item>
          <text:p text:style-name="P66">Я ничего не обещал.</text:p>
        </text:list-item>
      </text:list>
      <text:p text:style-name="P22"><text:soft-page-break/>• • •</text:p>
      <text:p text:style-name="P57">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7">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7">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7">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35412990" text:continue-numbering="true" text:style-name="диалог">
        <text:list-item>
          <text:p text:style-name="P66"><text:soft-page-break/>Я ничего не помню. А, если я ничего не помню — значит этого не было. — улыбаясь, повторял он.</text:p>
        </text:list-item>
      </text:list>
      <text:p text:style-name="P57">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2">•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57">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57">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57"><text:soft-page-break/>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57">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57">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57">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57"><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7">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22">• • •</text:p>
      <text:p text:style-name="P57">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57">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57"><text:soft-page-break/>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7">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57">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57">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7">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57"><text:soft-page-break/>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7"/>
      <text:p text:style-name="P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8">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8">В судьбу я не верю, я верю только в свои силы. Если ты считаешь, что сил больше нет — я не вправе тебе ничего навязывать.»</text:p>
      <text:p text:style-name="P8"><text:soft-page-break/></text:p>
      <text:p text:style-name="P57">«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85">«У нас все прекрасно»</text:p>
      <text:p text:style-name="P57">Это ложь. Мы постоянно ссоримся. У нас все плохо настолько, что мы решили расстаться.</text:p>
      <text:p text:style-name="P57"><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85">«У нас отлично получается»</text:p>
      <text:p text:style-name="P82">Что получается? Жить? Строить семью? Делать друг-друга счастливыми? Заботиться друг о друге? Не понятно...</text:p>
      <text:p text:style-name="P57"><text:span text:style-name="T10">Цель</text:span>: внушить утверждение, что ошибок не было. Все идет по плану, как и должно быть.</text:p>
      <text:p text:style-name="P85">«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text:span><text:soft-page-break/><text:span text:style-name="T20">рируют чужими, а порой даже выдуманными мнениями, приводя их, как аргументы, с которыми не поспоришь.</text:span></text:p>
      <text:p text:style-name="P57">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57">Но его устраивало не то, что мы хорошая пара, ведь это не так — у нас слишком много проблем, а то, что мы создаем видимость хорошей пары.</text:p>
      <text:p text:style-name="P57">В этом утверждении он объединил нас в одно целое. Ты и я — мы пара, и нас — любят. То есть — и я хороший, и ты.</text:p>
      <text:p text:style-name="P57"><text:span text:style-name="T10">Цель</text:span>: утвердиться в позиции — я такой же хороший, как и ты, что отрицает — я плохой, я тебя обидел.</text:p>
      <text:p text:style-name="P85">«Верю в тебя. Ты большая умница и нужно быть слепым, чтоб не заметить это»</text:p>
      <text:p text:style-name="P57">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text:soft-page-break/>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57"><text:span text:style-name="T10">Цель</text:span>: ввести в заблуждение похвалой, что ослабляет жертву в ее позиции сопротивления.</text:p>
      <text:p text:style-name="P85">«Никто не говорил, что будет легко»</text:p>
      <text:p text:style-name="P57">И снова триангуляция, но уже более обобщающая. Тебе никто не обещал, что все будет гладко. Будет сложно. Смирись.</text:p>
      <text:p text:style-name="P57"><text:span text:style-name="T10">Цель</text:span>: внушить жертве, что сложности, которыми он ее изматывает — нормальны, оперируя тем, что, якобы, все так живут.</text:p>
      <text:p text:style-name="P85">«Я не согласен рушить все из-за какой-то фигни. Это несправедливо»</text:p>
      <text:p text:style-name="P57">Еще пару часов назад он сказал мне собирать вещи, а теперь несогласен все рушить...</text:p>
      <text:p text:style-name="Text_20_body"><text:soft-page-break/><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57"><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85">«Я не верну назад всех гадостей, которые тебе пришлось услышать»</text:p>
      <text:p text:style-name="P57">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57"><text:span text:style-name="T10">Цель</text:span>: сбить с толку жалостью к жертве, не сожалея о сказанном.</text:p>
      <text:p text:style-name="P85">«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57"><text:soft-page-break/><text:span text:style-name="T10">Цель</text:span>: вызвать жалость, сострадание и понимание, что притупляет желание жертвы дать отпор и стоять на своем.</text:p>
      <text:p text:style-name="P85">«Да, это все описывается простой фразой — "я люблю тебя"»</text:p>
      <text:p text:style-name="P57">Контрольный выстрел в голову — признание в любви. Якобы — ведь это не обращение, если вы заметили.</text:p>
      <text:p text:style-name="P57">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57"><text:span text:style-name="T10">Цель</text:span>: ввести в заблуждение завуалированным признанием, дабы ослабить попытки жертвы к сопротивлению.</text:p>
      <text:p text:style-name="P85">«Любящий человек способен делать глупости»</text:p>
      <text:p text:style-name="P57">Не он — любящий. Речь идет о каком-то незнакомом человеке, стало быть об авторе той самой <text:span text:style-name="T1">фразы</text:span>. Это любящий человек влюблен и делает глупо<text:soft-page-break/>сти. Эта реплика также может трактоваться как триангуляция.</text:p>
      <text:p text:style-name="P57"><text:span text:style-name="T10">Цель</text:span>: попытка оправдаться за счет общепринятого мнения.</text:p>
      <text:p text:style-name="P85">«Если ты поймешь, что история заканчивается здесь — да будет так»</text:p>
      <text:p text:style-name="P57"><text:span text:style-name="T10">Цель</text:span><text:span text:style-name="T11">:</text:span> заставить жертву нести ответственность, демонстрируя свое смирение.</text:p>
      <text:p text:style-name="P85">«В судьбу я не верю, я верю только в свои силы»</text:p>
      <text:p text:style-name="P57">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57">Цель: сбить с толку завуалированным обманчивым утверждением — я прилагаю все усилия.</text:p>
      <text:p text:style-name="P85">«Если ты считаешь, что сил больше нет — я не вправе тебе ничего навязывать»</text:p>
      <text:p text:style-name="P57">Заметили, как это предложение искажает смысл предыдущего? Слишком резкий перепад: мои силы <text:soft-page-break/>—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7"><text:span text:style-name="T10">Цель</text:span>: либо заставить жертву признать, что она слаба, либо заставить доказать, что это не так.</text:p>
      <text:p text:style-name="P57">Итак, что у нас получается:</text:p>
      <text:p text:style-name="P57"/>
      <text:p text:style-name="P8">«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8">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8"><text:soft-page-break/>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8">Никто не говорил, что будет легко. Все говорят, будет сложно и ты должна с этим смириться. Этого не избежать — так все сказали, они знают лучше.</text:p>
      <text:p text:style-name="P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8"><text:soft-page-break/>Я растерян и не знаю, что мне делать. Мне страшно и я обессилен. Ты не можешь быть такой бесчувственной и бросить меня, когда ты мне так нужна!</text:p>
      <text:p text:style-name="P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8">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8">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8"><text:soft-page-break/>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8"/>
      <text:p text:style-name="P57">Впечатляет, не правда ли? Я не зря включила это письмо именно в эту главу. Ведь все, что там описано можно сказать этими тремя словами: «это не я».</text:p>
      <text:h text:style-name="P16" text:outline-level="1"><text:s/><text:bookmark-start text:name="Glava_11__Trio"/>Глава 11. <text:line-break/>Трио<text:bookmark-end text:name="Glava_11__Trio"/></text:h>
      <text:p text:style-name="P57">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5435781" text:continue-numbering="true" text:style-name="диалог">
        <text:list-item>
          <text:p text:style-name="P66">Лучшая измена та, о которой никто ничего не знает!</text:p>
        </text:list-item>
      </text:list>
      <text:p text:style-name="P57">И обсуждали они это при мне и при своих девушках и женах. Я человек не ревнивый, так что я отшучивалась, мол:</text:p>
      <text:list xml:id="list35409750" text:continue-numbering="true" text:style-name="диалог">
        <text:list-item>
          <text:p text:style-name="P66">Спасибо, что сказали... Буду знать!</text:p>
        </text:list-item>
      </text:list>
      <text:p text:style-name="P57">На время его это попускало, но спустя какое-то время он заводил эти разговоры снова, потом уже и <text:soft-page-break/>наедине. Я всегда говорила, что все, что можно тебе, автоматически можно и мне.</text:p>
      <text:list xml:id="list35434306" text:continue-numbering="true" text:style-name="диалог">
        <text:list-item>
          <text:p text:style-name="P66">И, будь уверен, я это сделаю...</text:p>
        </text:list-item>
      </text:list>
      <text:p text:style-name="P57">Я думаю, что именно это его останавливало — моя готовность поступить так же. Как-то он спросил у меня, что я сделаю, если узнаю, что он мне изменил.</text:p>
      <text:list xml:id="list35415570" text:continue-numbering="true" text:style-name="диалог">
        <text:list-item>
          <text:p text:style-name="P66">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57">И я действительно не знала. Теперь знаю, но тогда — нет...</text:p>
      <text:p text:style-name="P57">Бывало, идем по улице, а он такой:</text:p>
      <text:list xml:id="list35411033" text:continue-numbering="true" text:style-name="диалог">
        <text:list-item>
          <text:p text:style-name="P66">Смотри, какая жопа!</text:p>
        </text:list-item>
      </text:list>
      <text:p text:style-name="P57">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7"/>
      <text:p text:style-name="P13"><text:soft-page-break/>«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1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1">Шейнов В. П., «Скрытое управление человеком»</text:p>
      <text:p text:style-name="Цитата_20_-_20_автор"><text:span text:style-name="Default_20_Paragraph_20_Font"><text:span text:style-name="T24"><text:s/></text:span></text:span></text:p>
      <text:p text:style-name="P57">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7"><text:soft-page-break/>— Смотри какая спинка... И куртка у него классная, надо и тебе такую купить...</text:p>
      <text:p text:style-name="P57">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7">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3">• • •</text:p>
      <text:p text:style-name="P57">Постепенно его намеки и акцентирование внимания на удовлетворении его больного либидо переросли в новую тему — «трио».</text:p>
      <text:p text:style-name="P57">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7"><text:soft-page-break/>Конечно, я говорила в шутку, но старалась, чтоб прозвучало это, как можно убедительнее. Так смешно вспоминать его удивленное лицо:</text:p>
      <text:list xml:id="list35409426" text:continue-numbering="true" text:style-name="диалог">
        <text:list-item>
          <text:p text:style-name="P6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57">Не, ну вы поняли? А я значит представляю! Насчет третьей девочки он говорил, что даже прикасаться к ней не будет:</text:p>
      <text:list xml:id="list35413307" text:continue-numbering="true" text:style-name="диалог">
        <text:list-item>
          <text:p text:style-name="P66">Я просто на вас посижу посмотрю...</text:p>
        </text:list-item>
      </text:list>
      <text:p text:style-name="P57">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57">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57">В свои года я уже смирилась с тем, что мужская половина человечества полигамна. Но мой благовер<text:soft-page-break/>ный готовил меня к измене, постоянно напоминая и «закидывая» все новые и новые идеи, как бы невзначай прощупывая почву и изучая реакцию.</text:p>
      <text:p text:style-name="P57">Что тут сказать? Любила — безумно. Боготворила — да. Дорожила — да. Ну не ревнивая я!</text:p>
      <text:p text:style-name="P57">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7">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57">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7">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text:soft-page-break/>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57">На этой стадии жертва много раз слышала:</text:p>
      <text:list xml:id="list35429624" text:continue-numbering="true" text:style-name="диалог">
        <text:list-item>
          <text:p text:style-name="P66">Да кому ты нужна, кроме меня?! — и понимала, что и правда, ведь в ней столько недостатков! Она ведь постоянно в чем-то виновата...</text:p>
        </text:list-item>
        <text:list-item>
          <text:p text:style-name="P6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66">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57">Список можно продолжать.</text:p>
      <text:p text:style-name="P57"><text:soft-page-break/>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7">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57">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57"><text:soft-page-break/>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18">• • •</text:p>
      <text:p text:style-name="P57">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57">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7">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text:soft-page-break/>да — предсказуемо. И заканчивалось тем, что он сразу же садился за комп.</text:p>
      <text:p text:style-name="P57">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7">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57">Я знала, что ему хорошо, и мне было хорошо. В эмоциональном плане. На уровне чувств. Искренне...</text:p>
      <text:p text:style-name="P57">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5434383" text:continue-numbering="true" text:style-name="диалог">
        <text:list-item>
          <text:p text:style-name="P66">Да! Мне нравятся женские жопы. Я хожу и смотрю на женские жопы. В мире три миллиарда лю<text:soft-page-break/>дей, и из них даже бабы любят смотреть на женские жопы...</text:p>
        </text:list-item>
      </text:list>
      <text:p text:style-name="P57">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57">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6" text:outline-level="1"><text:s/><text:bookmark-start text:name="Glava_12__Nie_noi"/>Глава 12. <text:line-break/>Не ной<text:bookmark-end text:name="Glava_12__Nie_noi"/></text:h>
      <text:p text:style-name="P57">Если со всеми остальными недостатками я могла смириться, то с одним я мириться не хотела. По быту — да. Я задавала себе вопросы:</text:p>
      <text:list xml:id="list35419681" text:continue-numbering="true" text:style-name="диалог">
        <text:list-item>
          <text:p text:style-name="P66">Я могу с этим жить? — Да.</text:p>
        </text:list-item>
        <text:list-item>
          <text:p text:style-name="P66">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57">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57"><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5425374" text:continue-numbering="true" text:style-name="диалог">
        <text:list-item>
          <text:p text:style-name="P66">Не ной.</text:p>
        </text:list-item>
        <text:list-item>
          <text:p text:style-name="P66">Мне неинтересно это слушать.</text:p>
        </text:list-item>
        <text:list-item>
          <text:p text:style-name="P66">Это ты виновата, это ты допустила.</text:p>
        </text:list-item>
        <text:list-item>
          <text:p text:style-name="P66">Разберись с этим сама...</text:p>
        </text:list-item>
      </text:list>
      <text:p text:style-name="P57">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57">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5429632" text:continue-numbering="true" text:style-name="диалог">
        <text:list-item>
          <text:p text:style-name="P66"><text:soft-page-break/>А я тут при чем?!</text:p>
        </text:list-item>
      </text:list>
      <text:p text:style-name="P57">Или:</text:p>
      <text:list xml:id="list35421570" text:continue-numbering="true" text:style-name="диалог">
        <text:list-item>
          <text:p text:style-name="P66">Почему я должен это выслушивать?!</text:p>
        </text:list-item>
      </text:list>
      <text:p text:style-name="P57">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57">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57">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57">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5405688" text:continue-numbering="true" text:style-name="диалог">
        <text:list-item>
          <text:p text:style-name="P66"><text:soft-page-break/>Я сейчас выключу, если ты не успокоишься! Хватит нюни распускать — это же просто фильм!</text:p>
        </text:list-item>
      </text:list>
      <text:p text:style-name="P57">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18"><text:s/>• • •</text:p>
      <text:p text:style-name="P57">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7">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text:soft-page-break/>ный, как и я. Но, если его проблему мы обсуждали и «обсасывали» часами, то я, заводя речь о своих траблах, слышала:</text:p>
      <text:list xml:id="list35405590" text:continue-numbering="true" text:style-name="диалог">
        <text:list-item>
          <text:p text:style-name="P66">Хватит ныть! Соберись, тряпка!</text:p>
        </text:list-item>
      </text:list>
      <text:p text:style-name="P57">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2">• • •</text:p>
      <text:p text:style-name="P57">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57">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text:soft-page-break/>ние на себе, что вызывало у меня чувство жалости и толкало меня на поддержку.</text:p>
      <text:p text:style-name="P57">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7">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7">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text:soft-page-break/>сопереживать, радоваться, стыдиться, то социум решит, что с тобой что-то не так.</text:p>
      <text:p text:style-name="P57">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57">Я ему рассказывала, что, в принципе-то, ничего делать и не надо, — подойти и обнять, всего-то делов.</text:p>
      <text:list xml:id="list35414005" text:continue-numbering="true" text:style-name="диалог">
        <text:list-item>
          <text:p text:style-name="P43"><text:span text:style-name="T20">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span></text:p>
        </text:list-item>
      </text:list>
      <text:p text:style-name="P57">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57">Абьюзеры воспринимают чувствительность партнера, как манеру «делать из мухи слона». Если вы находитесь в отношениях с деструктивной лично<text:soft-page-break/>стью, то вы часто остаетесь наедине со своей проблемой.</text:p>
      <text:p text:style-name="P57">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7">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23">• • •</text:p>
      <text:p text:style-name="P57">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text:span><text:soft-page-break/><text:span text:style-name="T20">вопрос: «Зачем ты кинул стакан в раковину?» он ответил, что не понимал, что делает из-за очень сильной головной боли.</text:span></text:p>
      <text:p text:style-name="P57">А сейчас вспоминаем мои походы с рюкзачком на костылях за сосисками, и, заодно, — шкаф и: «Ты что, сама не доедешь?»</text:p>
      <text:p text:style-name="P57">Ну конечно! Это же головная боль! Что может быть хуже?!</text:p>
      <text:p text:style-name="P18">• • •</text:p>
      <text:p text:style-name="P57">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7">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5425706" text:continue-numbering="true" text:style-name="диалог">
        <text:list-item>
          <text:p text:style-name="P66"><text:soft-page-break/>Тебе что совсем наплевать на мои проблемы?! ВОТ ТАК ВСЕГДА! Иди спи. Главное, чтоб тебе было хорошо...</text:p>
        </text:list-item>
      </text:list>
      <text:p text:style-name="P57">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5407178" text:continue-numbering="true" text:style-name="диалог">
        <text:list-item>
          <text:p text:style-name="P66">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57">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57"><text:soft-page-break/>Даже сейчас мне говорят друзья, когда уже весь это ад закончился:</text:p>
      <text:list xml:id="list35407650" text:continue-numbering="true" text:style-name="диалог">
        <text:list-item>
          <text:p text:style-name="P66">Ты же девочка, ты должна быть слабой... (в понимании женственности).</text:p>
        </text:list-item>
      </text:list>
      <text:p text:style-name="P57">У меня один ответ:</text:p>
      <text:list xml:id="list35407531" text:continue-numbering="true" text:style-name="диалог">
        <text:list-item>
          <text:p text:style-name="P66">Я не могу себе этого позволить!</text:p>
        </text:list-item>
      </text:list>
      <text:p text:style-name="P57">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7">Если бы я расслабилась в этих отношениях, то, боюсь, от меня вообще ничего не осталось бы.</text:p>
      <text:p text:style-name="P57">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7">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text:soft-page-break/>тебе дело? Пусть воюют! Смерть близкого? Он скажет, что плакать нет смысла, это ни к чему...</text:p>
      <text:p text:style-name="P57">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57">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57">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57">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7"><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57">Так что пора бы взять себя в руки и перестать ныть!..</text:p>
      <text:h text:style-name="P16" text:outline-level="1"><text:s/><text:bookmark-start text:name="Glava_13__Nieadiekvatnaia"/>Глава 13. <text:line-break/>Неадекватная<text:bookmark-end text:name="Glava_13__Nieadiekvatnaia"/></text:h>
      <text:p text:style-name="P35">Если вдруг вы стали для кого-то плохим, значит много хорошего было сделано для этого человека!</text:p>
      <text:p text:style-name="P31">Фаина Раневская</text:p>
      <text:p text:style-name="P12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7">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7">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87">Он проделал очень много работы за всю свою жизнь. И вот одна из них.</text:p>
      <text:p text:style-name="P57">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7">Это внушение. Но, в отличии от доброкачественного воздействия (тебе нужно учиться / тебе нужно <text:soft-page-break/>заботиться о своем здоровье), злокачественное внушение ломает.</text:p>
      <text:list xml:id="list35421014" text:continue-numbering="true" text:style-name="диалог">
        <text:list-item>
          <text:p text:style-name="P66">Я никогда не говорил это!</text:p>
        </text:list-item>
      </text:list>
      <text:p text:style-name="P57">И вот вы начинаете сомневаться в том, что слышали.</text:p>
      <text:list xml:id="list35437620" text:continue-numbering="true" text:style-name="диалог">
        <text:list-item>
          <text:p text:style-name="P66">Тебе кажется, что ты переживаешь!</text:p>
        </text:list-item>
      </text:list>
      <text:p text:style-name="P57">И вы сомневаетесь, что ваши переживания реальны.</text:p>
      <text:list xml:id="list35435252" text:continue-numbering="true" text:style-name="диалог">
        <text:list-item>
          <text:p text:style-name="P66">С тобой что-то в последнее время происходит... Нет нет, это не усталость. Может нервный срыв?</text:p>
        </text:list-item>
      </text:list>
      <text:p text:style-name="P57">И вы сомневаетесь в том, что с вами все в порядке.</text:p>
      <text:list xml:id="list35414232" text:continue-numbering="true" text:style-name="диалог">
        <text:list-item>
          <text:p text:style-name="P66">Это была не твоя идея, а моя...</text:p>
        </text:list-item>
      </text:list>
      <text:p text:style-name="P57">И вы сомневаетесь в своей памяти.</text:p>
      <text:p text:style-name="P57">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text:soft-page-break/>взгляд, безобидная фраза является отменой чувств того человека, которому она произносится.</text:p>
      <text:p text:style-name="P57">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57">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5431988" text:continue-numbering="true" text:style-name="диалог">
        <text:list-item>
          <text:p text:style-name="P66">Ну не говорил, так не говорил...</text:p>
        </text:list-item>
      </text:list>
      <text:p text:style-name="P18">•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text:span><text:soft-page-break/><text:span text:style-name="T20">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7">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7">Он будет биться головой о стену после тяжелого телефонного разговора, но упрекнет меня в оплакивании моего отца.</text:p>
      <text:p text:style-name="P57">Он прав, и будет утверждать, что я, на самом деле, с ним согласна.</text:p>
      <text:list xml:id="list35428536" text:continue-numbering="true" text:style-name="диалог">
        <text:list-item>
          <text:p text:style-name="P66"><text:soft-page-break/>Ты преувеличиваешь — не болит у тебя ничего, ведь так?</text:p>
        </text:list-item>
      </text:list>
      <text:p text:style-name="P57">И я в замешательстве.</text:p>
      <text:p text:style-name="P57">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57">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57">Этот полный непонимания процесс стартует с сопротивления и отторжения:</text:p>
      <text:list xml:id="list35433050" text:continue-numbering="true" text:style-name="диалог">
        <text:list-item>
          <text:p text:style-name="P66">Как же так? Я же слышала!</text:p>
        </text:list-item>
      </text:list>
      <text:p text:style-name="P57">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5415845" text:continue-numbering="true" text:style-name="диалог">
        <text:list-item>
          <text:p text:style-name="P66"><text:soft-page-break/>Я снова все напутала.</text:p>
          <text:p text:style-name="P111"/>
        </text:list-item>
      </text:list>
      <text:p text:style-name="P13">«Для того чтобы сидеть в клетке, не всегда нужны прутья.»</text:p>
      <text:p text:style-name="P41">Рональд Дэвид Лэйнг, «Политика семьи»</text:p>
      <text:p text:style-name="P41"/>
      <text:p text:style-name="P57">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7">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57">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text:soft-page-break/>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7">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7">Я доказывала и доказывала:</text:p>
      <text:list xml:id="list35427355" text:continue-numbering="true" text:style-name="диалог">
        <text:list-item>
          <text:p text:style-name="P66">Но ведь было же!</text:p>
        </text:list-item>
      </text:list>
      <text:p text:style-name="P57">Но мне повторяли и повторяли:</text:p>
      <text:list xml:id="list35420652" text:continue-numbering="true" text:style-name="диалог">
        <text:list-item>
          <text:p text:style-name="P66">Да что ты опять придумываешь?! Тебе что, драмы не хватает?</text:p>
        </text:list-item>
      </text:list>
      <text:p text:style-name="P57">Мне было трудно понять... Да что там, мне было сложно представить, что меня специально вводят в эти заблуждения, сбивают с толку...</text:p>
      <text:p text:style-name="P57">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57"><text:soft-page-break/>В случае моей непреклонности, он, обычно, использовал контрманевр. Ты уверена? — На тебе разряд! — Ах ты настаиваешь?</text:p>
      <text:list xml:id="list35421791" text:continue-numbering="true" text:style-name="диалог">
        <text:list-item>
          <text:p text:style-name="P66">Ты так говоришь, потому, что тебе на меня наплевать!</text:p>
        </text:list-item>
      </text:list>
      <text:p text:style-name="P57">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5429254" text:continue-numbering="true" text:style-name="диалог">
        <text:list-item>
          <text:p text:style-name="P66">Ты неадекватная, я не собираюсь продолжать с тобой разговор!</text:p>
        </text:list-item>
      </text:list>
      <text:p text:style-name="P57">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57">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text:soft-page-break/>голос, кричала, что для меня это важно, ставила ультиматумы и била посуду, умоляла его услышать меня и понять...</text:p>
      <text:p text:style-name="P57">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57">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5430400" text:continue-numbering="true" text:style-name="диалог">
        <text:list-item>
          <text:p text:style-name="P66">С тобой невозможно разговаривать. Поговорим, когда ты успокоишься!</text:p>
        </text:list-item>
      </text:list>
      <text:p text:style-name="P57">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57">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7"><text:soft-page-break/>В процессе такого прессинга, он мог вспомнить о какой-то прошлой ситуации, например:</text:p>
      <text:list xml:id="list35433585" text:continue-numbering="true" text:style-name="диалог">
        <text:list-item>
          <text:p text:style-name="P66">Ты уже так вела себя на прошлой неделе.</text:p>
        </text:list-item>
      </text:list>
      <text:p text:style-name="P57">Я пыталась оправдаться, и говорила, что в той ситуации были те же причины:</text:p>
      <text:list xml:id="list354182211" text:continue-numbering="true" text:style-name="диалог">
        <text:list-item>
          <text:p text:style-name="P66">Потому что тогда, как и сегодня, ты меня перебивал и не давал мне сказать...</text:p>
        </text:list-item>
      </text:list>
      <text:p text:style-name="P57">И тут же получала в ответ «подзатыльник», например:</text:p>
      <text:list xml:id="list35423175" text:continue-numbering="true" text:style-name="диалог">
        <text:list-item>
          <text:p text:style-name="P66">Почему ты постоянно возвращаешься к старым конфликтам!?</text:p>
        </text:list-item>
      </text:list>
      <text:p text:style-name="P57">Что вводило меня в еще большее заблуждение, ведь он же сам вспомнил о той прошлой ситуации!</text:p>
      <text:p text:style-name="P57">Ну и конечно:</text:p>
      <text:list xml:id="list35428941" text:continue-numbering="true" text:style-name="диалог">
        <text:list-item>
          <text:p text:style-name="P66">Поговорим, когда ты успокоишься!</text:p>
        </text:list-item>
      </text:list>
      <text:p text:style-name="P57">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57"><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7">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57">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18"><text:soft-page-break/>• • •</text:p>
      <text:p text:style-name="P57">Но на что стоило обратить тогда свое внимание?</text:p>
      <text:p text:style-name="P57">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57">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7">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7">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text:soft-page-break/>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57">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7">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57">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7"><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57">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57">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7">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57">Я стала дерганная, нервная, неуравновешенная, в то время, как он одевал маску незаслуженно-оби<text:soft-page-break/>женного праведника и шел к друзьям лечить свое пострадавшее эго.</text:p>
      <text:p text:style-name="P57">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5412396" text:continue-numbering="true" text:style-name="диалог">
        <text:list-item>
          <text:p text:style-name="P66">Да все считают, что ты неадекватная!</text:p>
        </text:list-item>
      </text:list>
      <text:p text:style-name="P57">Или:</text:p>
      <text:list xml:id="list35419317" text:continue-numbering="true" text:style-name="диалог">
        <text:list-item>
          <text:p text:style-name="P66">Все знают, что ты истеричка!</text:p>
        </text:list-item>
      </text:list>
      <text:p text:style-name="P57">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2">•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text:span><text:soft-page-break/><text:span text:style-name="T20">он уговорил меня ехать, хотя я не хотела, но поехала, потому что он оооочень попросил.</text:span></text:p>
      <text:p text:style-name="P57">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7">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7">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57">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57"><text:soft-page-break/>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7">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5435113" text:continue-numbering="true" text:style-name="диалог">
        <text:list-item>
          <text:p text:style-name="P66">Мне это неприятно! Как ты не понимаешь?!</text:p>
        </text:list-item>
      </text:list>
      <text:p text:style-name="P57">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7">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57">Ему было откровенно неприятно мое присутствие, и он рассказывал мне об этом всю дорогу. Как можно быть таким жестоким?!...</text:p>
      <text:p text:style-name="P57"><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7">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7">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57">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4">Я уже говорила, что к этому времени он периодически «покапывал» друзьям своими жалобами на меня, но забыла уточнить один нюанс. При мне он <text:soft-page-break/>друзьям не жаловался. Условием его печальных повествований о моих издевательствах над ним было мое отсутствие.</text:p>
      <text:p text:style-name="P4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57"/>
      <text:p text:style-name="P1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1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41"><text:soft-page-break/>Ирина Мельниченко, «Мудаки и игра на публику»</text:p>
      <text:p text:style-name="Цитата_20_-_20_автор"><text:span text:style-name="Default_20_Paragraph_20_Font"><text:span text:style-name="T24"><text:s/></text:span></text:span></text:p>
      <text:p text:style-name="P18">• • •</text:p>
      <text:p text:style-name="P57">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57">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57">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7">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text:soft-page-break/>некоторое время, но будь-то какой-то очередной абсурд или просто всплеск гормонов — я открывала рот и говорила.</text:p>
      <text:p text:style-name="P57">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57">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57">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57"><text:soft-page-break/>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2">• • •</text:p>
      <text:p text:style-name="P57">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7">Наши общие друзья пригласили нас в гости.</text:p>
      <text:p text:style-name="P57">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57">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7"><text:soft-page-break/>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7">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5405400" text:continue-numbering="true" text:style-name="диалог">
        <text:list-item>
          <text:p text:style-name="P66">Я на полчасика. — сказал он мне примерно в 3 часа дня в ответ на мое удивление. </text:p>
        </text:list-item>
      </text:list>
      <text:p text:style-name="P57">А домой пришел в полночь. Потом я узнаю, почему он не взял меня с собой. Но об этом чуть позже.</text:p>
      <text:p text:style-name="P57">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7">И вот брожу я по району — звонит:</text:p>
      <text:list xml:id="list35436331" text:continue-numbering="true" text:style-name="диалог">
        <text:list-item>
          <text:p text:style-name="P66">Я уже дома. А ты где? - по голосу было понятно, что он улыбается.</text:p>
        </text:list-item>
        <text:list-item>
          <text:p text:style-name="P66">Я гуляю.</text:p>
        </text:list-item>
      </text:list>
      <text:p text:style-name="P57">Бросает трубку. Прям просто кладет трубку!</text:p>
      <text:p text:style-name="P57"><text:soft-page-break/>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57">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7">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5419089" text:continue-numbering="true" text:style-name="диалог">
        <text:list-item>
          <text:p text:style-name="P6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57"><text:soft-page-break/>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57">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5426732" text:continue-numbering="true" text:style-name="диалог">
        <text:list-item>
          <text:p text:style-name="P66">Помнишь, утром коту вкололи лекарство?</text:p>
        </text:list-item>
        <text:list-item>
          <text:p text:style-name="P66">Помню.</text:p>
        </text:list-item>
        <text:list-item>
          <text:p text:style-name="P66">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66">Помню. Мы договорились, что ты останешься дома с котом, потому, что не можешь его оставить больного одного дома.</text:p>
        </text:list-item>
        <text:list-item>
          <text:p text:style-name="P66">Да, но с небольшой поправкой — пока не буду уверена в том, что лекарство подействовало, и ему легче.</text:p>
        </text:list-item>
        <text:list-item>
          <text:p text:style-name="P66">Я тебя неправильно понял...</text:p>
        </text:list-item>
        <text:list-item>
          <text:p text:style-name="P66"><text:soft-page-break/>А что конкретно ты не так понял? Тебе нужно было просто набрать меня, когда ты освободишься и узнать, пойду я с тобой или нет?</text:p>
        </text:list-item>
        <text:list-item>
          <text:p text:style-name="P66">Я подумал, что если коту плохо, то ты никуда не пойдешь.</text:p>
        </text:list-item>
        <text:list-item>
          <text:p text:style-name="P66">Но мы договорились, что если ему станет лучше, то я пойду. Было?</text:p>
        </text:list-item>
        <text:list-item>
          <text:p text:style-name="P66">Было.</text:p>
        </text:list-item>
        <text:list-item>
          <text:p text:style-name="P66">Так почему ты не позвонил?</text:p>
        </text:list-item>
        <text:list-item>
          <text:p text:style-name="P66">Я тебя не так понял...</text:p>
          <text:p text:style-name="P66"/>
        </text:list-item>
      </text:list>
      <text:p text:style-name="P1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1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text:soft-page-break/>информации, информации — необходимой ему.»</text:p>
      <text:p text:style-name="P41">С. А. Зелинский, «Психотехнологии гипнотического манипулирования сознанием»</text:p>
      <text:p text:style-name="P41"/>
      <text:p text:style-name="P57">И эта техника прекрасно прослеживается здесь:</text:p>
      <text:list xml:id="list35430690" text:continue-numbering="true" text:style-name="диалог">
        <text:list-item>
          <text:p text:style-name="P43"><text:span text:style-name="T26">Помнишь, мы договорились, что ты меня наберешь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43"><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57">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57">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7"><text:soft-page-break/>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57">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57">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57"><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7">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7">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7">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57">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57"><text:soft-page-break/>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7">Он снимал и повторял:</text:p>
      <text:list xml:id="list35408486" text:continue-numbering="true" text:style-name="диалог">
        <text:list-item>
          <text:p text:style-name="P66">О, какая молодец! И после этого ты будешь говорить, что ты нормальная? Давай-давай, продолжай!</text:p>
        </text:list-item>
      </text:list>
      <text:p text:style-name="P57">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7">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7">Очевидно, что к тому времени его жалобы порядком надоели друзьям. К тому же, никто из нашего <text:soft-page-break/>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57">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57">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7">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57">Очевидно и то, что он держал меня за дуру, просто открыто парируя выдуманными отговорками и <text:soft-page-break/>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57">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16" text:outline-level="1"><text:s/><text:bookmark-start text:name="Glava_14__Vozhak"/>Глава 14. <text:line-break/>Вожак<text:bookmark-end text:name="Glava_14__Vozhak"/></text:h>
      <text:p text:style-name="P35">Для неверных нет любви, для порочных нет радости.</text:p>
      <text:p text:style-name="P31">Мария Корелли, «Скорбь Сатаны»</text:p>
      <text:p text:style-name="P57">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7">К слову, Странный друг был боссом и мой парень был ему нужен. Организовали что-то вроде компании, не по бумагам конечно, без бухгалтерии и учета <text:soft-page-break/>и без четкого плана на развитие... Но называли они это «компанией».</text:p>
      <text:p text:style-name="P57">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5409833" text:continue-numbering="true" text:style-name="диалог">
        <text:list-item>
          <text:p text:style-name="P66">Так легче переносить такой напряженный график, — говорил он мне.</text:p>
        </text:list-item>
      </text:list>
      <text:p text:style-name="P57">Дома его постоянно не было, и я снова за ним заскучала.</text:p>
      <text:list xml:id="list35415278" text:continue-numbering="true" text:style-name="диалог">
        <text:list-item>
          <text:p text:style-name="P66">Выдели хоть выходные для меня! — просила я.</text:p>
        </text:list-item>
        <text:list-item>
          <text:p text:style-name="P66">Хотя бы день!</text:p>
        </text:list-item>
        <text:list-item>
          <text:p text:style-name="P66">Хотя бы вечер!..</text:p>
        </text:list-item>
      </text:list>
      <text:p text:style-name="P57">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7">Вся ирония в том, что моему парню пообещали проценты от прибыли, которую даже никто не фик<text:soft-page-break/>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57">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7">Вместо моего парня домой возвращалось его тело. Всегда в состоянии опьянения, всегда злое и уставшее.</text:p>
      <text:p text:style-name="P57">— Тебе нужно отдохнуть! — твердила я уже через неделю такого графика.</text:p>
      <text:p text:style-name="P57">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57">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57"><text:soft-page-break/>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7">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7">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7">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7">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57"><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5421552" text:continue-numbering="true" text:style-name="диалог">
        <text:list-item>
          <text:p text:style-name="P66">Я съем кусочек пиццы и домой. — сказал он мне в 9 вечера.</text:p>
        </text:list-item>
      </text:list>
      <text:p text:style-name="P57">А домой вернулся под утро.</text:p>
      <text:p text:style-name="P57">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7">Во всех случаях, где была третья сторона — он выбирал третью сторону, отодвигая меня на второй план и мне это в край надоело!</text:p>
      <text:p text:style-name="P57">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7">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text:soft-page-break/>вый мужик, а эта их деятельность не стоила таких усилий!</text:p>
      <text:p text:style-name="P22">• • •</text:p>
      <text:p text:style-name="P57">На работу я поехала от сестры. Здесь нужно обратить внимание на последовательность событий, которые будут происходить дальше. Это важно.</text:p>
      <text:p text:style-name="P57">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57">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7">Он взял листок бумаги и спросил меня, сколько у меня пунктов. Я ответила — семь. Он что-то написал, и отложил в сторону. Еще один ловкий ход.</text:p>
      <text:p text:style-name="P57">Открыв мою писанину, он мгновенно разозлился:</text:p>
      <text:list xml:id="list35427505" text:continue-numbering="true" text:style-name="диалог">
        <text:list-item>
          <text:p text:style-name="P66"><text:soft-page-break/>Все не так! Я ожидал совсем другого! Ты все неправильно сделала!</text:p>
        </text:list-item>
        <text:list-item>
          <text:p text:style-name="P66">А что конкретно тебя не устраивает — манера письма?</text:p>
        </text:list-item>
        <text:list-item>
          <text:p text:style-name="P66">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57">Потом он преподнес мне свой список. Точно не помню формулировку, но смысл был такой:</text:p>
      <text:list xml:id="list1957185613768058110" text:style-name="L8">
        <text:list-item>
          <text:p text:style-name="P67">У меня</text:p>
        </text:list-item>
        <text:list-item>
          <text:p text:style-name="P67">Идеальная</text:p>
        </text:list-item>
        <text:list-item>
          <text:p text:style-name="P67">Девушка</text:p>
        </text:list-item>
        <text:list-item>
          <text:p text:style-name="P67">Которую</text:p>
        </text:list-item>
        <text:list-item>
          <text:p text:style-name="P67">Я очень</text:p>
        </text:list-item>
        <text:list-item>
          <text:p text:style-name="P67">Сильно</text:p>
        </text:list-item>
        <text:list-item>
          <text:p text:style-name="P67">Люблю</text:p>
        </text:list-item>
      </text:list>
      <text:p text:style-name="P57"><text:soft-page-break/>Понимаете, да? Этим он выставил меня той самой «вечно всем недовольной стервой». Типа мне все не так, а он всем доволен, значит проблемы во мне.</text:p>
      <text:p text:style-name="P57">Через несколько минут он уничтожил мою психику ко всем чертям.</text:p>
      <text:p text:style-name="P57">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7">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57">В самом начале моего повествования были такие слова:</text:p>
      <text:p text:style-name="P57"/>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57"><text:soft-page-break/>Именно к этим словам он и прицепился. Именно на них обсуждение закончилось.</text:p>
      <text:p text:style-name="P57">Тут очень важный момент. Что бы понять всю суть этого конфликта, нужно представить себе все, что я сейчас опишу.</text:p>
      <text:p text:style-name="P57">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57">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7">Я не успевала за ним. За ходом мысли. Я не успевала реагировать на этот поток агрессии, что меня и сбило с толку — я не понимала, что ее вызвало.</text:p>
      <text:p text:style-name="P57">«Ты вожак» — разве это обидно? Но он озвучивал мои слова с кричащей обидой, перекривлял меня, <text:soft-page-break/>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44">Психологический термин, который описывает данное поведение, звучит как «Паратимия<text:note text:id="ftn16"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57"/>
      <text:p text:style-name="P1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13">Причем если манипулятор дополнительно усилил свою информацию эмоциональной <text:soft-page-break/>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1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1">С. А. Зелинский, «Методы, приемы и способы манипуляций. (Современные психотехнологии манипулирования)»</text:p>
      <text:p text:style-name="P41"/>
      <text:p text:style-name="P57">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7"><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57">На удивление для самой себя я была спокойна, даже слишком. Но, как оказалось — это был еще один тактический ход.</text:p>
      <text:p text:style-name="P57"/>
      <text:p text:style-name="P1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1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text:soft-page-break/>чтобы вывести вас из себя, и добиться намеченного результата.»</text:p>
      <text:p text:style-name="P41">С. А. Зелинский, «Методы, приемы и способы манипуляций. (Современные психотехнологии манипулирования)»</text:p>
      <text:p text:style-name="P41"/>
      <text:p text:style-name="P57">Когда я спокойным тоном попросила его расслабиться и не перебивать меня, мол, мы ведь разговариваем.</text:p>
      <text:list xml:id="list35434388" text:continue-list="list35427505" text:style-name="диалог">
        <text:list-item>
          <text:p text:style-name="P66">Я не собираюсь с тобой ссориться, — сказала я. — Мы же хотим помириться! А ты обращаешься со мной, как с шавкой, и затыкаешь мне рот.</text:p>
        </text:list-item>
      </text:list>
      <text:p text:style-name="P57">Он просто вышел из комнаты...</text:p>
      <text:p text:style-name="P57">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7">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57"><text:soft-page-break/>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57">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7">Это были самые странные и страшные минуты наших отношений.</text:p>
      <text:p text:style-name="P57">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57">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7">Он побежал к окну.</text:p>
      <text:p text:style-name="P57"><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7">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57">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57">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5419189" text:continue-numbering="true" text:style-name="диалог">
        <text:list-item>
          <text:p text:style-name="P66">Помогите! Кто-нибудь! Помогите!</text:p>
        </text:list-item>
      </text:list>
      <text:p text:style-name="P57"><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5422458" text:continue-numbering="true" text:style-name="диалог">
        <text:list-item>
          <text:p text:style-name="P66">Помогите! Кто-нибудь! Я не знаю, что мне делать! Он сейчас упадет! Я не удержу...</text:p>
        </text:list-item>
      </text:list>
      <text:p text:style-name="P57">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57">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57">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7">Он сбежал с квартиры в ночь к своим друзьям, всячески демонстрируя собственную безвыходность. <text:soft-page-break/>Будто ему было так плохо, что больше ничего не оставалось делать.</text:p>
      <text:p text:style-name="P57">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7">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7">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7">Я не подумала:</text:p>
      <text:list xml:id="list35437422" text:continue-numbering="true" text:style-name="диалог">
        <text:list-item>
          <text:p text:style-name="P66"><text:s/>Что же мне делать? Я знаю! Нужно содрать татуировку, чтоб он не напоминала мне о нем!</text:p>
        </text:list-item>
      </text:list>
      <text:p text:style-name="P57">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7"><text:soft-page-break/>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57">Потом он вернулся. Не один — он привел своих друзей посмотреть на все это шоу. Я была еще «жива», и меня нужно было «добить».</text:p>
      <text:p text:style-name="P57">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5411903" text:continue-numbering="true" text:style-name="диалог">
        <text:list-item>
          <text:p text:style-name="P66">Что ты с ним сделала? — спрашивали они. — Он сказал, что ты взбесилась, что ты кричала, что он хотел уйти, а ты не пускала...</text:p>
        </text:list-item>
      </text:list>
      <text:p text:style-name="P57">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18"><text:soft-page-break/>• • •</text:p>
      <text:p text:style-name="P57">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57">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57">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57">Весь разговор занял не больше 2-3-х минут, а ведь Жена уже ждала под окнами! До начала разговора он отправил ей сигнал <text:span text:style-name="T30">SOS</text:span> — «забери меня от<text:soft-page-break/>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7">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57">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57">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7">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text:soft-page-break/>успешно сошло за доказательство. В их глазах он был «жертвой», а я агрессором.</text:p>
      <text:p text:style-name="P57">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57">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7">Это как с тем кофе, что я вылила под ноги. На записи видно, что я не в себе, но причины такого поведения никто не зафиксировал...</text:p>
      <text:p text:style-name="P57">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57"><text:soft-page-break/>Попытка выйти в окно была очень убедительной, а я — очень наивной, ведь это было не более, не менее, чем заранее отрепетированное шоу.</text:p>
      <text:p text:style-name="P57">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57">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7">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7">Я — агрессор. Он жертва.</text:p>
      <text:p text:style-name="P57">Я кричу — он страдает.</text:p>
      <text:p text:style-name="P57">Он хочет уйти — я не пускаю.</text:p>
      <text:p text:style-name="P57"><text:soft-page-break/>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57">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7">Они заслужили увидеть это зрелище. Они ведь выслушали столько его жалоб! Сколько было сказано обвинений в мой адрес!</text:p>
      <text:p text:style-name="P57">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57">Он прятался за их спинами от меня, как от зверя, насилию которого он больше не может противостоять... и его защищали. Все, как он и запланировал.</text:p>
      <text:p text:style-name="P22"><text:soft-page-break/>• • •</text:p>
      <text:p text:style-name="P57">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57">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7">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7">Мне не разрешали анализировать его действия. Мне приказывали следить за своим поведением. Понимаете эту цикличность? Его давление порождало <text:soft-page-break/>мою реакцию, которая, в свою очередь, порождала очередное давление.</text:p>
      <text:p text:style-name="P57">Уроборос, который поедает свой хвост. Это — бесконечный цикл, который невозможно было остановить. По крайней мере, мне это было не под силу.</text:p>
      <text:p text:style-name="P57">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57">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6" text:outline-level="1"><text:s/><text:bookmark-start text:name="Glava_15__Ad"/>Глава 15. <text:line-break/>Ад<text:bookmark-end text:name="Glava_15__Ad"/></text:h>
      <text:p text:style-name="P35">И, улыбаясь, мне ломали крылья,</text:p>
      <text:p text:style-name="P35">Мой хрип порой похожим был на вой,</text:p>
      <text:p text:style-name="P35">И я немел от боли и бессилья</text:p>
      <text:p text:style-name="P35">И лишь шептал: «Спасибо, что живой».</text:p>
      <text:p text:style-name="P31">А. Высоцкий</text:p>
      <text:p text:style-name="P57">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text:soft-page-break/>сойду с ума от одиночества и безысходности, в которое меня окунули.</text:p>
      <text:p text:style-name="P57">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7">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57">Начала брать уроки гитары. Я завела дневник и старалась описать все мысли, что были в моей голове. Вот первая запись:</text:p>
      <text:p text:style-name="P57"/>
      <text:p text:style-name="P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text:soft-page-break/>ющую нас информацию и что-то меняем в нашем подходе к решению проблем. В конечном итоге, люди делятся на 2 типа: одни говорят, другие делают...»</text:p>
      <text:p text:style-name="P8"/>
      <text:p text:style-name="P57">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7">«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57">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57">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text:soft-page-break/>вместе взятое и умноженное на 10. Я никому не пожелаю испытать на себе подобный ужас.</text:p>
      <text:p text:style-name="P57">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57">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57">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7">От голода я сильно похудела. По мне можно было изучать строение скелета. Ребра были видны даже на грудной клетке, а живот впал, настолько, что та<text:soft-page-break/>зовые кости натягивали кожу двумя острыми уголками по бокам.</text:p>
      <text:p text:style-name="P57">Так, как я вела всегда активный образ жизни, когда жир «ушел», моя фигура была похожа на комплекцию взрослеющего жилистого мальчика.</text:p>
      <text:p text:style-name="P22">• • •</text:p>
      <text:p text:style-name="P57">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7">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5427848" text:continue-numbering="true" text:style-name="диалог">
        <text:list-item>
          <text:p text:style-name="P66">Забери меня, рак, я больше не хочу жить...</text:p>
        </text:list-item>
      </text:list>
      <text:p text:style-name="P57">Было адски больно, будто меня сжигали заживо.</text:p>
      <text:p text:style-name="P57">Это все, конечно, сопровождалось моими попытками «все исправить». Я тогда не понимала, что от <text:soft-page-break/>меня избавились. Возможность выстроить подлинный ход событий представилась мне гораздо позже.</text:p>
      <text:p text:style-name="P57">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7">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15"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57">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57">Мои девочки старались отгородить меня от общения с ним и прекратить мои всевозможные попытки с ним связаться, ведь они видели, как после каждой <text:soft-page-break/>из них мое состояние обострялось и сопровождалось постоянными нервными срывами.</text:p>
      <text:p text:style-name="P57">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7">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7">Потом, спустя некоторое время, когда я поняла, что не вернусь к нему, я разобрала и подключила свой компьютер. И обнаружила, что мне на мессенджер<text:note text:id="ftn14" text:note-class="footnote"><text:note-citation text:label="**">**</text:note-citation><text:note-body><text:p text:style-name="Footnote"><text:span text:style-name="T8">Мессенджер</text:span> <text:span text:style-name="T1">(от </text:span><text:span text:style-name="T14">ст.</text:span><text:span text:style-name="T31">-фр</text:span><text:span text:style-name="T14">анц</text:span><text:span text:style-name="T31">.</text:span><text:span text:style-name="T1"> </text:span><text:span text:style-name="T31">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57">На этом череда моих удивлений не закончилась, ибо открыв чат с ним, я поняла, что сообщение это было адресовано не мне, а моему мучителю.</text:p>
      <text:p text:style-name="P57"><text:soft-page-break/>Мой парень залогинился<text:note text:id="ftn13"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7">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22">• • •</text:p>
      <text:p text:style-name="P57">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7">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text:soft-page-break/>мы тогда, когда она как раз переживала разрыв с ним.</text:p>
      <text:p text:style-name="P57">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57">Запомните этот момент. Я позже объясню, к чему я веду.</text:p>
      <text:p text:style-name="P57">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5421950" text:continue-numbering="true" text:style-name="диалог">
        <text:list-item>
          <text:p text:style-name="P66">А где тот браслет, который я тебе подарила?</text:p>
        </text:list-item>
      </text:list>
      <text:p text:style-name="P57">Он ответил, что не помнит, и что, скорее всего, потерял его.</text:p>
      <text:p text:style-name="P57">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7"><text:soft-page-break/>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7">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7">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7">Я очень захотела посмотреть ему в глаза. Отчетливо помню, что это желание появилось у меня сразу после прочтения той переписки.</text:p>
      <text:p text:style-name="P57">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7"><text:soft-page-break/>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7">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7">Я была в ее глазах загнанным зверем, и, стало быть, моя любовь была настолько сильной, что со стороны пугала.</text:p>
      <text:p text:style-name="P57">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57">Я брала выходные на работе, когда у него температура была 38, и носила ему чайки, бегала в апте<text:soft-page-break/>ку, вызывала врачей... Ведь я должна, как мне внушили, о нем заботиться. Не о нас, а о нем.</text:p>
      <text:p text:style-name="P57">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7">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7">Тогда она обыскивала зависимое слабое безвольное ничтожество, которое отчаянно хотело заслужить милость хозяина.</text:p>
      <text:p text:style-name="P57">Тщательно осмотрев меня, она его позвала.</text:p>
      <text:p text:style-name="P22">• • •</text:p>
      <text:p text:style-name="P57">Вспоминаю и улыбаюсь! Вот это мастерство! Сначала он не хотел выходить ко мне. Он боялся меня. Но согласился, конечно же, не без условий.</text:p>
      <text:p text:style-name="P57"><text:soft-page-break/>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57">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7">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7">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57"><text:soft-page-break/>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4">Это высказанное вслух сомнение. Это всего лишь два коротких простых слова. Но давайте попробуем понять, какой смысл они несут.</text:p>
      <text:p text:style-name="P44"/>
      <text:p text:style-name="P6">«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57">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57"><text:soft-page-break/>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57">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7">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5422337" text:continue-numbering="true" text:style-name="диалог">
        <text:list-item>
          <text:p text:style-name="P66">Больше я не допущу такой ошибки!</text:p>
        </text:list-item>
      </text:list>
      <text:p text:style-name="P57">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57">Это был крах. Я была в плачевном состоянии и не слушала никого, ни сестру, которая просила меня оставить все как есть и не унижаться, ни подругу, <text:soft-page-break/>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5426261" text:continue-numbering="true" text:style-name="диалог">
        <text:list-item>
          <text:p text:style-name="P66">Он любит! Я спрашивала, и он не сказал «нет»!!!</text:p>
        </text:list-item>
      </text:list>
      <text:p text:style-name="P57">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18">• • •</text:p>
      <text:p text:style-name="P57">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57">Он говорил, что ему тоже без меня тяжело, что он тоже страдает, что не может меня забыть и что лю<text:soft-page-break/>бит меня, но «мы делаем друг друга несчастными», все повторял он и обрывал связь, оставляя меня в полном безумии.</text:p>
      <text:p text:style-name="P57">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57">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6" text:outline-level="1"><text:s/><text:bookmark-start text:name="Glava_16__Nosce_te_ipsum"/>Глава 16. <text:line-break/>Nosce te ipsum<text:bookmark-end text:name="Glava_16__Nosce_te_ipsum"/></text:h>
      <text:p text:style-name="P57">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7">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7"><text:span text:style-name="T1">Случайно</text:span> проболтался?..</text:p>
      <text:p text:style-name="P57">Понимая, сколько времени ему идти, я мигом вызвала такси и поехала к нему.</text:p>
      <text:p text:style-name="P57">Я просидела на коврике для обуви под дверью где-то с час. Очень сильно захотела в туалет, но не отходила от двери, чтобы не пропустить его. Потом, <text:soft-page-break/>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57">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57">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7">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7"><text:soft-page-break/>Таксист оказался приятным человеком и очень неравнодушным, несмотря на молодой возраст. Я спросила его, не спешит ли он:</text:p>
      <text:list xml:id="list35425155" text:continue-numbering="true" text:style-name="диалог">
        <text:list-item>
          <text:p text:style-name="P66">Мне нужно с кем-нибудь поговорить...</text:p>
        </text:list-item>
      </text:list>
      <text:p text:style-name="P57">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57">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7">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57">И вот он мне говорит:</text:p>
      <text:list xml:id="list35433457" text:continue-numbering="true" text:style-name="диалог">
        <text:list-item>
          <text:p text:style-name="P66">А это не он идет?</text:p>
        </text:list-item>
      </text:list>
      <text:p text:style-name="P57"><text:soft-page-break/>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7">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7">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7">Забавно, ведь позже у меня получится свести все эти обстоятельства в одну целую картину. Всему ведь есть объяснение, не так ли?</text:p>
      <text:p text:style-name="P57">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text:soft-page-break/>под его подъездом. Ведь ему сказали, что я уехала, но никто не знал, что я вернулась...</text:p>
      <text:p text:style-name="P57">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7">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57">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57">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7"><text:soft-page-break/>Попробую сформулировать мысли, которые тогда орудовали в моей голове:</text:p>
      <text:list xml:id="list35430140" text:continue-numbering="true" text:style-name="диалог">
        <text:list-item>
          <text:p text:style-name="P66">Я очень его люблю. Я хочу быть с ним. Я хочу, чтоб мы были счастливы вместе. Я не хочу, чтобы он страдал, но не знаю как это сделать...</text:p>
        </text:list-item>
      </text:list>
      <text:p text:style-name="P57">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57">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7">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57">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text:soft-page-break/>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57">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57">Что я могу сказать — я повелась и нет мне оправдания.</text:p>
      <text:p text:style-name="P57">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7">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text:soft-page-break/>только сейчас понимаю, что это было еще одной провокацией.</text:p>
      <text:p text:style-name="P57">Он безжалостно «добивал» мою психику, втаптывая меня в землю огромным молотом своих издевательств.</text:p>
      <text:p text:style-name="P57">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7">—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7">Он высказал свою уверенность в том, что в этом случае между нами не может ничего быть, и — попросил уйти. Ба-бах.</text:p>
      <text:p text:style-name="P22">• • •</text:p>
      <text:p text:style-name="P57">Затем было много бессонных кошмарных ночей. Я ворочалась в постели в поту. Я не то, что не могла спать — я не могла закрыть глаза... На меня уже <text:soft-page-break/>было страшно смотреть. Вид у меня был таким жалким, что, казалось, сейчас зеркало треснет от жалости.</text:p>
      <text:p text:style-name="P57">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57">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7">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7">К слову, я понимала это, но сидеть спокойно не могла, меня трусило изнутри, заставляя качаться, и я не могла остановиться.</text:p>
      <text:p text:style-name="P57">Естественно, они начали задавать вопросы — как давно это началось, сколько это продолжается и какие причины? Меня всю трусило, но я понимала, что <text:soft-page-break/>мне говорят и описала все как есть, умоляя их остановить этот кошмар.</text:p>
      <text:list xml:id="list35413202" text:continue-numbering="true" text:style-name="диалог">
        <text:list-item>
          <text:p text:style-name="P6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57">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7">Они пообещали мне, что я буду спать 6 часов. Я поспала около 3-х часов и была им безумно за это благодарна. Наконец это был здоровый крепкий сон.</text:p>
      <text:p text:style-name="P57">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57">И вот я — «безжалостная мучительница», которой внушили, что она больна, принимает решение лечиться, в то время, как он — «несчастная жертва» <text:soft-page-break/>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57">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7">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57">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57">Он безболезненно для меня начал со мной диалог и я ему полностью открылась. Я рыдала, рассказы<text:soft-page-break/>вая о боли, которая меня мучает, а он, впервые за долгие три года, оказался собеседником, который меня внимательно слушал и ни разу не перебил.</text:p>
      <text:p text:style-name="P57">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7">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6" text:outline-level="1"><text:s/><text:bookmark-start text:name="Glava_17__Ia_vsie_ponial"/>Глава 17. <text:line-break/>Я все понял<text:bookmark-end text:name="Glava_17__Ia_vsie_ponial"/></text:h>
      <text:p text:style-name="P57">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7">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57">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7">Я не понимала, что бы это могло значить:</text:p>
      <text:list xml:id="list35414694" text:continue-numbering="true" text:style-name="диалог">
        <text:list-item>
          <text:p text:style-name="P66"><text:soft-page-break/>Я хочу провести с тобой ночь, но тебе это вряд ли понравится...</text:p>
        </text:list-item>
      </text:list>
      <text:p text:style-name="P57">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7">На сообщение я ответила, что не девочка на побегушках и не прибегу по первому зову.</text:p>
      <text:list xml:id="list35407514" text:continue-numbering="true" text:style-name="диалог">
        <text:list-item>
          <text:p text:style-name="P66">Тебе что, потрахаться не с кем? — спросила я его.</text:p>
        </text:list-item>
      </text:list>
      <text:p text:style-name="P57">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7">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57">Мой вид уже был более-менее здоровым после всего кошмара, который я пережила за эти два меся<text:soft-page-break/>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57">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57">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57">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text:soft-page-break/>тичный... В общем, каждый раз он был таким, каким ему было удобно быть.</text:p>
      <text:p text:style-name="P57">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7">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7">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57">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57">Растерянность. Вот что было на его лице. Я могла им играться первый раз за все время нашего с ним знакомства. Я могла себе это позволить, ведь он <text:soft-page-break/>«приполз»... Не на коленях... нет... Да и не приполз вовсе... Он не просил прощения... Ведь ему не за что извиняться! Но он сказал, что «влюбился в меня заново»!</text:p>
      <text:p text:style-name="P57">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57">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57">«Раньше тебя любить было не за что, а теперь есть за что». Ну ведь правильно же? Смысл именно такой получается?</text:p>
      <text:p text:style-name="P57">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text:soft-page-break/>сильно я была счастлива в тот вечер слышать такие его слова, как:</text:p>
      <text:list xml:id="list35414054" text:continue-numbering="true" text:style-name="диалог">
        <text:list-item>
          <text:p text:style-name="P66">Ты очень хорошо выглядишь.</text:p>
        </text:list-item>
        <text:list-item>
          <text:p text:style-name="P66">Я очень за тобой соскучился.</text:p>
        </text:list-item>
        <text:list-item>
          <text:p text:style-name="P66">Я рад, что ты согласилась со мной встретиться.</text:p>
        </text:list-item>
      </text:list>
      <text:p text:style-name="P57">Все это свидетельствовало о том, что он тоже рад — и я была рада вдвойне. Он спросил меня, чем я занимаюсь, и я начала перечислять:</text:p>
      <text:list xml:id="list35426879" text:continue-numbering="true" text:style-name="диалог">
        <text:list-item>
          <text:p text:style-name="P43"><text:span text:style-name="T20">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span></text:p>
        </text:list-item>
        <text:list-item>
          <text:p text:style-name="P66">А по вторникам? — спросил он.</text:p>
        </text:list-item>
        <text:list-item>
          <text:p text:style-name="P66">А по вторникам я хожу на сеансы к психологу...</text:p>
        </text:list-item>
      </text:list>
      <text:p text:style-name="P57">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57"><text:soft-page-break/>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57">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7">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7">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16" text:outline-level="1"><text:s/><text:bookmark-start text:name="Glava_18__A_zachiem_vam_Ona_"/>Глава 18. <text:line-break/>А зачем вам Она?<text:bookmark-end text:name="Glava_18__A_zachiem_vam_Ona_"/></text:h>
      <text:p text:style-name="P57">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57">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7"><text:soft-page-break/>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57">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57">Я переживала, правда. Любимый демонстрировал мне свое желание все исправить, а я искренне на все это велась. И — была несказанно счастлива.</text:p>
      <text:p text:style-name="P57">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57"><text:soft-page-break/>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57">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57">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57">Мы здороваемся с ним, проходим в кабинет, и тут я уже «намылилась» уходить, дабы оставить их наедине, но доктор сказал мне:</text:p>
      <text:list xml:id="list35410677" text:continue-numbering="true" text:style-name="диалог">
        <text:list-item>
          <text:p text:style-name="P66">Останьтесь, Яна...</text:p>
        </text:list-item>
      </text:list>
      <text:p text:style-name="P57">Я не стала возражать, хоть и растерялась — ведь мы же договорились. Я просто хотела, чтобы все <text:soft-page-break/>было искренне и честно. Я не хотела, чтобы любимый чувствовал неудобство от моего присутствия, рассказывая при мне о наших проблемах.</text:p>
      <text:p text:style-name="P57">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57">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57">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7">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57"><text:soft-page-break/>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57">Ну и конечно, при этом он нежно, успокаивающе поглаживал мою руку, слегка приобняв, не останавливался в своем повествовании.</text:p>
      <text:p text:style-name="P57">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57">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7">Тут я не выдержала и расплакалась. Я держалась до последнего — выдыхала, чтоб не разрыдаться, но <text:soft-page-break/>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57">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7">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57">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5410506" text:continue-numbering="true" text:style-name="диалог">
        <text:list-item>
          <text:p text:style-name="P66">А скажите мне, пожалуйста, зачем вам Яна?</text:p>
        </text:list-item>
        <text:list-item>
          <text:p text:style-name="P66">В смысле: «зачем мне Яна»? <text:span text:style-name="T13">Я ее люблю!</text:span></text:p>
        </text:list-item>
        <text:list-item>
          <text:p text:style-name="P66">Вот вы говорите, что Яна очень плохая: обижает вас и неправильно себя ведет. Делает вас несчастным. Так зачем она вам?</text:p>
        </text:list-item>
      </text:list>
      <text:p text:style-name="P44"><text:soft-page-break/>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44">«Я ее люблю!..»</text:p>
      <text:p text:style-name="P57">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57">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57">Но это были вполне обоснованные беспристрастные попытки доктора научными методами позволить человеку открыться.</text:p>
      <text:p text:style-name="P57">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text:soft-page-break/>плохая девушка. За что же он борется? Мне его даже стало жаль.</text:p>
      <text:p text:style-name="P57">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57">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7">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7">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57"><text:soft-page-break/>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5421348" text:continue-numbering="true" text:style-name="диалог">
        <text:list-item>
          <text:p text:style-name="P66">С вами все в полном порядке, — сказал он, — но вот Его я бы хотел видеть.</text:p>
        </text:list-item>
      </text:list>
      <text:p text:style-name="P57">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57">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57">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text:soft-page-break/>сказывает желание работать с моим парнем, подтекстом чего является: «Проблема в нем».</text:p>
      <text:p text:style-name="P57">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57">Он всячески давал мне понять, с кем я имею дело, но врачебная этика запрещает делать это напрямую.</text:p>
      <text:h text:style-name="P16" text:outline-level="1"><text:s/><text:bookmark-start text:name="Glava_19__Ia_podumaiu"/>Глава 19. <text:line-break/>Я подумаю<text:bookmark-end text:name="Glava_19__Ia_podumaiu"/></text:h>
      <text:p text:style-name="P57">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57">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7">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57"><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7">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57">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57">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57">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7"><text:soft-page-break/>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57">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7">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57">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7">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text:soft-page-break/>брошусь на шею, расцелую.... Но вот это — «я подумаю» почему то всегда хотела сказать... Что тут скажешь? Девочки...</text:p>
      <text:p text:style-name="P57">И вот я стою и рыдаю от счастья. Он спрашивает меня, выйду ли я за него. Я говорю: «Я подумаю...», как в своей заветной мечте...</text:p>
      <text:p text:style-name="P57">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7">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57">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57">Конечно, все были на эмоциях и пошли курить. Мы собираемся на террасе, я трепещу от счастья, мы закуриваем и я спрашиваю...</text:p>
      <text:list xml:id="list35421833" text:continue-numbering="true" text:style-name="диалог">
        <text:list-item>
          <text:p text:style-name="P66"><text:soft-page-break/>Котик, а когда ты принял такое решение — на мне жениться?</text:p>
        </text:list-item>
        <text:list-item>
          <text:p text:style-name="P66">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57">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57">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7">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57">Да, он этим все испортил, эйфория закончилась, но это меня не сбило с ног, как было бы еще несколько месяцев назад. Я еще не понимала, что он <text:soft-page-break/>мной манипулирует, но в тот момент я четко осознала что:</text:p>
      <text:p text:style-name="P57">а) мне это не нравится;</text:p>
      <text:p text:style-name="P57">б) это ненормально.</text:p>
      <text:p text:style-name="P57">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7">Что тут скажешь — к сестре уже так просто не сбежишь. И я стала думать головой, а не слепым любящим сердцем.</text:p>
      <text:p text:style-name="P57">Я невеста. Это непривычно!</text:p>
      <text:list xml:id="list35407938" text:continue-numbering="true" text:style-name="диалог">
        <text:list-item>
          <text:p text:style-name="P66">Ну и когда же мы поженимся? — спросила я.</text:p>
        </text:list-item>
        <text:list-item>
          <text:p text:style-name="P66">Давай летом. — предложил он.</text:p>
        </text:list-item>
      </text:list>
      <text:p text:style-name="P57">Отличная идея.</text:p>
      <text:p text:style-name="P57">Я не знаю, как мы вообще до лета дожили.</text:p>
      <text:h text:style-name="P16" text:outline-level="1"><text:s/><text:bookmark-start text:name="Glava_20__Mien_shie_niuansov"/>Глава 20. <text:line-break/>Меньше нюансов<text:bookmark-end text:name="Glava_20__Mien_shie_niuansov"/></text:h>
      <text:p text:style-name="P57">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57">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7">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7"><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57">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57">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57">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7">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7"><text:soft-page-break/>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7">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5407456" text:continue-numbering="true" text:style-name="диалог">
        <text:list-item>
          <text:p text:style-name="P66">Так будет меньше нюансов при разводе! — сказал он мне.</text:p>
        </text:list-item>
      </text:list>
      <text:p text:style-name="P57">Я не выдержала и сказала, что если он хочет «подстраховаться», то пусть составляет сам этот договор, но чтоб моего имени там не было:</text:p>
      <text:list xml:id="list35429863" text:continue-numbering="true" text:style-name="диалог">
        <text:list-item>
          <text:p text:style-name="P66">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list-item>
      </text:list>
      <text:p text:style-name="P57">С этими словами я сняла кольцо, положила его на стол и сказала, что я забираю свое «да» назад, до <text:soft-page-break/>тех пор, пока он не передумает. Тогда я поняла, что не хочу выходить за него замуж, зная, что он уже планирует развод. Это был нокаут.</text:p>
      <text:p text:style-name="P57">Он был взбешен. Я потом горько поплатилась за эту свою «выходку». Завтра меня попытаются снова выгнать из дома.</text:p>
      <text:p text:style-name="P18">• • •</text:p>
      <text:p text:style-name="P123">У меня сохранилась переписка, где на следующий день он идет на попятную — забирает свои слова обратно:</text:p>
      <text:list xml:id="list35436192" text:continue-numbering="true" text:style-name="диалог">
        <text:list-item>
          <text:p text:style-name="P66">...Я не хотел никогда никаких бумажек. Вчера это был просто разговор, из которого ты нашифровала!</text:p>
        </text:list-item>
        <text:list-item>
          <text:p text:style-name="P43"><text:span text:style-name="T20">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66">Думал проснется — может дойдет. Скажет, чет ­реаль­но мне пригорело. А нет. Набрала аргументов и <text:soft-page-break/>говна на лопате на! Главное что ты права. Ты женщина, тебе можно.</text:p>
        </text:list-item>
        <text:list-item>
          <text:p text:style-name="P66">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6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43"><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66">Поэтому я не понимаю, почему ты так упорно ее пытаешься пропихнуть. Когда причина не в этом.</text:p>
        </text:list-item>
        <text:list-item>
          <text:p text:style-name="P66">Короче, хватит. Мне надоело. Мне тут работать надо... — попыталась я закончить этот бред.</text:p>
        </text:list-item>
      </text:list>
      <text:p text:style-name="P57">Что мы видим?</text:p>
      <text:p text:style-name="P85">«Я не хотел никогда никаких бумажек.»</text:p>
      <text:p text:style-name="P57">Он пытается убедить меня в том, что я услышала не то, что услышала.</text:p>
      <text:p text:style-name="P85"><text:soft-page-break/>«Но думать, что я всерьез намерен с тобой договор заключать это плохая причина... Когда причина не в этом.»</text:p>
      <text:p text:style-name="P44">«Всерьез намерен?»... А что, можно быть намеренным не всерьез?</text:p>
      <text:p text:style-name="P4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44">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4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4"><text:soft-page-break/>Я ничего не упустила? Ах да — куда я только смотрела?!</text:p>
      <text:p text:style-name="P85">«Вчера это был просто разговор, из которого ты нашифровала.»</text:p>
      <text:p text:style-name="P57">Ну понятно. Ту он пытается внушить мне, что я ненормальная, выдумываю то, чего, на самом деле, не было... Все стандартно.</text:p>
      <text:p text:style-name="P85">«Думал проснется — может дойдет.»</text:p>
      <text:p text:style-name="P57">Обвинение в тупости: до тебя не доходит, ведь ты тупая.</text:p>
      <text:p text:style-name="P85">«Скажет, чет реально мне пригорело. А нет. Набрала аргументов и говна на лопате на! Главное что ты права.»</text:p>
      <text:p text:style-name="P57">Обвинение в иррациональности, тупости, конфликтности, необоснованности в суждениях. Ну и, конечно, маска «жертвы»: поливаешь меня говном.</text:p>
      <text:p text:style-name="P85">«Главное, что ты права.»</text:p>
      <text:p text:style-name="P57">Двойной смысл, который «кричит» о том, что я не права, осуждает в иррациональности.</text:p>
      <text:p text:style-name="P85">«А чего ты не сказала «нет», мне чисто интересно? Дай угадаю. Ты про бумажки не знала?»</text:p>
      <text:p text:style-name="P57"><text:soft-page-break/>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85">«Дурацкие разговоры были всегда.»</text:p>
      <text:p text:style-name="P57">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85">«Поэтому я не понимаю, почему ты так упорно ее пытаешься пропихнуть.»</text:p>
      <text:p text:style-name="P57">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2">• • •</text:p>
      <text:p text:style-name="P57">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7"><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57">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57">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5426238" text:continue-numbering="true" text:style-name="диалог">
        <text:list-item>
          <text:p text:style-name="P66"><text:soft-page-break/>Когда вещи заберешь? — пишет он в тот же день.</text:p>
        </text:list-item>
        <text:list-item>
          <text:p text:style-name="P66">Сегодня, — отвечаю я, на что он отвечает:</text:p>
        </text:list-item>
        <text:list-item>
          <text:p text:style-name="P66">Целую в шею...</text:p>
        </text:list-item>
      </text:list>
      <text:p text:style-name="P57">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57">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57">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5411724" text:continue-numbering="true" text:style-name="диалог">
        <text:list-item>
          <text:p text:style-name="P66">Слушай а тебе реально даже капельку не стыдно что ты пьяная сидела и выла из-за того, что <text:soft-page-break/>жизнь так несправедлива с тобой и твой мужик заставляет тебя подписывать бумажки?</text:p>
        </text:list-item>
      </text:list>
      <text:p text:style-name="P57">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57">За то, что вернулась к нему, когда он переступал через меня две недели после операции.</text:p>
      <text:p text:style-name="P57">Когда он говорил со мной о измене и пытался склонить меня к групповухе.</text:p>
      <text:p text:style-name="P57">Из-за того, что я на протяжении трех лет просила у него прощение за его жестокое обращение со мной...</text:p>
      <text:p text:style-name="P57">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7">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text:soft-page-break/>меня, чтобы покормить. Принес мне окрошку в постель. Так заботливо кормил меня с ложки...</text:p>
      <text:p text:style-name="P57">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7">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6"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1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1">Анджей Сапковский, «Крещение огнём»</text:p>
      <text:p text:style-name="P41"/>
      <text:p text:style-name="P57">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7">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57"/>
      <text:p text:style-name="P13">«Мы все должны бояться злых людей. Но есть другое зло, которого мы должны бояться еще больше. Это зло — равнодушие хороших людей.»</text:p>
      <text:p text:style-name="P41">Х/Ф «Святые из Бундока»</text:p>
      <text:p text:style-name="P41"/>
      <text:p text:style-name="P57"><text:soft-page-break/>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57">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57">Он говорит то, что в конкретный момент выгоднее всего сказать, и получает свою награду — признание в нем достойного человека окружающими.</text:p>
      <text:p text:style-name="P57">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57">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text:soft-page-break/>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7">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7">Проблема его провала в том, что он не заботится о завтрашнем дне. Ему важно быть уважаемым здесь и сейчас.</text:p>
      <text:p text:style-name="P57">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18"><text:soft-page-break/>• • •</text:p>
      <text:p text:style-name="P57">Жена Странного друга... Не могу о ней не вспомнить, ведь она оказалась ключевым персонажем в этой истории.</text:p>
      <text:p text:style-name="P57">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57">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5427310" text:continue-numbering="true" text:style-name="диалог">
        <text:list-item>
          <text:p text:style-name="P6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57">На что он мне отвечал, что она просто пессимистка и я не должна на нее из-за этого злиться. К тому же, ее муж закрутил роман с их сотрудницей... <text:soft-page-break/>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57">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57">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7">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5407081" text:continue-numbering="true" text:style-name="диалог">
        <text:list-item>
          <text:p text:style-name="P6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text:soft-page-break/>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57">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57">В общем, мы разобщались и начали дружить. Как-то мы втроем сидели у нас, как всегда о чем-то общались и она мне говорит, мол:</text:p>
      <text:list xml:id="list35412824" text:continue-numbering="true" text:style-name="диалог">
        <text:list-item>
          <text:p text:style-name="P66">Давай завтра созвонимся и обсудим (уже не помню что)...</text:p>
        </text:list-item>
        <text:list-item>
          <text:p text:style-name="P66">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6">Л</text:span><text:span text:style-name="_30__20_Text"><text:span text:style-name="T26">ицо</text:span></text:span><text:span text:style-name="T26">...</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5437399" text:continue-numbering="true" text:style-name="диалог">
        <text:list-item>
          <text:p text:style-name="P66">Это я тебя заблокировал у нее на телефоне.</text:p>
        </text:list-item>
      </text:list>
      <text:p text:style-name="P57">И тут уже я открыла рот. Ах вот как?! Я несколько месяцев ненавидела ее за то, что она меня забанила, <text:soft-page-break/>хотя только она, по сути, мне тогда могла помочь, и она это знала... Он все это слышал из моих уст и не говорил, что, на самом деле, он это сделал!</text:p>
      <text:p text:style-name="P57">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7">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57">Ему было невыгодно, чтобы мы поддерживали связь, ведь тогда бы я узнала, как, по его словам он «познаёт себя». Но об этом позже.</text:p>
      <text:p text:style-name="P57">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text:soft-page-break/>прос, любит ли он меня — ответить «нет»... Но он этого не сделал.</text:p>
      <text:p text:style-name="P57">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57">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57">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2">• • •</text:p>
      <text:p text:style-name="P57">Стоит упомянуть, что близилось лето, в планах было съездить в отпуск и сыграть свадьбу, а для это<text:soft-page-break/>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57">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7">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57">Но это оказалось очередным увиливанием, ведь, когда он получил свои деньги, то я услышала следующее:</text:p>
      <text:p text:style-name="P57"><text:soft-page-break/>—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57">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7">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57">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2"><text:soft-page-break/>• • •</text:p>
      <text:p text:style-name="P57">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57">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7">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7">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7">И вот сижу я с ней на ее кухне, голова замотана полотенцем, размышляю в слух о том, как я счастли<text:soft-page-break/>ва и о том, как все, вроде бы, хорошо складывается, что мы много чего обсудили и простили друг друга за все. И тут она говорит:</text:p>
      <text:list xml:id="list35427110" text:continue-numbering="true" text:style-name="диалог">
        <text:list-item>
          <text:p text:style-name="P66">Да, мать, ты такая сильная! Я бы так не смогла...</text:p>
        </text:list-item>
        <text:list-item>
          <text:p text:style-name="P66">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66">Я бы не смогла простить, но ты молодец!</text:p>
        </text:list-item>
        <text:list-item>
          <text:p text:style-name="P66">Что простить?</text:p>
        </text:list-item>
        <text:list-item>
          <text:p text:style-name="P66">Ну, он ведь трахал двух баб...</text:p>
        </text:list-item>
      </text:list>
      <text:p text:style-name="P57">Она продолжала что-то говорить, а я «застряла» на этой фразе. Даже не знаю сколько времени прошло, когда я спросила:</text:p>
      <text:list xml:id="list35405650" text:continue-numbering="true" text:style-name="диалог">
        <text:list-item>
          <text:p text:style-name="P66">Что значит — трахал двух баб?</text:p>
        </text:list-item>
      </text:list>
      <text:p text:style-name="P57">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7"><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P57">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57">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5426120" text:continue-numbering="true" text:style-name="диалог">
        <text:list-item>
          <text:p text:style-name="P66">Рассказывай. Рассказывай все!</text:p>
        </text:list-item>
      </text:list>
      <text:p text:style-name="P57">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57">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7"><text:soft-page-break/>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2">• • •</text:p>
      <text:p text:style-name="P57">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57">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7">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57">Итак, на ее на руках их общая «компания», которая переживает кризис, ее брак, который пережива<text:soft-page-break/>ет кризис, и, соответственно, она сама переживает психологический кризис.</text:p>
      <text:p text:style-name="P57">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57">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5427432" text:continue-numbering="true" text:style-name="диалог">
        <text:list-item>
          <text:p text:style-name="P66">Все в порядке;</text:p>
        </text:list-item>
        <text:list-item>
          <text:p text:style-name="P66">Ты себе накручиваешь;</text:p>
        </text:list-item>
        <text:list-item>
          <text:p text:style-name="P66">Ты придумываешь драму на пустом месте;</text:p>
        </text:list-item>
        <text:list-item>
          <text:p text:style-name="P66">Ты паришься без причины...</text:p>
        </text:list-item>
        <text:list-item>
          <text:p text:style-name="P66">и так далее по тексту выше/ниже — стандартные фразочки.</text:p>
        </text:list-item>
      </text:list>
      <text:p text:style-name="P57">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57"><text:soft-page-break/>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7">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7">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57">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7">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57"><text:soft-page-break/>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57">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57">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57">Я ее простила, как оказалось, за то, чего она не делала. Мне жаль.</text:p>
      <text:p text:style-name="P57">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text:soft-page-break/>что она в курсе, ведь об этом знает любимый, стало быть, он не смог бы молчать...</text:p>
      <text:p text:style-name="P57">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44">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44">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22"><text:soft-page-break/>• • •</text:p>
      <text:p text:style-name="P57">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57">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57">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57">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57"><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7">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57">Не могу удержаться и не продублировать его любимую цитату:</text:p>
      <text:p text:style-name="P57"/>
      <text:p text:style-name="P1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text:soft-page-break/>кретное, такое, которое не идёт впустую. Я добр к себе и своему непосредственному окружению.»</text:p>
      <text:p text:style-name="P41">Анджей Сапковский, «Крещение огнём»</text:p>
      <text:p text:style-name="P41"/>
      <text:p text:style-name="P57">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8">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57">Но поверьте мне и моему горькому опыту, вы априори в проигрыше в своих попытках воззвать к его человечности.</text:p>
      <text:p text:style-name="P57">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7">Ее Странный муж отрицал ее эмоции, мой парень, будучи ее другом, отрицал ее эмоции. Она сама, из-за навязанного ощущения, что ее чувства безоснова<text:soft-page-break/>тельны — отрицала свои эмоции. И кипела внутри. И не знала, что со всем этим делать. Это был ее кошмар.</text:p>
      <text:p text:style-name="P57">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22">• • •</text:p>
      <text:p text:style-name="P57">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5425975" text:continue-numbering="true" text:style-name="диалог">
        <text:list-item>
          <text:p text:style-name="P66">Что с тобой? — спросил он, когда заметил, что со мной что-то не так.</text:p>
        </text:list-item>
      </text:list>
      <text:p text:style-name="P57">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text:soft-page-break/>все, что мне было нужно — это хорошенько все взвесить.</text:p>
      <text:p text:style-name="P57">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5424453" text:continue-numbering="true" text:style-name="диалог">
        <text:list-item>
          <text:p text:style-name="P66">И что тебе приснилось? — спросил он.</text:p>
        </text:list-item>
        <text:list-item>
          <text:p text:style-name="P6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66">В смысле: «обманываю»? Что я тебе изменил?</text:p>
        </text:list-item>
        <text:list-item>
          <text:p text:style-name="P66">Да, — ответила я, — с темноволосой девочкой.</text:p>
        </text:list-item>
        <text:list-item>
          <text:p text:style-name="P66">Прекрати, это всего лишь сон, нам пора собираться. Не накручивай себе.</text:p>
        </text:list-item>
      </text:list>
      <text:p text:style-name="P57">Всю дорогу я ехала, как в воду опущенная. Мне было сложно понять, что со мной происходит. Я была растеряна, но полна решимости одновременно. Прав<text:soft-page-break/>да делает чудеса с человеком. Я люблю правду. Сила в правде. (С)<text:note text:id="ftn11"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5425770" text:continue-numbering="true" text:style-name="диалог">
        <text:list-item>
          <text:p text:style-name="P66">Это тебе в голову солнышко припекло...</text:p>
        </text:list-item>
      </text:list>
      <text:p text:style-name="P57">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44">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57">Он применил тактику «положительного подкрепления» — заботился обо мне и проявлял внимание, <text:soft-page-break/>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7">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18">• • •</text:p>
      <text:p text:style-name="P57">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7">Я много чего узнала от нее (от Жены). Тогда я решила — мне надо с ним поговорить. Вот он приходит <text:soft-page-break/>домой. Настроение у него было взвинчено-веселым. Но я была готова и полна решимости.</text:p>
      <text:p text:style-name="P57">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57">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57">Несколько минут он упрашивал меня выключить диктофон, потом сдался, со словами:</text:p>
      <text:list xml:id="list35412480" text:continue-numbering="true" text:style-name="диалог">
        <text:list-item>
          <text:p text:style-name="P66">Хрен с тобой — записывай... Ты вокруг меня плетешь какую-то западню...</text:p>
        </text:list-item>
      </text:list>
      <text:p text:style-name="P57">Вот так. Разговор еще не начался, а меня уже обвиняют. Маска «жертвы» уже красуется на его «благородном» лице.</text:p>
      <text:p text:style-name="P57"><text:soft-page-break/>Приготовьтесь к тотальному абсурду, ведь я даже не знаю, получится ли у меня описать весь тот бред, который извергали его лживые уста.</text:p>
      <text:p text:style-name="P57">Разговор начался с моего вопроса:</text:p>
      <text:list xml:id="list35422947" text:continue-numbering="true" text:style-name="диалог">
        <text:list-item>
          <text:p text:style-name="P66">Есть ли что-то, что я должна знать, как твоя девушка, как твоя будущая жена? То, что может в будущем причинить мне боль?</text:p>
        </text:list-item>
      </text:list>
      <text:p text:style-name="P57">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7">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7">Вот несколько его реплик:</text:p>
      <text:list xml:id="list35406273" text:continue-numbering="true" text:style-name="диалог">
        <text:list-item>
          <text:p text:style-name="P43"><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57"><text:soft-page-break/>«Назовем это так». Как? Попытки? А они все-таки были? Не увенчались успехом? С чьей стороны? На что мне ответили:</text:p>
      <text:list xml:id="list35419591" text:continue-numbering="true" text:style-name="диалог">
        <text:list-item>
          <text:p text:style-name="P43"><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57">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5418181" text:continue-numbering="true" text:style-name="диалог">
        <text:list-item>
          <text:p text:style-name="P6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57"><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57">В этой реплике он применяет сразу три приема.</text:p>
      <text:p text:style-name="P57"><text:span text:style-name="T8">Признание</text:span> — хотел потрахаться. Что звучит довольно честно, да?</text:p>
      <text:p text:style-name="P57"><text:span text:style-name="T8">Попытка оправдаться</text:span> — мужская полигамность. Что сразу избавляет его от чувства вины.</text:p>
      <text:p text:style-name="P57"><text:span text:style-name="T8">Попытка навесить ярлык</text:span>, скрытый упрек — ревность. Мимо — я не ревнивая.</text:p>
      <text:p text:style-name="P57">Сказал правду, прикрыл ее общественным мнением и тут же упрекнул меня, завуалированно внушая мне, что я просто ревную.</text:p>
      <text:p text:style-name="P22">• • •</text:p>
      <text:p text:style-name="P57">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text:soft-page-break/>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5406791" text:continue-numbering="true" text:style-name="диалог">
        <text:list-item>
          <text:p text:style-name="P66">Мне было стыдно от мысли о том, что эта информация может докатиться до нее... — сказал он.</text:p>
        </text:list-item>
      </text:list>
      <text:p text:style-name="P57">А ведь это лишь пятая минута разговора! Да, это всё цитаты записи. Без преувеличений и неточностей — все как есть.</text:p>
      <text:p text:style-name="P57">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57">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text:span></text:span><text:soft-page-break/><text:span text:style-name="_30__20_Text"><text:span text:style-name="T20">мне</text:span></text:span><text:span text:style-name="T20">. Он продемонстрировал мне контраст его чувств ко мне и его чувств к ней — более глубокое уважение.</text:span></text:p>
      <text:p text:style-name="P57">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57">Вот диалог с его другом, к которому он обратился за советом по ухаживанию за ней:</text:p>
      <text:list xml:id="list35433541" text:continue-numbering="true" text:style-name="диалог">
        <text:list-item>
          <text:p text:style-name="P66">Я тонко намекну, так сказать. И либо намек будет услышан, либо нет. — пишет он.</text:p>
        </text:list-item>
        <text:list-item>
          <text:p text:style-name="P66">А ты рассматривал вариант, что тебя просто попробуют, а потом скажут, что это было так — просто для души отдохнуть?</text:p>
        </text:list-item>
        <text:list-item>
          <text:p text:style-name="P43"><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57">Давайте разберем его текст.</text:p>
      <text:p text:style-name="P85"><text:soft-page-break/>«Я тонко намекну, так сказать. И либо намек будет услышан, либо нет.»</text:p>
      <text:p text:style-name="P57">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8">Я даже не удивлюсь, если это намек — что-то вроде «Останешься?» или «Если я приеду, то буду приставать»...</text:span></text:p>
      <text:p text:style-name="P57">При этом ему даже не важно получить ответ. Ему важно, чтоб его намек «был услышан». Ну тут все ясно...</text:p>
      <text:p text:style-name="P85">«Я склонен считать, что мы хорошо друг друга понимаем.»</text:p>
      <text:p text:style-name="P57">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85">«И такой расклад — это просто абсурд.»</text:p>
      <text:p text:style-name="P57">Ему нет — не подходит. Он не согласен, чтобы им пользовались. Он не для души. Он что, вещь кака<text:soft-page-break/>я-то, чтобы быть для души?! Он не согласен, ведь всегда было с точностью да наоборот.</text:p>
      <text:p text:style-name="P85">«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57">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57">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57">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text:soft-page-break/>пользуются, а видит в нем лишь «жертву» агрессора, которой нужна помощь и поддержка.</text:p>
      <text:p text:style-name="P57">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44">Помимо меня, я знаю еще двоих девушек, кто подвергся его влиянию: Бывшая до меня и Университетская подруга. Мы все подходим под это описание...</text:p>
      <text:p text:style-name="P18">• • •</text:p>
      <text:p text:style-name="P57">Стоит отметить, что я когда-то была на месте каждой из них.</text:p>
      <text:p text:style-name="P57">Говоря о девушке Бывшей до меня, <text:span text:style-name="T13">я упоминала, что о</text:span>на «неадекватная истеричка, которой только обнимашки и нужны». Помните?</text:p>
      <text:p text:style-name="P57">Я поверила в это, несмотря на то, что была лично с ней знакома, и хочу отметить, что его рассказы не совпали с моими наблюдениями. Она оказалась про<text:soft-page-break/>стым, веселым человеком, красивой девушкой, общительной и порядочной личностью. Ничего не напоминает?</text:p>
      <text:p text:style-name="P57">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7">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57">То есть, простыми словами его посыл:</text:p>
      <text:list xml:id="list35423739" text:continue-numbering="true" text:style-name="диалог">
        <text:list-item>
          <text:p text:style-name="P66">Мне было стыдно от мысли о том, что эта информация может докатиться до нее...</text:p>
        </text:list-item>
      </text:list>
      <text:p text:style-name="P57">Будет звучать так:</text:p>
      <text:p text:style-name="P57"/>
      <text:p text:style-name="P6">«Она меня понимает, а ты нет. Кто ты вообще такая, чтобы втягивать ее в наши разборки? Ты не должна этого делать!</text:p>
      <text:p text:style-name="P6"><text:soft-page-break/>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8"/>
      <text:p text:style-name="P57">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57">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7">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7"><text:soft-page-break/>А теперь давайте вспомним хронологию:</text:p>
      <text:p text:style-name="P85">Знакомство.</text:p>
      <text:p text:style-name="P57">Он познакомил меня со своей Бывшей девушкой, незадолго, как расстаться с ней.</text:p>
      <text:p text:style-name="P57">И меня со своей Университетской Подругой он познакомил, когда у нас все стало очень плохо, а именно за две недели, как выгнать меня из дома.</text:p>
      <text:p text:style-name="P85">Длительность отношений.</text:p>
      <text:p text:style-name="P57">Они встречались около трех лет.</text:p>
      <text:p text:style-name="P57">Мы встречались почти три года.</text:p>
      <text:p text:style-name="P85">Процесс замены.</text:p>
      <text:p text:style-name="P57">В тот день, когда мы впервые поцеловались, оказалось, что его отношения еще не закончены.</text:p>
      <text:p text:style-name="P57">Когда мы разошлись, он подбивал клинья к своей подруге, в то время, как мне говорил, что не может меня забыть и все еще любит.</text:p>
      <text:p text:style-name="P85">Возвращение.</text:p>
      <text:p text:style-name="P57">Со своей Бывшей девушкой он сошелся примерно через два месяца после расставания, поняв, что со мной ничего не будет.</text:p>
      <text:p text:style-name="P57"><text:soft-page-break/>И меня он бросил, а через два месяца, получив отказ своей подруги, вернулся ко мне.</text:p>
      <text:p text:style-name="P85">Длительное общение.</text:p>
      <text:p text:style-name="P57">Я знала его почти 10 лет, перед тем, как у нас завязались отношения.</text:p>
      <text:p text:style-name="P57">И его Подруга знает его с университета, то есть уже более/около 10-ти лет.</text:p>
      <text:p text:style-name="P85">Маска жертвы.</text:p>
      <text:p text:style-name="P57">Я знала его, как хорошего парня, которому попалась «не та» девушка, и жалела его.</text:p>
      <text:p text:style-name="P57">Я не удивлюсь, если его подруга знает меня, как человека, который делал его несчастным. И — жалеет его.</text:p>
      <text:p text:style-name="P85">Обработка.</text:p>
      <text:p text:style-name="P57">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57"><text:soft-page-break/>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57">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57">Я не удивлюсь, если они сейчас вместе, и все, что она знает о моих с ним отношениях, это то, что я «неадекватная» и мне «только обнимашки и нужны»...</text:p>
      <text:p text:style-name="P57">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7"><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57">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2">• • •</text:p>
      <text:p text:style-name="P57">Вернемся к нашему с ним разговору.</text:p>
      <text:p text:style-name="P57"><text:soft-page-break/>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57">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7">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5408587" text:continue-numbering="true" text:style-name="диалог">
        <text:list-item>
          <text:p text:style-name="P43"><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57">Но я уже все понимала.</text:p>
      <text:p text:style-name="P57">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5431500" text:continue-numbering="true" text:style-name="диалог">
        <text:list-item>
          <text:p text:style-name="P66"><text:soft-page-break/>Давай мы договоримся, что мы не будем спорить о том, чья боль сильнее... — ответил он.</text:p>
        </text:list-item>
      </text:list>
      <text:p text:style-name="P57">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7">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57">—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7">Еще один его посыл в этом записанном разговоре. Заметьте, я лишь задаю уточняющие вопросы, а он на них отвечает. Отвечает очень красноречиво, как <text:soft-page-break/>по мне. Но тогда я слышала эти слова совсем по-другому.</text:p>
      <text:p text:style-name="P57">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7">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57">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7">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57"><text:soft-page-break/>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7">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85">«Смысл в отсутствии авторитета...»</text:p>
      <text:p text:style-name="P57">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57"><text:soft-page-break/>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85">«Мое отношение к тебе является частью моего отношения к миру...»</text:p>
      <text:p text:style-name="P57">Тут поспорить не с чем. Все, кто его окружают — лишь декорации, как и я. Инструменты для достижения его целей.</text:p>
      <text:p text:style-name="P57">На одних можно скинуть вину и ответственность за последствия своих деструктивных действий.</text:p>
      <text:p text:style-name="P57">За счет других можно получить желаемое, грамотно манипулируя ими, чем и ограничивались его действия.</text:p>
      <text:p text:style-name="P57">За счет третьих можно самоутверждаться, унижая их, ставя себя выше их, приписывая себе их заслуги, которые по праву принадлежат не ему.</text:p>
      <text:p text:style-name="P57">Кому-то можно пожаловаться, за чьим-то мнением можно спрятаться...</text:p>
      <text:p text:style-name="P57">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text:soft-page-break/>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85">«Какая-то ответственность, забота, но не в абсолюте, а в той степени, в которой я это делаю...»</text:p>
      <text:p text:style-name="P57">«Какая-то» — прекрасное описание его деструктивных действий!</text:p>
      <text:p text:style-name="P57">«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57"><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85">«Я абсолютно безоружен в разговоре с тобой»</text:p>
      <text:p text:style-name="P57">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text:soft-page-break/>доводы, которых у него не было. Он просто каждый раз убегал с поля боя, обвиняя меня в «нечестной схватке».</text:p>
      <text:p text:style-name="P57">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85">«Я не имею никаких инструментов, которые способны были бы повлиять на тебя...»</text:p>
      <text:p text:style-name="P57">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2">• • •</text:p>
      <text:p text:style-name="P57">Идем дальше.</text:p>
      <text:list xml:id="list35423989" text:continue-numbering="true" text:style-name="диалог">
        <text:list-item>
          <text:p text:style-name="P66">Моя позиция очень проста — я ничего такого не делал. — сказал он в ходе разговора.</text:p>
        </text:list-item>
      </text:list>
      <text:p text:style-name="P57">Смотрим внимательно. «Да, я потрахаться хотел», но «Я ничего такого делал», при этом ходил на 4 <text:soft-page-break/>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57">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5429558" text:continue-numbering="true" text:style-name="диалог">
        <text:list-item>
          <text:p text:style-name="P43"><text:span text:style-name="T20">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span></text:p>
        </text:list-item>
      </text:list>
      <text:p text:style-name="P57">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7"><text:soft-page-break/>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44">Представьте себе его разочарование!</text:p>
      <text:p text:style-name="P4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4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5406022" text:continue-numbering="true" text:style-name="диалог">
        <text:list-item>
          <text:p text:style-name="P43"><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text:span><text:soft-page-break/><text:span text:style-name="T20">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57">О! Это моя любимая реплика!</text:p>
      <text:p text:style-name="P57">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57">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22"><text:soft-page-break/>• • •</text:p>
      <text:list xml:id="list35424593" text:continue-numbering="true" text:style-name="диалог">
        <text:list-item>
          <text:p text:style-name="P6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66">Я счастлива, когда все открыто, все прозрачно, но ты начинаешь защищаться, хотя на тебя никто не нападает...</text:p>
        </text:list-item>
        <text:list-item>
          <text:p text:style-name="P66">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57">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57"/>
      <text:p text:style-name="P8">«Меня оскорбляют твои мысли, о том, что даже после того, как я сделал тебе предложение... ты все равно не унимаешься и пы<text:soft-page-break/>таешься призвать меня к ответственности за последствия моих действий.</text:p>
      <text:p text:style-name="P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8"/>
      <text:p text:style-name="P57">Едем дальше.</text:p>
      <text:list xml:id="list35431277" text:continue-numbering="true" text:style-name="диалог">
        <text:list-item>
          <text:p text:style-name="P66">Мои действия абсолютно ясны. Я честен перед законом. — сказал он.</text:p>
        </text:list-item>
      </text:list>
      <text:p text:style-name="P57">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7"><text:soft-page-break/>Дальше он начинает намекать на то, что я завела этот разговор, потому что нашла другого:</text:p>
      <text:list xml:id="list35423254" text:continue-numbering="true" text:style-name="диалог">
        <text:list-item>
          <text:p text:style-name="P43"><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57">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7">Попробую расшифровать эту реплику:</text:p>
      <text:p text:style-name="P57"/>
      <text:p text:style-name="P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8"><text:soft-page-break/></text:p>
      <text:p text:style-name="P57">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57">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57">В завершение вставлю еще один его спич. Без объяснений:</text:p>
      <text:list xml:id="list35419807" text:continue-numbering="true" text:style-name="диалог">
        <text:list-item>
          <text:p text:style-name="P6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57">И в качестве нашего диалога:</text:p>
      <text:list xml:id="list35405102" text:continue-numbering="true" text:style-name="диалог">
        <text:list-item>
          <text:p text:style-name="P66">Ты понимаешь, что существует определенная ответственность, которая, извини, ложится на твои плечи?! — спрашивает он.</text:p>
        </text:list-item>
        <text:list-item>
          <text:p text:style-name="P66">Какого рода ответственность? — спрашиваю я.</text:p>
        </text:list-item>
        <text:list-item>
          <text:p text:style-name="P66">Доверие.</text:p>
        </text:list-item>
      </text:list>
      <text:p text:style-name="P57"><text:soft-page-break/>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57">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2">• • •</text:p>
      <text:p text:style-name="P57">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7">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57"><text:soft-page-break/>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57">Он потерял самообладание, в то время, как я была непоколебима. На этой записи он скажет:</text:p>
      <text:list xml:id="list35437567" text:continue-numbering="true" text:style-name="диалог">
        <text:list-item>
          <text:p text:style-name="P66">Все ох*енно! Главное, что хорошо тебе! Вот это самое главное! — он почти плакал.</text:p>
        </text:list-item>
      </text:list>
      <text:p text:style-name="P57">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7">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5422535" text:continue-numbering="true" text:style-name="диалог">
        <text:list-item>
          <text:p text:style-name="P66">Я не могу с этим спокойно, смириться. — причитал он.</text:p>
        </text:list-item>
        <text:list-item>
          <text:p text:style-name="P66"><text:soft-page-break/>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57">Вы понимаете? Нет? Попробую перефразировать:</text:p>
      <text:p text:style-name="P57"/>
      <text:p text:style-name="P8">«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text:soft-page-break/>мне даже пришлось выпить успокоительное!»</text:p>
      <text:p text:style-name="P8"/>
      <text:p text:style-name="P57">Вот еще несколько его реплик:</text:p>
      <text:list xml:id="list35422386" text:continue-numbering="true" text:style-name="диалог">
        <text:list-item>
          <text:p text:style-name="P66">Я теперь не могу спать из-за этого. Ты хочешь, чтоб я тебе начал какие-то претензии высказывать? У меня нет никаких претензий!</text:p>
        </text:list-item>
      </text:list>
      <text:p text:style-name="P57">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5428189" text:continue-numbering="true" text:style-name="диалог">
        <text:list-item>
          <text:p text:style-name="P66">Мне нечего тебе сейчас ответить. Меня это бесит то, что я живу в мире, где мне задают такие вопросы!</text:p>
        </text:list-item>
      </text:list>
      <text:p text:style-name="P57">Беда-печаль. Какой жестокий мир! Моя попытка прояснить для себя ситуацию — жестокость по отношению к нему. И он несчастен.</text:p>
      <text:list xml:id="list35409029" text:continue-numbering="true" text:style-name="диалог">
        <text:list-item>
          <text:p text:style-name="P43"><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авт.</text:span></text:span><text:span text:style-name="T20">) — я несчастный, и я не знаю, как мне себя успокоить в </text:span><text:soft-page-break/><text:span text:style-name="T20">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7">—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57">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5412420" text:continue-numbering="true" text:style-name="диалог">
        <text:list-item>
          <text:p text:style-name="P66">Ой... не надо из меня клеить обиженного. Я не обижен! Я взбешен! Я в ярости!!!...</text:p>
        </text:list-item>
      </text:list>
      <text:p text:style-name="P57"><text:soft-page-break/>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6" text:outline-level="1"><text:s/><text:bookmark-start text:name="Glava_22__Gori_v_adu"/>Глава 22. <text:line-break/>Гори в аду<text:bookmark-end text:name="Glava_22__Gori_v_adu"/></text:h>
      <text:p text:style-name="P35">Весна покажет кто где срал.</text:p>
      <text:p text:style-name="P31">Народная поговорка</text:p>
      <text:p text:style-name="P57">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57">Бессмысленно, как по мне, скрывать ложь. Поверьте моему горькому опыту — дерьмо всегда всплывает. На то оно и дерьмо.</text:p>
      <text:p text:style-name="P57">Как это было.</text:p>
      <text:p text:style-name="P57"><text:soft-page-break/>Я решила прибраться. Я люблю заниматься уборкой под свою любимую музыку. Можно поорать и так веселее. Но у меня не было колонок.</text:p>
      <text:p text:style-name="P57">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57">Вся моя музыка лежит на одном ресурсе. Я зашла на свою страницу через его профайл, но не увидела там нужной ссылки.</text:p>
      <text:p text:style-name="P57">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57">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35431252" text:continue-numbering="true" text:style-name="диалог">
        <text:list-item>
          <text:p text:style-name="P66"><text:soft-page-break/>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57">Моей целью не было найти что-то. Я слишком самодостаточная, чтобы рыться в чужих переписках. А тут такое.</text:p>
      <text:p text:style-name="P57">Я напомню, что разговор, который я записала на диктофон был в среду, а сегодня — четверг. Я набираю любимого:</text:p>
      <text:list xml:id="list35409015" text:continue-numbering="true" text:style-name="диалог">
        <text:list-item>
          <text:p text:style-name="P43"><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66">Ой, да я ее еще с университета знаю, — сказал он и его ответ сопровождался нервными смешками, — а что?</text:p>
        </text:list-item>
        <text:list-item>
          <text:p text:style-name="P66">Она тебе сообщение прислала: «А ты сегодня в парадном белье?» Это как понимать?</text:p>
        </text:list-item>
        <text:list-item>
          <text:p text:style-name="P66">Ой! Да ты можешь вообще все прочитать, — он был растерян, и, по видимому, это первое, что пришло в его голову. В его глупую голову.</text:p>
        </text:list-item>
      </text:list>
      <text:p text:style-name="P44"><text:soft-page-break/>Хотя больше склоняюсь к тому, что он был уверен, что и из этой ситуации сможет выйти безнаказанным.</text:p>
      <text:p text:style-name="P57">Команда «газы» дана. Я открываю их чат и читаю...</text:p>
      <text:p text:style-name="P57">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7">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7">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57">Это единственный человек в моей жизни, под которым я прогнулась.</text:p>
      <text:p text:style-name="P44">Это единственный человек в моей жизни, которому я призналась в любви.</text:p>
      <text:p text:style-name="P57"><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57">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5418766" text:continue-numbering="true" text:style-name="диалог">
        <text:list-item>
          <text:p text:style-name="P66">Что ты придумываешь?! Ты что шуток не понимаешь?</text:p>
        </text:list-item>
        <text:list-item>
          <text:p text:style-name="P66">У тебя есть пару минут, чтобы поменять все пароли... — <text:span text:style-name="T38">я просто устала.</text:span> Мне надоело церемониться.</text:p>
        </text:list-item>
      </text:list>
      <text:p text:style-name="P57">Я начала рыть. И нарыла.</text:p>
      <text:p text:style-name="P57">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7"><text:soft-page-break/>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57">Первый раз за все время у меня появился реальный шанс во всем разобраться, а главное — убедиться наконец, что я — нормальная.</text:p>
      <text:p text:style-name="P57">Мне нужно было немного. Просто еще что-то, чтоб я понимала, что это не единичный случай.</text:p>
      <text:p text:style-name="P57">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44">Надо же. Совпадение или интуиция? Я же ее никогда не видела!</text:p>
      <text:p text:style-name="P57">Нашла, уже для Жены Странного друга, доказательство его предательства, с датами и отослала ей скриншоты<text:note text:id="ftn10" text:note-class="footnote"><text:note-citation text:label="*">*</text:note-citation><text:note-body><text:p text:style-name="Footnote"><text:span text:style-name="T8">Скриншот</text:span> <text:span text:style-name="T1">(от англ. </text:span><text:span text:style-name="T31">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57"><text:soft-page-break/>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57">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22">• • •</text:p>
      <text:p text:style-name="P57">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7"><text:soft-page-break/>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57">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57">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57">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57">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oft-page-break/><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57">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57">Мало того, по той переписке было понятно — мой благоверный не просто знал об измене, но и толкал друга на эту измену.</text:p>
      <text:p text:style-name="P57">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57">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57"><text:soft-page-break/>Он не был обязан ей помогать, но мог. Дело выбора.</text:p>
      <text:p text:style-name="P22">• • •</text:p>
      <text:p text:style-name="P57">На следующий день мне написала ТэТэ на личный номер:</text:p>
      <text:p text:style-name="P57"/>
      <text:p text:style-name="P8">«Он в панике по поводу происходящего. И я чувствую себя, отчасти, виноватой. Не знаю что именно ты там прочла, но это несерьезно...</text:p>
      <text:p text:style-name="P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8">Ему ведь не все равно... Не возьмусь говорить о высоких чувствах, но то, что не все-равно, это точно.»</text:p>
      <text:p text:style-name="P8"/>
      <text:list xml:id="list35406590" text:continue-numbering="true" text:style-name="диалог">
        <text:list-item>
          <text:p text:style-name="P66">Ты мужу переписку показывала? — спросила я.</text:p>
        </text:list-item>
        <text:list-item>
          <text:p text:style-name="P66"><text:soft-page-break/>Нет. — отвечает ТТ. — <text:span text:style-name="T1">Я подчищаю переписку, если там нет ничего важного</text:span>...</text:p>
        </text:list-item>
      </text:list>
      <text:p text:style-name="P57">Эх. Что тут скажешь? А много чего. Разберем ее тираду:</text:p>
      <text:p text:style-name="P85">Он в панике по поводу происходящего.</text:p>
      <text:p text:style-name="P82">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85">«И я чувствую себя, отчасти, виноватой.»</text:p>
      <text:p text:style-name="P57">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57">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85"><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Тоже»? Мы не знакомы. Она меня не знает, но называет мою реакцию на его похождения — местью?.. Что тут скажешь? Они нашли друг друга.</text:p>
      <text:p text:style-name="P57">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57">И дальше она пытается напугать меня — «собственные горечь и сожаление» — вот чего я, по ее мнению, добилась.</text:p>
      <text:p text:style-name="P57">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85">«Ему ведь не все равно... Не возьмусь говорить о высоких чувствах, но то, что не все-равно, это точно.»</text:p>
      <text:p text:style-name="P57">Вот и я не взялась бы. Высокими там можно назвать только амбиции и самоуверенность, которая в <text:soft-page-break/>тандеме с многочисленными комплексами, выглядит как минимум жалко.</text:p>
      <text:p text:style-name="P44">Но и тут кое что было для меня непонятным — откуда у нее мой номер?!</text:p>
      <text:p text:style-name="P57">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57">Что бы что?!</text:p>
      <text:p text:style-name="P57">После этого выпада я попросила его о двух вещах — чтоб мне больше не писали его шал... девочки, и чтобы он на выходных вывез свои вещи. Под ноль.</text:p>
      <text:p text:style-name="P57">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22"><text:soft-page-break/>• • •</text:p>
      <text:p text:style-name="P57">Последними его словами мне, сказанными в живую, глядя мне в глаза были:</text:p>
      <text:p text:style-name="P57">— Пошла в п*зду!</text:p>
      <text:p text:style-name="P57">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7">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57">В этом разговоре он мне сказал несколько вот таких предложений:</text:p>
      <text:list xml:id="list35410964" text:continue-numbering="true" text:style-name="диалог">
        <text:list-item>
          <text:p text:style-name="P66">А я, блять, рад, что ты страдаешь от этой конченой квартиры...</text:p>
        </text:list-item>
        <text:list-item>
          <text:p text:style-name="P66">Да ты просто самое низкое, блять, существо!</text:p>
        </text:list-item>
        <text:list-item>
          <text:p text:style-name="P66"><text:soft-page-break/>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66">Провались в ад, блять, к дьяволу самому и целуй его в задницу...</text:p>
        </text:list-item>
        <text:list-item>
          <text:p text:style-name="P66">Уебуй нахуй из моей жизни!</text:p>
        </text:list-item>
      </text:list>
      <text:p text:style-name="P57">И моя любимая:</text:p>
      <text:list xml:id="list35420771" text:continue-numbering="true" text:style-name="диалог">
        <text:list-item>
          <text:p text:style-name="P66">Видимо, Каминская, ты его заслуживаешь — <text:span text:style-name="_30__20_Text"><text:span text:style-name="T8">вот такого вот уродца, как я</text:span></text:span>!</text:p>
        </text:list-item>
      </text:list>
      <text:p text:style-name="P57">О, да, я записала и этот разговор. Эта запись, как и все остальные, для меня является неопровержимым доказательством его деструктивности.</text:p>
      <text:p text:style-name="P57">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2"><text:soft-page-break/>• • •</text:p>
      <text:p text:style-name="P57">На следующее утро он прислал сообщение. В отличии от предыдущего посыла, содержание в нем было следующее:</text:p>
      <text:p text:style-name="P57"/>
      <text:p text:style-name="P8">«Прости что нагрубил и наговорил гадостей. Я уже сам не ведаю что творю. Но не провоцируй меня, пожалуйста.</text:p>
      <text:p text:style-name="P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8">Я понимаю, что тебе больно. Я недостаточно внимателен. Рассеян и позволяю то, чего не должен. Но твоя реакция настолько <text:soft-page-break/>ужасна, ты не представляешь, как с тобой трудно справиться.</text:p>
      <text:p text:style-name="P8">Я не обманывал тебя. Ты просто хотела услышать не то, о чем спрашивала.»</text:p>
      <text:p text:style-name="P8"/>
      <text:p text:style-name="P57">Ну что, разбираем?</text:p>
      <text:p text:style-name="P85">«Прости, что нагрубил и наговорил гадостей. Я уже сам не ведаю что творю.»</text:p>
      <text:p text:style-name="P57">Ого! Он просит прощение! Вот это поворот, хотя...</text:p>
      <text:p text:style-name="P57">Он тут же стремится оправдаться, что «перечеркивает» его, так называемое, извинение. Плюс, попытка вызвать жалость. К тому же, следом идет «но»:</text:p>
      <text:p text:style-name="P85">«<text:span text:style-name="T4">Но</text:span> не провоцируй меня, пожалуйста.»</text:p>
      <text:p text:style-name="P44">Что что? Там было «прости»? Где?</text:p>
      <text:p text:style-name="P57">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57">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85"><text:soft-page-break/>«Прости миллион раз, я столько гадостей наговорил, что ненавижу себя.»</text:p>
      <text:p text:style-name="P57">Выглядит очень искренне, не так ли?</text:p>
      <text:p text:style-name="P57">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85">«Я сомневался миллион раз после ссор, но я бы не позволил себе интриг у тебя за спиной.»</text:p>
      <text:p text:style-name="P82">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57">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7"><text:soft-page-break/>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57"><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57">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7">И вот мы окунаемся в омут когнитивного диссонанса: «Я бы не позволил себе того, что позволил.»</text:p>
      <text:p text:style-name="P57">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85">«И, когда сомнения ушли, я понял, чего хочу и сделал предложение.»</text:p>
      <text:p text:style-name="P57">Сомнения ушли... Куда-то подевались. Встали и вышли в окно его пустого сердца. И он решил сделать меня его женой.</text:p>
      <text:p text:style-name="P57"><text:soft-page-break/>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57">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85">«Но эта чертова ТТ и переписка... И вот больше ты мне не веришь.»</text:p>
      <text:p text:style-name="P44">«Чертова»?.. Чего? Как раз под стать!</text:p>
      <text:p text:style-name="P57">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57">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text:soft-page-break/>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85">«Прости. Ты очень хорошо умеешь выводить меня из равновесия.»</text:p>
      <text:p text:style-name="P57">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4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85">«Ты так громко ругалась от этого всего и все эти разговоры о тряпке и о немужике — это невероятно демотивирует.»</text:p>
      <text:p text:style-name="P44"><text:soft-page-break/>«Демотивирует»? То есть я его еще и мотивировать должна была?! Ох...</text:p>
      <text:p text:style-name="P57">Вместо того, чтобы попросить прощение у меня лично, он попросил ТэТэ сделать это за него. Он спрятался под юбкой этой барышни...</text:p>
      <text:p text:style-name="P57">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57">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85">«Я понимаю, что тебе больно. Я недостаточно внимателен. Рассеян и позволяю то, чего не должен.»</text:p>
      <text:p text:style-name="P57">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85"><text:soft-page-break/>«Твоя реакция настолько ужасна, ты не представляешь, как с тобой трудно справиться.»</text:p>
      <text:p text:style-name="P82">Не «мои действия ужасны», а «твоя реакция». Тут мне добавить нечего.</text:p>
      <text:p text:style-name="P85">Я не обманывал тебя.</text:p>
      <text:p text:style-name="P57">Я даже не знаю, кого он продолжает убеждать в этом — меня или себя?</text:p>
      <text:p text:style-name="P85">Ты просто хотела услышать не то, о чем спрашивала.</text:p>
      <text:p text:style-name="P57">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57"/>
      <text:p text:style-name="P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8"><text:soft-page-break/>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8">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8">Но вот эта чертова ТТ и переписка... И ты больше мне не веришь.</text:p>
      <text:p text:style-name="P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8">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text:soft-page-break/>знать, насколько сложно это было сделать. Дорогая, нужно уметь заставить человека что-то сделать вместо себя!</text:p>
      <text:p text:style-name="P8">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8">Но я бы никогда не позволил себе того, что позволил!</text:p>
      <text:p text:style-name="P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8">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text:soft-page-break/>верное, нужно было сначала окольцевать тебя, чтоб тебе было сложнее уйти...</text:p>
      <text:p text:style-name="P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8"/>
      <text:p text:style-name="P57">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57">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57">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57"><text:soft-page-break/>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57">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16" text:outline-level="1"><text:s/><text:bookmark-start text:name="Glava_26__Apofieoz_otnoshienii_s_manipul"/>Глава 23. <text:line-break/>Апофеоз отношений с манипулятором<text:bookmark-end text:name="Glava_26__Apofieoz_otnoshienii_s_manipul"/></text:h>
      <text:p text:style-name="P35">Кто хочет жить, кто весел, кто не тля —</text:p>
      <text:p text:style-name="P35">Готовьте ваши руки к рукопашной!</text:p>
      <text:p text:style-name="P31"><text:bookmark-start text:name="Glava_23__Zdorova_"/>А. Высоцкий<text:bookmark-end text:name="Glava_23__Zdorova_"/></text:p>
      <text:p text:style-name="P57">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7"><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7">«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57">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57">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57"><text:soft-page-break/>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57">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57">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57">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7"><text:soft-page-break/>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7">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57">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7">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0">На восьмой день </text:span><text:span text:style-name="_32__20_Text"><text:span text:style-name="T28">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text:span><text:soft-page-break/><text:span text:style-name="T20">дала мне задачи на логику, ассоциации, на внимательность и еще пару каких-то, но я уже не помню, каких именно.</text:span></text:p>
      <text:p text:style-name="P57">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57">- Здорова! Иди отсюда...</text:p>
      <text:p text:style-name="P57">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57">Кажется всего-то — 3 года, да?.. Подумаешь! Но что такое 3 года? Это 36 месяцев. Это около 1000 дней. Около 25 920 часов. <text:span text:style-name="T38">Это 1 555 200 минут и все это время я была под напряжением...</text:span></text:p>
      <text:p text:style-name="P57"><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57">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57">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57">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text:soft-page-break/>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57">Ему это здорово подняло настроение. Странно, но я не могу вспомнить, чтоб он когда-то так искренне радовался каким-то простым вещам. А нет, помню:</text:p>
      <text:list xml:id="list35428544" text:continue-numbering="true" text:style-name="диалог">
        <text:list-item>
          <text:p text:style-name="P66">Что, ручки из жопы?</text:p>
        </text:list-item>
      </text:list>
      <text:p text:style-name="P57">Или:</text:p>
      <text:list xml:id="list35418145" text:continue-numbering="true" text:style-name="диалог">
        <text:list-item>
          <text:p text:style-name="P66">О, продолжай! Я же говорил, что ты неадекватная... — повторял он, снимая на камеру меня, доведенную до состояние сумасшествия...</text:p>
        </text:list-item>
      </text:list>
      <text:p text:style-name="P22">• • •</text:p>
      <text:p text:style-name="P57"><text:span text:style-name="T38">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9"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text:soft-page-break/>здравления. После чего, тут же, получила его фидбек в сообщении:</text:p>
      <text:p text:style-name="P57"/>
      <text:p text:style-name="P8">«Ахах! И это запостила! Тебя даже дурка не исправит, ты просто безнадежна.</text:p>
      <text:p text:style-name="P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8"/>
      <text:p text:style-name="P57">То есть, скриншот на моей стене с его посланием «Ну шо, кобыла...» - это клевета! Мой не правдивый аргумент?..<text:span text:style-name="T38"> Но ведь это не аргумент! Это был скриншот его сообщения!..</text:span></text:p>
      <text:p text:style-name="P44">Ну и неудачная метафора — школьная драка.</text:p>
      <text:p text:style-name="P44">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text:soft-page-break/>ет, почему он сравнивает школьную драку с чем-то смешным и не правдивым.</text:p>
      <text:p text:style-name="P4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4">А в 17 лет это умение помогло мне избежать изнасилования — я отчаянно отбивалась, понимая, что кричать не выход и нужно экономить силы.</text:p>
      <text:p text:style-name="P57">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57"/>
      <text:p text:style-name="P8"><text:soft-page-break/>«Это письмо не начнется со слова я или со слова ты или даже мы. И тут не будет ни обращений ни гадостей.</text:p>
      <text:p text:style-name="P8">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8">Почему нельзя проститься? Разойтись? Сколько еще нужно крови? Очень хочется чтоб это закончилось.</text:p>
      <text:p text:style-name="P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8"><text:soft-page-break/>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8">P.S.: Прости, что обозвал.</text:p>
      <text:p text:style-name="P8">С прошедшим тебя. Будь счастлива.»</text:p>
      <text:p text:style-name="P8"/>
      <text:p text:style-name="P57">Эээээ, постойте... что?! Что это было?</text:p>
      <text:p text:style-name="P85">«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7">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57">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57"><text:soft-page-break/>Совершенный когнитивный диссонанс — «Шо, кобыла...» и «...каждый понимает, что хочет просто быть счастливым.»</text:p>
      <text:p text:style-name="P85">«Можно очень многое сказать об ошибках. Они продолжают допускаться уже за пределами ситуации.»</text:p>
      <text:p text:style-name="P57">О чьих ошибках? Кто их допускает? Что сказать-то?...</text:p>
      <text:p text:style-name="P44">Под «ошибкой» он подразумевает мой пост? Или свое сообщение? Не понятно...</text:p>
      <text:p text:style-name="P85">«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И я не знаю... Я бы ответила, скорее — молчание и бездействие с его стороны, но явно не «шо, кобыла...»</text:p>
      <text:p text:style-name="P44">«Воевать»... Кто воюет? Я? Я только отбиваюсь, отказываясь терпеть его оскорбления даже за «пределами ситуации».</text:p>
      <text:p text:style-name="P44">И правда — зачем эти оскорбления?!</text:p>
      <text:p text:style-name="Text_20_body"><text:soft-page-break/><text:span text:style-name="T38">Я решила, пусть все это видят. Ведь он считает свое поведение нормальным. Ну так, зачем прятаться в моей личке — айда на </text:span><text:span text:style-name="_32__20_Text"><text:span text:style-name="T42">сцену... то есть на </text:span></text:span><text:span text:style-name="T38">стену!</text:span></text:p>
      <text:p text:style-name="P85">«Почему нельзя проститься? Разойтись? Сколько еще нужно крови? Очень хочется чтоб это закончилось.»</text:p>
      <text:p text:style-name="P57">Почему нельзя? Можно! Просто — не нужно писать гадости... Но по-моему, он все еще не может смириться с тем, что его, такого хорошего, выгнали в шею.</text:p>
      <text:p text:style-name="P8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7">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57">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85"><text:soft-page-break/>«Никто не хочет лишать кого-то покоя.»</text:p>
      <text:p text:style-name="P57">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7">Зачем писать мне оскорбления, а потом вот это? У меня слишком много вопросов...</text:p>
      <text:p text:style-name="P85">«Все хотят идти дальше и жить счастливо. Почему этого просто не сделать?»</text:p>
      <text:p text:style-name="P57">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8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4">Больше месяца прошло! Я уж обрадовалась, что он о моем существовании забыл! Сижу, никого не трогаю — приходит сообщение «Шо, кобыла»...</text:p>
      <text:p text:style-name="P57">Чья цель? Чей выбор? Я не понимаю, правда... <text:s/>Связь отсутствует. Логики нет. Сиди теперь и думай, <text:soft-page-break/>что бы это все могло значить... Хотя, зачем, спрашивается, оно мне вообще надо?!</text:p>
      <text:p text:style-name="P85">«Прости, что обозвал.»</text:p>
      <text:p text:style-name="P57">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7">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57">Он написал это письмо только потому, что то сообщение я выставила на всеобщее обозрение. А это письмо — ни что иное, как паника.</text:p>
      <text:p text:style-name="P57">Ему срочно нужно было оправдаться, срочно нужно было что-то сделать, чтобы смыть с себя мою «клевету»...</text:p>
      <text:p text:style-name="P57">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18"><text:soft-page-break/>• • •</text:p>
      <text:p text:style-name="P57">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57">Осознание факта манипуляций даст вам ответ на большинство ваших вопросов, таких, как:</text:p>
      <text:list xml:id="list35414084" text:continue-numbering="true" text:style-name="диалог">
        <text:list-item>
          <text:p text:style-name="P66">Что происходит?</text:p>
        </text:list-item>
        <text:list-item>
          <text:p text:style-name="P66">Почему он так поступает?</text:p>
        </text:list-item>
      </text:list>
      <text:p text:style-name="P57">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57">Ему от этого хорошо. С этим надо смириться. Это будет видно, если/когда вы озвучите свое желание разорвать с абьюзером отношения.</text:p>
      <text:p text:style-name="P57"><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57"><text:span text:style-name="T38">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57">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7">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text:soft-page-break/>бы вы почувствовали наконец, что несчастны и ущербны.</text:p>
      <text:p text:style-name="P57">Он этого и добивался, но это не есть правда! Это он так придумал и внушил вам.</text:p>
      <text:p text:style-name="P57">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7">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57">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7">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57"><text:soft-page-break/>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57">Не верите? Проверьте!</text:p>
      <text:p text:style-name="P57">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8">включите диктофон.</text:span></text:p>
      <text:p text:style-name="P57">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57">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57"><text:soft-page-break/>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57">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57">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57">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text:soft-page-break/>шали, как ему больно и какой вы бессердечный человек. Но это всего лишь очередная жалкая попытка удержать вас.</text:p>
      <text:p text:style-name="P57">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8">В худшем случае — наймите адвоката.</text:span></text:p>
      <text:p text:style-name="P44">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7">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38">рассказы общих знакомых о его новой паре...</text:span></text:p>
      <text:p text:style-name="P57"><text:soft-page-break/>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8">чтобы увидеть вашу реакцию, и убедиться в том, что он вам до сих пор небезразличен!</text:span></text:p>
      <text:p text:style-name="P4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4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7">У вас будут отходняки. Будет ломка. Будут отголоски той зависимости, которую вы называли «любовью». Вам будет очень одиноко без него первое вре<text:soft-page-break/>мя, так как за время ваших отношений он стер между вами все границы.</text:p>
      <text:p text:style-name="P4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7">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57">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7">Вспоминайте себя! Пересматривайте свои старые фотографии.</text:p>
      <text:p text:style-name="P57"><text:soft-page-break/>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7">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7">Будьте готовы к тому, что вас не поймут окружающие близкие вам люди! Все будут говорить:</text:p>
      <text:list xml:id="list35407053" text:continue-numbering="true" text:style-name="диалог">
        <text:list-item>
          <text:p text:style-name="P66">Как же ты не заметила это все?! Куда же ты смотрела?!</text:p>
        </text:list-item>
      </text:list>
      <text:p text:style-name="P57">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57">У вас еще будет время обо всем этом подумать, но тогда, когда вы придете в себя и успокоитесь. Тогда, <text:soft-page-break/>отрезвев — придет понимание всего. Ваша ненависть сменится на жалость, ведь как бы грустно это не звучало — на больных не обижаются.</text:p>
      <text:p text:style-name="P57">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text:p>
      <text:p text:style-name="P57">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57">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57">Вы теперь никогда не попадетесь в подобную ловушку, ведь отныне вы у себя на первом месте! На<text:soft-page-break/>чинайте себя любить, балуйте себя и веселитесь — вы это заслужили!</text:p>
      <text:p text:style-name="P5"/>
      <text:p text:style-name="P3"/>
      <text:p text:style-name="P3"/>
      <text:p text:style-name="P3"/>
      <text:p text:style-name="Заголовок_20_часть">Часть 2.<text:line-break/>Что-то вроде справочника...</text:p>
      <text:h text:style-name="P16" text:outline-level="1"><text:s/><text:bookmark-start text:name="Glava_24__Prichiny_manipuliatsii"/>Глава 24. <text:line-break/>Причины манипуляции<text:bookmark-end text:name="Glava_24__Prichiny_manipuliatsii"/></text:h>
      <text:p text:style-name="P57">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57">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7"><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18">• • •</text:p>
      <text:p text:style-name="P57">Существует две причины психопатии личности:</text:p>
      <text:list xml:id="list2271219799712538719" text:style-name="L9">
        <text:list-item>
          <text:p text:style-name="P68"><text:span text:style-name="T5">врожденная</text:span> патологическая особенность развития нервной системы;</text:p>
        </text:list-item>
        <text:list-item>
          <text:p text:style-name="P68"><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57">В независимости от особенностей развития, психопатия <text:span text:style-name="T1">всегда</text:span> обусловлена нарушением функции головного мозга <text:span text:style-name="T38">при относительной сохранности интеллекта.</text:span></text:p>
      <text:p text:style-name="P4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57"><text:soft-page-break/>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57">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57">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44">Воспитание правильное можно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text:soft-page-break/>уже искусство, которое требует внимательности к ребенку, к его первым проявлениям характера, к его личности и, конечно же, чувствам.</text:p>
      <text:p text:style-name="P44">В семьях, в которых дела обстоят несколько иначе, возникает цепная реакция из проблем во взаимоотношении ее членов. Запустив такую ситуацию, результат очевиден.</text:p>
      <text:p text:style-name="P44">Давайте попробуем описать переживания и чувства ребенка.</text:p>
      <text:p text:style-name="P44">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4">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44"><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44">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44">В этой главе речь пойдет именно об этом.</text:p>
      <text:p text:style-name="P57"/>
      <text:p text:style-name="P57">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57">Начнем с малого. Большинство ошибок в воспитании направлены не на развитие ребенка, а на соб<text:soft-page-break/>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5418477" text:continue-list="list35407053" text:style-name="диалог">
        <text:list-item>
          <text:p text:style-name="P66">Будешь баловаться, мы тебя этому дяде отдадим/сдадим в полицию/папу позову и он тебя накажет...</text:p>
        </text:list-item>
      </text:list>
      <text:p text:style-name="P57">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5435047" text:continue-numbering="true" text:style-name="диалог">
        <text:list-item>
          <text:p text:style-name="P66">Нельзя.</text:p>
        </text:list-item>
        <text:list-item>
          <text:p text:style-name="P66">Не плачь.</text:p>
        </text:list-item>
        <text:list-item>
          <text:p text:style-name="P66">Ты должен.</text:p>
        </text:list-item>
      </text:list>
      <text:p text:style-name="P57">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57"><text:soft-page-break/>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57">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57">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57">Желания ребенка игнорировались, потребности и склонности не принимались во внимание.</text:p>
      <text:list xml:id="list35413163" text:continue-numbering="true" text:style-name="диалог">
        <text:list-item>
          <text:p text:style-name="P66">Мама лучше знает...</text:p>
        </text:list-item>
      </text:list>
      <text:p text:style-name="P57">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text:soft-page-break/>хвостики... Но ребенку ясно давали понять — это не его ума дело, а родителей.</text:p>
      <text:p text:style-name="P57">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57">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57">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57">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5427778" text:continue-numbering="true" text:style-name="диалог">
        <text:list-item>
          <text:p text:style-name="P66"><text:soft-page-break/>У всех дети, как дети, а у нас…</text:p>
        </text:list-item>
        <text:list-item>
          <text:p text:style-name="P66">Почему Петя и Маша могут, а ты нет?</text:p>
        </text:list-item>
      </text:list>
      <text:p text:style-name="P57">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57">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5423370" text:continue-numbering="true" text:style-name="диалог">
        <text:list-item>
          <text:p text:style-name="P66">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57">Он не верил в свои силы и искал опору в окружающих, зачастую у самых близких ему людей — родителей. К тому же ранняя оценка достижений роди<text:span text:style-name="T44">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57"><text:soft-page-break/>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57">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57">Но неуверенность остается, что заметно по напряженности и нервозности при различных сложных обстоятельствах.</text:p>
      <text:list xml:id="list35413557" text:continue-numbering="true" text:style-name="диалог">
        <text:list-item>
          <text:p text:style-name="P66">Мы думали, что ты справишься...</text:p>
        </text:list-item>
      </text:list>
      <text:p text:style-name="P57">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57">Есть два исхода такого воспитания. Оба являются крайностями. В одном случае, перерастая во взрос<text:soft-page-break/>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57">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57">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57">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text:soft-page-break/>жить, например, за счет пенсии своих стареньких родителей, все еще упрекающих его за ущербность.</text:p>
      <text:p text:style-name="P57">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57"/>
      <text:p text:style-name="P57">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57">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text:soft-page-break/>мость, но лишило возможности выбирать и блокировало способность ориентироваться на полученный опыт. Лишило чувства ответственности.</text:p>
      <text:p text:style-name="P57">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57">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57">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text:soft-page-break/>и, в отношениях с людьми во взрослом возрасте, желания остальных им тоже не учитываются.</text:p>
      <text:p text:style-name="P57">Для него это норма, ведь он так вырос.</text:p>
      <text:p text:style-name="P57">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5406497" text:continue-numbering="true" text:style-name="диалог">
        <text:list-item>
          <text:p text:style-name="P66">Мы папе не скажем...</text:p>
        </text:list-item>
      </text:list>
      <text:p text:style-name="P57">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57">Случай, когда родители объединяются против ребенка я даже рассматривать не буду. Понятно и так, что это травмирует детскую психику.</text:p>
      <text:p text:style-name="P57">Такие отношения в семье учат никому не доверять, и, соответственно, порождают страх подвоха в случае какой-либо эмоциональной близости. Отсюда <text:soft-page-break/>состояние отчужденности, неспособность формулировать и высказывать свои эмоции в слух.</text:p>
      <text:p text:style-name="P57">Как бы то ни было, доверие для абьюзера это закрытая область взаимоотношений с окружающими людьми.</text:p>
      <text:p text:style-name="P57">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57">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57">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text:soft-page-break/>лового созревания, когда происходят некоторые процессы изменения в организме, связанные с работой головного мозга.</text:p>
      <text:p text:style-name="P57">Неряшливость может возникнуть из-за подражания одному или обоим родителям.</text:p>
      <text:p text:style-name="P57">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57">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57">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57"><text:soft-page-break/>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57">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57">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57">Либо так, либо наказание.</text:p>
      <text:p text:style-name="P57">В семье манипулятора никто никому ничего не должен, например — заступиться или выслушать. Такое отстранение от физического или морального со<text:soft-page-break/>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57">— Ты должен уметь постоять за себя...</text:p>
      <text:p text:style-name="P57">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5411667" text:continue-numbering="true" text:style-name="диалог">
        <text:list-item>
          <text:p text:style-name="P66">Сегодня не куплю — завтра куплю...</text:p>
        </text:list-item>
      </text:list>
      <text:p text:style-name="P57">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57">Если слово родителей было ненадежным, то это могло перерасти в недоверие ко всем окружающим, а также такое поведение скопировалось ребенком — <text:soft-page-break/>лишило его чувства вины и ответственности за несдержанное слово.</text:p>
      <text:p text:style-name="P57">Родители не демонстрировали ему должным образом чистоплотность своего поведения, и ребенок считает такое поведение нормой.</text:p>
      <text:p text:style-name="P57">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57">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57">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57">Мама могла зайти без стука в его комнату, или папа, встречая ребенка со школы, вдруг изъявлял <text:soft-page-break/>настойчивое желание разузнать что-то. Сопротивление ребенка на такое внезапное вмешательство игнорировалось. Появлялся шантаж:</text:p>
      <text:list xml:id="list35411160" text:continue-numbering="true" text:style-name="диалог">
        <text:list-item>
          <text:p text:style-name="P66">Ты не ценишь меня.</text:p>
        </text:list-item>
        <text:list-item>
          <text:p text:style-name="P66">Ты не любишь меня.</text:p>
        </text:list-item>
        <text:list-item>
          <text:p text:style-name="P66">Тебе со мной не интересно...</text:p>
        </text:list-item>
      </text:list>
      <text:p text:style-name="P57">И обида. Мама надевает «Лицо», хватается за сердце, демонстративно приходит в уныние со словами:</text:p>
      <text:list xml:id="list35417653" text:continue-numbering="true" text:style-name="диалог">
        <text:list-item>
          <text:p text:style-name="P66">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7">в жопу без мыла, пардон,</text:span></text:span><text:span text:style-name="T20"> в душу без стука.</text:span></text:p>
      <text:p text:style-name="P57">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57"><text:soft-page-break/>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19755885200228060" text:style-name="L10">
        <text:list-item>
          <text:p text:style-name="P69">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69">Получил пять по математике — нужно еще и по географии пять. Получил тройку — бестолочь, в кого ты у нас такой!?</text:p>
        </text:list-item>
        <text:list-item>
          <text:p text:style-name="P69">Прибежал на физкультуре вторым из всех классов — почему не первый?</text:p>
        </text:list-item>
      </text:list>
      <text:p text:style-name="P57">И так можно перечислять до бесконечности.</text:p>
      <text:p text:style-name="P57">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57">Он не прав, и родителям наплевать — вот что понимал ребенок после таких «душевных» разговоров.</text:p>
      <text:p text:style-name="P57"><text:soft-page-break/>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57">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7">Такое воспитание привязало ребенка к родителям очень крепко. Уйти во взрослую жизнь от таких родителей бывает крайне сложно.</text:p>
      <text:list xml:id="list35413584" text:continue-list="list35417653" text:style-name="диалог">
        <text:list-item>
          <text:p text:style-name="P66">Мы — твои друзья, а друзей не бросают...</text:p>
        </text:list-item>
      </text:list>
      <text:p text:style-name="P57">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57">Отсюда хронические безденежье, игромания, бросание университета, алкоголь, наркотики... Разуме<text:soft-page-break/>ется, все это делает человека несамостоятельным <text:span text:style-name="T38">и неприспособленным к нормальной жизни.</text:span></text:p>
      <text:p text:style-name="P57">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57">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57">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5436068" text:continue-numbering="true" text:style-name="диалог">
        <text:list-item>
          <text:p text:style-name="P66">Нравится мальчик? Не говори подружкам — отобъют...</text:p>
        </text:list-item>
        <text:list-item>
          <text:p text:style-name="P66"><text:soft-page-break/>Петя не пошел с тобой гулять? Стало быть тренировка/уроки ему важнее друзей...</text:p>
        </text:list-item>
        <text:list-item>
          <text:p text:style-name="P66">Это тот самый Петя, который во втором классе тебе подножку подставил?.. А... Понятно...</text:p>
        </text:list-item>
      </text:list>
      <text:p text:style-name="P57">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57">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57">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57">Такое поведение родителей воспитывает в ребенке скупердяя, а человек, жадный на проявления лю<text:soft-page-break/>бви, помощи и щедрости, обычно и на чувства скуп. Для него это драгоценные ресурсы, не оправданы и тяжелы в их возобновлении.</text:p>
      <text:p text:style-name="P57">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 • •</text:p>
      <text:p text:style-name="P57">Довольно часто оказывается, что сам человек не виноват в своей жестокости по отношению к близким.</text:p>
      <text:p text:style-name="P57">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57">Итак, я постаралась описать пожалуй самые важные причины развития у ребенка психофизических отклонений в связи с неправильным (деструктивным) <text:soft-page-break/>воспитанием. Но, <text:span text:style-name="T13">на самом деле, семья не дает всех ответов.</text:span> Давайте сравним семьи, которые мы знаем.</text:p>
      <text:p text:style-name="P44">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44">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44">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120"/>
      <text:p text:style-name="P110"/>
      <text:p text:style-name="P110"/>
      <text:p text:style-name="P110"/>
      <text:p text:style-name="P110"/>
      <text:p text:style-name="P110"/>
      <text:p text:style-name="Заголовок_20_часть">Часть 2.<text:line-break/>Ингридиенты</text:p>
      <text:h text:style-name="P16" text:outline-level="1"><text:s/><text:bookmark-start text:name="Glava_25__Priznaki__priiemy_i_protivosto"/>Глава 25. <text:line-break/>Признаки<text:bookmark-end text:name="Glava_25__Priznaki__priiemy_i_protivosto"/> и последствия манипуляции</text:h>
      <text:p text:style-name="P57">Вы уже наверное заметили, что в этой книге очень много повторений. Не спроста...</text:p>
      <text:p text:style-name="P57">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57">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57">Все, что описано в этой книге можно сказать одной короткой фразой: «Если вы несчастливы с чело<text:soft-page-break/>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57">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7">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57">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57">Это его рок. Простить такого легко, если понять, что он всю жизнь будет несчастным.</text:p>
      <text:h text:style-name="P32"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0">[</text:span>Миллион<text:span text:style-name="T30">]</text:span> шагов как стать успешным карьеристом, <text:span text:style-name="T30">[</text:span>двести тысяч сто<text:span text:style-name="T3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8" text:note-class="footnote"><text:note-citation text:label="*">*</text:note-citation><text:note-body><text:p text:style-name="Footnote"><text:span text:style-name="T8">Пикап</text:span> (от англ. <text:span text:style-name="T30">pick up —</text:span><text:span text:style-name="T13"> цеплять, подцепить</text:span>) <text:span text:style-name="T30">— </text:span><text:span text:style-name="T13">деятельность, направленная на знакомство с целью соблазнения.</text:span></text:p></text:note-body></text:note></text:span><text:span text:style-name="T13">.</text:span></text:p>
      <text:p text:style-name="Text_20_body"><text:soft-page-break/><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95">Главная цель пикапа — зацепить девушку. Начиная с банального:</text:p>
      <text:list xml:id="list35414068" text:continue-numbering="true" text:style-name="диалог">
        <text:list-item>
          <text:p text:style-name="P96">Вашей маме зять не нужен?</text:p>
        </text:list-item>
      </text:list>
      <text:p text:style-name="P95">И заканчивая какими-то более экстравагантными:</text:p>
      <text:list xml:id="list35426203" text:continue-numbering="true" text:style-name="диалог">
        <text:list-item>
          <text:p text:style-name="P96">Твой отец случайно не хлеб?</text:p>
        </text:list-item>
        <text:list-item>
          <text:p text:style-name="P96">В каком смысле?</text:p>
        </text:list-item>
        <text:list-item>
          <text:p text:style-name="P96">Ту ты такая крошка...</text:p>
        </text:list-item>
      </text:list>
      <text:p text:style-name="P95">Это будет фраза, которая вас может зацепить.</text:p>
      <text:p text:style-name="P95">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5418663" text:continue-numbering="true" text:style-name="диалог">
        <text:list-item>
          <text:p text:style-name="P96">Что-то тут сегодня мало народа...</text:p>
        </text:list-item>
      </text:list>
      <text:p text:style-name="P95"><text:soft-page-break/>Главное — неординарность. Их учат, и они в это свято верят... Да и, нужно сказать, что это правда —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95">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95">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другой аудитории.</text:p>
      <text:p text:style-name="P95">«Цепляшки» не обязательно должны вызывать восхищение. Но они обязательно должны привлечь ваше внимание.</text:p>
      <text:p text:style-name="P95"><text:soft-page-break/>Например, вы ждете свою подругу. К вам подходит парень и говорит:</text:p>
      <text:list xml:id="list35408880" text:continue-numbering="true" text:style-name="диалог">
        <text:list-item>
          <text:p text:style-name="P96">Привет.</text:p>
        </text:list-item>
      </text:list>
      <text:p text:style-name="P95">Достаточно спокойно и ненавязчиво, как будто <text:s/>бы обознался. Ответите вы или нет — не важно. И вот он спрашивает:</text:p>
      <text:list xml:id="list35422018" text:continue-numbering="true" text:style-name="диалог">
        <text:list-item>
          <text:p text:style-name="P96">Ты одна тут?</text:p>
        </text:list-item>
      </text:list>
      <text:p text:style-name="P95">И вы говорите, мол:</text:p>
      <text:list xml:id="list35427452" text:continue-numbering="true" text:style-name="диалог">
        <text:list-item>
          <text:p text:style-name="P96">нет, я с подругой. Она сейчас будет...</text:p>
        </text:list-item>
      </text:list>
      <text:p text:style-name="P95">На что он отвечает:</text:p>
      <text:list xml:id="list35435436" text:continue-numbering="true" text:style-name="диалог">
        <text:list-item>
          <text:p text:style-name="P96">Ну ее же сейчас нет. Выйдем на минутку. Поговорить надо...</text:p>
        </text:list-item>
      </text:list>
      <text:p text:style-name="P95">Вас конечно это собьет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5435568" text:continue-numbering="true" text:style-name="диалог">
        <text:list-item>
          <text:p text:style-name="P96">Ну? Ты идешь?</text:p>
        </text:list-item>
      </text:list>
      <text:p text:style-name="Text_20_body"><text:span text:style-name="T17">Это тоже метод, и, как вы поняли, он не обязательно должен восхищать и расслаблять вас. Вы в ступоре, и все, что вам остается — следовать его </text:span><text:soft-page-break/><text:span text:style-name="T17">указаниям, а он, в свою очередь, не дает вам время на подумать.</text:span></text:p>
      <text:p text:style-name="P95">И в одном, и во втором случае он нарушает ваши границы. Да, звучит слишком феминистично, но что же тут поделаешь?! Главное, на что вам стоит обратить свое внимание — комфортно ли вам, или нет. Должно быть комфортно.</text:p>
      <text:p text:style-name="P95">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p>
      <text:list xml:id="list35416153" text:continue-numbering="true" text:style-name="диалог">
        <text:list-item>
          <text:p text:style-name="P9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94"><text:soft-page-break/>Короче говоря, учение, которое помогает американским парням набраться смелости и познакомиться наконец с понравившейся девушкой, у нас, в странах СНГ, пока еще, к сожалению, не учит нравственной идеологии:</text:p>
      <text:p text:style-name="P11">«— Давай поиграем в волшебника?</text:p>
      <text:list xml:id="list5154537950650483787" text:style-name="L11">
        <text:list-header>
          <text:p text:style-name="P12"><text:s/>— А это как?</text:p>
          <text:p text:style-name="P12"><text:s/>— Я тебя трахну, и ты исчезнешь.»</text:p>
          <text:p text:style-name="P40"/>
        </text:list-header>
      </text:list>
      <text:p text:style-name="P94">Или вот еще один «замечательный» отрывок из той же книги:</text:p>
      <text:p text:style-name="P15">«... У нас заготовлена термоядерная дубинка, чтобы при случае, настучать девушке по голове за плохое поведение...</text:p>
      <text:p text:style-name="P15">Примеры:</text:p>
      <text:p text:style-name="P15">— У тебя очень красивые волосы. Особенно в ушах.</text:p>
      <text:p text:style-name="P15">—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text:span><text:soft-page-break/><text:span text:style-name="T13">рошего стеба в ответ над тобой, до </text:span><text:span text:style-name="T18">совершенно неправильного</text:span><text:span text:style-name="T19">, по моему мнению, удара левой снизу...</text:span><text:span text:style-name="T13">»</text:span></text:p>
      <text:p text:style-name="P39">Филипп Богачев, «Секреты уличных знакомств»</text:p>
      <text:p text:style-name="P94"/>
      <text:p text:style-name="P94">Не могу удержаться не вставить еще одну цитату того же автора. Это аннотация к книге:</text:p>
      <text:p text:style-name="P15"/>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39">Филипп Богачев, «Пикап. Самоучитель по соблазнению»</text:p>
      <text:p text:style-name="P39"/>
      <text:p text:style-name="P9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94">К чему я веду?</text:p>
      <text:p text:style-name="P94"><text:soft-page-break/>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94">Так вот истинного абьюзера этому учить не надо.</text:p>
      <text:p text:style-name="P9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9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29" text:outline-level="3"><text:bookmark-start text:name="__RefHeading__11096_1227693625"/>Общие диагностические критерии расстройств личности<text:bookmark-end text:name="__RefHeading__11096_1227693625"/></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75875196022030498" text:style-name="List_20_1">
        <text:list-item>
          <text:p text:style-name="P114">заметная дисгармония в поведении:</text:p>
          <text:list>
            <text:list-item>
              <text:p text:style-name="P116">аффективность<text:note text:id="ftn7" text:note-class="footnote"><text:note-citation text:label="*">*</text:note-citation><text:note-body><text:p text:style-name="Footnote"><text:span text:style-name="T8">Аффективность</text:span> (<text:span text:style-name="T1">от лат. </text:span><text:span text:style-name="T31">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16">возбудимость;</text:p>
            </text:list-item>
            <text:list-item>
              <text:p text:style-name="P116">расстройство контроля побуждений:</text:p>
              <text:list>
                <text:list-item>
                  <text:p text:style-name="P11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16"><text:soft-page-break/>нарастающее напряжение, возникающее перед совершением действия, повышение физической и психической активности;</text:p>
                </text:list-item>
                <text:list-item>
                  <text:p text:style-name="P116">возникновение ощущения радости и облегчения во время совершения действия.</text:p>
                </text:list-item>
              </text:list>
            </text:list-item>
            <text:list-item>
              <text:p text:style-name="P116">нарушение в процессах восприятия и мышления;</text:p>
            </text:list-item>
            <text:list-item>
              <text:p text:style-name="P116">изменение в стиле отношения к окружающим;</text:p>
            </text:list-item>
          </text:list>
        </text:list-item>
        <text:list-item>
          <text:p text:style-name="P116">хроническое проявление аномального поведения, возникшее давно;</text:p>
        </text:list-item>
        <text:list-item>
          <text:p text:style-name="P116">нарушение адаптации к широкому диапазону личностных и социальных ситуаций в связи с аномальным стилем поведения;</text:p>
        </text:list-item>
        <text:list-item>
          <text:p text:style-name="P116">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16">обычно, но не всегда — существенное ухудшение профессиональной и социальной продуктивности.</text:p>
        </text:list-item>
        <text:list-item>
          <text:p text:style-name="P116"><text:soft-page-break/>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3172197568470372325" text:style-name="List_20_2">
        <text:list-item>
          <text:p text:style-name="P103">Кластер <text:span text:style-name="T30">A</text:span><text:span text:style-name="T9">:</text:span></text:p>
          <text:list>
            <text:list-item>
              <text:p text:style-name="P105">Параноидное;</text:p>
            </text:list-item>
            <text:list-item>
              <text:p text:style-name="P105">Шизоидное;</text:p>
            </text:list-item>
            <text:list-item>
              <text:p text:style-name="P105">Шизотипическое.</text:p>
              <text:list>
                <text:list-header>
                  <text:p text:style-name="P103"><text:span text:style-name="T9">Для лиц с расстройствами кластера </text:span><text:span text:style-name="T34">A</text:span><text:span text:style-name="T9"> характерны трудности, связанные с взаимодействием с окружающими.</text:span></text:p>
                  <text:p text:style-name="P103"><text:span text:style-name="T19">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03">Кластер <text:span text:style-name="T30">B</text:span><text:span text:style-name="T9">:</text:span></text:p>
          <text:list>
            <text:list-item>
              <text:p text:style-name="P105">Антисоциальное;</text:p>
            </text:list-item>
            <text:list-item>
              <text:p text:style-name="P105">Пограничное;</text:p>
            </text:list-item>
            <text:list-item>
              <text:p text:style-name="P105"><text:soft-page-break/>Истерическое;</text:p>
            </text:list-item>
            <text:list-item>
              <text:p text:style-name="P105">Нарциссическое.</text:p>
              <text:list>
                <text:list-header>
                  <text:p text:style-name="P115"><text:span text:style-name="T9">Лица с расстройствами кластера </text:span><text:span text:style-name="T34">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7">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118"><text:span text:style-name="T13">Кластер </text:span><text:span text:style-name="T30">C</text:span><text:span text:style-name="T19">:</text:span></text:p>
          <text:list>
            <text:list-item>
              <text:p text:style-name="P117">Избегающее;</text:p>
            </text:list-item>
            <text:list-item>
              <text:p text:style-name="P117">Зависимое;</text:p>
            </text:list-item>
            <text:list-item>
              <text:p text:style-name="P117">Обсессивно-компульсивное.</text:p>
              <text:list>
                <text:list-header>
                  <text:p text:style-name="P115"><text:span text:style-name="T19">Лица с расстройствами кластера </text:span><text:span text:style-name="T34">C </text:span><text:span text:style-name="T19">испытывают чувства тревоги и страха, которые их подавляют, и с которыми они постоянно борются.</text:span></text:p>
                  <text:p text:style-name="P117">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30">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7572720915605467079" text:style-name="List_20_3">
        <text:list-item>
          <text:p text:style-name="P106"><text:span text:style-name="T8">отсутствие расстройства личности</text:span> и существенных критериев личностного расстройства;</text:p>
        </text:list-item>
        <text:list-item>
          <text:p text:style-name="P106"><text:span text:style-name="T8">личностное затруднение</text:span> (наличие подпороговых критериев одного или нескольких расстройств личности);</text:p>
        </text:list-item>
        <text:list-item>
          <text:p text:style-name="P106"><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06"><text:soft-page-break/><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06"><text:span text:style-name="T8">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10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1316300187356790833" text:style-name="L12">
        <text:list-item>
          <text:p text:style-name="P107">компенсация негативных проявлений;</text:p>
        </text:list-item>
        <text:list-item>
          <text:p text:style-name="P107">адаптация к обществу;</text:p>
        </text:list-item>
        <text:list-item>
          <text:p text:style-name="P107">снижение уровня тревожности;</text:p>
        </text:list-item>
        <text:list-item>
          <text:p text:style-name="P10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h text:style-name="Heading_20_3" text:outline-level="3"><text:soft-page-break/><text:span text:style-name="T18">Параноидное расстройство личности</text:span></text:h>
      <text:p text:style-name="P98">Диагностируется при наличии четырех и более критериев, приведенных ниже, а также при проявлении общих критериев расстройств личности:</text:p>
      <text:list xml:id="list8788069075584414070" text:style-name="L13">
        <text:list-item>
          <text:p text:style-name="P97">чрезмерная чувствительность к неудачам и отказам;</text:p>
        </text:list-item>
        <text:list-item>
          <text:p text:style-name="P97">постоянное недовольство окружающими, неумение прощать оскорбления, причинение ущерба, высокомерное поведение;</text:p>
        </text:list-item>
        <text:list-item>
          <text:p text:style-name="P97">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97">воинственно-щепетильное, не соответствующее фактической ситуации отношение к вопросам, связанным с правами личности;</text:p>
        </text:list-item>
        <text:list-item>
          <text:p text:style-name="P97"><text:soft-page-break/>возобновляющиеся неоправданные подозрения в неверности сексуального партнера;</text:p>
        </text:list-item>
        <text:list-item>
          <text:p text:style-name="P9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text:span><text:soft-page-break/><text:span text:style-name="T13">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95">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94">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9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94"><text:soft-page-break/>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102"><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102"><text:span text:style-name="T13">Важно: </text:span><text:span text:style-name="T19">паранойя, параноидный психоз, параноидная шизофрения и шизофрения к данному расстройству</text:span><text:span text:style-name="T13"> не относится!</text:span></text:p>
      <text:h text:style-name="P29" text:outline-level="3">Шизоидное расстройство личности</text:h>
      <text:p text:style-name="P98">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6688725552654364829" text:style-name="L14">
        <text:list-item>
          <text:p text:style-name="P99">сниженная способность или утрата способности получать удовольствие, сопровождающаяся потерей активности в его достижении;</text:p>
        </text:list-item>
        <text:list-item>
          <text:p text:style-name="P99">эмоциональная холодность, ослабление эмоциональных реакций, бесчувствие, безразличие, отрешенность;</text:p>
        </text:list-item>
        <text:list-item>
          <text:p text:style-name="P99">неспособность проявлять как теплые и нежные <text:s/>чувства, так и гнев по отношению к другим людям;</text:p>
        </text:list-item>
        <text:list-item>
          <text:p text:style-name="P99">слабая реакция на похвалу и на критику;</text:p>
        </text:list-item>
        <text:list-item>
          <text:p text:style-name="P99">незначительный интерес к сексуальным контактам;</text:p>
        </text:list-item>
        <text:list-item>
          <text:p text:style-name="P99">повышенная склонность к фантазированию и стремление к углубленному познанию собственных мыслей, чувств, переживаний.</text:p>
        </text:list-item>
        <text:list-item>
          <text:p text:style-name="P99"><text:soft-page-break/>предпочтение уединенной деятельности;</text:p>
        </text:list-item>
        <text:list-item>
          <text:p text:style-name="P9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99">заметная нечуткость к основным чувственно-понятийным социальным нормам и условиям. Эмоциональная дисгармония.</text:p>
        </text:list-item>
      </text:list>
      <text:p text:style-name="P98"/>
      <text:p text:style-name="P98">«Шизоид» выдерживает значительную дистанцию между собой и окружающими, из-за чего вечно жаждет близости.</text:p>
      <text:p text:style-name="P9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9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text:soft-page-break/>Также одной из основных черт характера «шизоидов» является бедность в эмоциональных взаимодействиях с окружающими.</text:p>
      <text:p text:style-name="P98">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9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9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text:span><text:soft-page-break/><text:span text:style-name="T19">В межличностных отношениях с «шизоидом» часто имеет место деспотизм</text:span><text:span text:style-name="T19"><text:note text:id="ftn6"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104"><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7"><text:note text:id="ftn5"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9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9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98"><text:soft-page-break/>Также для «шизоида» характерна высокая работоспособность в узких сферах деятельности, сочетающихся с (сухим) прагматизмом.</text:p>
      <text:p text:style-name="P98">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9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98">«Шизоидам» свойственно игнорирование социальных норм внешнего вида, неопрятность, нечистоплотность.</text:p>
      <text:p text:style-name="P10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text:span><text:soft-page-break/><text:span text:style-name="T9">пациента, просто попросив его не выходить за рамки темы.</text:span></text:p>
      <text:p text:style-name="P98">«Шизоид», как правило плохо вовлекается в терапию из-за отсутствия эмпатических наклонностей, что является причиной низкой мотивации.</text:p>
      <text:p text:style-name="P98">Терапия может занимать достаточно продолжительное время или за постоянного дистанцирования пациента от доктора.</text:p>
      <text:p text:style-name="P102"><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30" text:outline-level="3">Диссоциальное (антисоциальное) расстройство личности.</text:h>
      <text:p text:style-name="P98">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675201079254765548" text:style-name="L15">
        <text:list-item>
          <text:p text:style-name="P100">бессердечность, равнодушие к чувствам окружающих;</text:p>
        </text:list-item>
        <text:list-item>
          <text:p text:style-name="P100">грубая и стойкая позиция безответственности и пренебрежения социальными правилами и обязанностями;</text:p>
        </text:list-item>
        <text:list-item>
          <text:p text:style-name="P100">неспособность поддерживать взаимоотношения при отсутствии затруднений в их становлении;</text:p>
        </text:list-item>
        <text:list-item>
          <text:p text:style-name="P100">крайне низкая способность выдерживать фрустрацию<text:note text:id="ftn4" text:note-class="footnote"><text:note-citation text:label="*">*</text:note-citation><text:note-body><text:p text:style-name="P1">Фрустация<text:span text:style-name="T9"> (</text:span><text:span text:style-name="T3">от лат. </text:span><text:span text:style-name="T32">f</text:span><text:span text:style-name="T3">rustratio</text:span><text:span text:style-name="T32"> —</text:span><text:span text:style-name="T15"> обман, тщетное ожидание</text:span><text:span text:style-name="T9">) </text:span><text:span text:style-name="T34">—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text:soft-page-break/>также низкий порог разряда агрессии, включая насилие;</text:p>
        </text:list-item>
        <text:list-item>
          <text:p text:style-name="P100">неспособность испытывать чувство вины и извлекать пользу из жизненного опыта, особенно наказания;</text:p>
        </text:list-item>
        <text:list-item>
          <text:p text:style-name="P100">выраженная склонность обвинять окружающих или выдвигать благовидные объяснения своему поведению, приводящему субъекта к конфликту с обществом.</text:p>
        </text:list-item>
        <text:list-item>
          <text:p text:style-name="P108"><text:span text:style-name="T19">в</text:span> качестве дополнительного признака может выступать постоянная раздражительность и нетерпеливость.</text:p>
        </text:list-item>
      </text:list>
      <text:p text:style-name="P98"/>
      <text:p text:style-name="P9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руководствуясь целью удовлетворить собственные желания манипулятивным путем.</text:p>
      <text:p text:style-name="P98">Так как социопат лишен способности привязываться к людям, чужие потребности и желания не <text:soft-page-break/>имеют для него никакой ценности. Он ориентируется только на свои собственные нужды.</text:p>
      <text:p text:style-name="P9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98">Социопат не способен на долгосрочные взаимодействия с людьми.</text:p>
      <text:p text:style-name="P9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Text_20_body"><text:span text:style-name="T19">Социопаты не смущаясь лицемерят, лгут и совершаю другие противоправные действия. В большинстве случаев ими движут лишь их собственные интересы, но лишь в краткосрочном плане.</text:span></text:p>
      <text:p text:style-name="P98">Антисоциальный психопат не склоннен к планированию.</text:p>
      <text:p text:style-name="P98">Любые попытки нарушить, ограничить его свободу или ограничить его действия в достижении собственных желаний воспринимаются им очень тяжело. Противостояние таким действиям окружающих может пу<text:soft-page-break/>тем угроз или применением физической силы. Отказ от применения физической силы воспринимается социопатом как слабость.</text:p>
      <text:p text:style-name="P98">Социопат может производить хорошее впечатление, используя такое поведение для своей выгоды. Он может взаимодействовать с обществом социальным правилам, но не считает нужным это делать просто так.</text:p>
      <text:p text:style-name="P98">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98">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104">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104"><text:soft-page-break/></text:p>
      <text:p text:style-name="P113"><text:s/></text:p>
      <text:p text:style-name="P121"/>
      <text:p text:style-name="P98"/>
      <text:p text:style-name="P128">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2979545915698429185" text:style-name="L16">
        <text:list-item>
          <text:p text:style-name="P71">чрезмерная самовлюбленность, тщеславие, необоснованно завышенная самооценка;</text:p>
        </text:list-item>
        <text:list-item>
          <text:p text:style-name="P71">убежденность в собственной уникальности, в превосходстве над остальными людьми;</text:p>
        </text:list-item>
        <text:list-item>
          <text:p text:style-name="P71">завышенное мнение о своих талантах и достижениях;</text:p>
        </text:list-item>
        <text:list-item>
          <text:p text:style-name="P71">сосредоточенность на ожидании фантастического успеха;</text:p>
        </text:list-item>
        <text:list-item>
          <text:p text:style-name="P71">ожидание беспрекословного подчинения окружающих;</text:p>
        </text:list-item>
        <text:list-item>
          <text:p text:style-name="P71">потребность в признании окружающими собственной уникальности;</text:p>
        </text:list-item>
        <text:list-item>
          <text:p text:style-name="P71">неспособность проявлять сочувствие, эгоизм;</text:p>
        </text:list-item>
        <text:list-item>
          <text:p text:style-name="P71">выраженная болезненная потребность быть признанным;</text:p>
        </text:list-item>
        <text:list-item>
          <text:p text:style-name="P74"><text:soft-page-break/><text:span text:style-name="T13">элитарный</text:span><text:span text:style-name="T13"><text:note text:id="ftn3"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57">Зигмунд Фрейд считал, что у каждого человека присутствуют признаки нарциссизма и был первым, кто применил этот термин в психологии.</text:p>
      <text:p text:style-name="P57">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57">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57">Патологический нарциссизм выражается в постоянных сомнениях. Достижения и достоинства окру<text:soft-page-break/>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57">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57">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4">«недостойных». Признание и уважение он обычно требует.</text:span></text:p>
      <text:p text:style-name="P70">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354209201" text:continue-list="list35416153" text:style-name="диалог">
        <text:list-item>
          <text:p text:style-name="P72">Ничего особенного!</text:p>
        </text:list-item>
      </text:list>
      <text:p text:style-name="P70"><text:soft-page-break/>Под давлением нарцисса жертва может начать стыдиться собственных заслуг, продолжая идеализировать своего деструктивного партнера.</text:p>
      <text:p text:style-name="P70">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18">• • •</text:p>
      <text:p text:style-name="P57">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57">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57">Нарцисс — это очень жестокий манипулятор. Как я уже говорила, действия манипулятора можно опи<text:soft-page-break/>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57">Выйти из таких отношений, не заработав ни единого комплекса практически нереально.</text:p>
      <text:p text:style-name="P57">Он может сделать вам приятный комплимент, а уже через минуту смешать вас с грязью из-за какой-то мелочи, которую, возможно, сам же и придумал.</text:p>
      <text:list xml:id="list35423624" text:continue-numbering="true" text:style-name="диалог">
        <text:list-item>
          <text:p text:style-name="P66">Ты выйдешь за меня замуж? — Если бы не твое поведение, мы бы уже давно поженились...</text:p>
        </text:list-item>
      </text:list>
      <text:p text:style-name="P70">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5">плинтуса. Его уровень не изменится, но стоит вам поверить в его замечания, он уже стоит на ступеньку выше своей жертвы.</text:span></text:p>
      <text:p text:style-name="P89"><text:soft-page-break/>Это был чисто гипотетический пример, но я хочу отметить, что среди нарциссов встречаются невероятно успешные люди. </text:p>
      <text:p text:style-name="P88"/>
      <text:p text:style-name="P88"/>
      <text:p text:style-name="P88"/>
      <text:p text:style-name="P88"/>
      <text:p text:style-name="P88"/>
      <text:p text:style-name="P88"/>
      <text:p text:style-name="P57"><text:span text:style-name="T10">Противостояние</text:span>:</text:p>
      <text:p text:style-name="P57">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57">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57"><text:soft-page-break/>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57">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57">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57">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7">Если же после всех этих приемов ваша деструктивная половинка начнет шевелиться, поощряйте <text:soft-page-break/>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32" text:outline-level="2"><text:bookmark-start text:name="Pochiemu_ia_"/>Почему я?<text:bookmark-end text:name="Pochiemu_ia_"/></text:h>
      <text:p text:style-name="P51">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44">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1">Нет смысла перечислять все уже перечисленное, чтобы понять — вы не абы кто с улицы, а самодостаточная и интересная личность.</text:p>
      <text:p text:style-name="P44"><text:soft-page-break/>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51">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44">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4">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51">Сейчас он прощупывает высоту порога вашего сопротивления. Пытается понять, что вы готовы терпеть.</text:p>
      <text:p text:style-name="P57"><text:soft-page-break/><text:span text:style-name="T43">Абьюзер выбирает в жертвы личность, </text:span><text:span text:style-name="_30__20_Text"><text:span text:style-name="T38">которой хотел бы быть сам</text:span></text:span><text:span text:style-name="T43">.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8">делая из вас — такого же, как он</text:span></text:span><text:span text:style-name="T43">.</text:span></text:p>
      <text:p text:style-name="P21">• • •</text:p>
      <text:p text:style-name="P4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4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44"><text:soft-page-break/>Речь идет об умственных, материальных и духовных аспектах.</text:p>
      <text:p text:style-name="P51">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44">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51">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51">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text:soft-page-break/>шаны и позаимствованы где-то у кого-то, но это не его собственные слова. Он пуст.</text:p>
      <text:p text:style-name="P44">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51">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20">• • •</text:p>
      <text:p text:style-name="P51">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51">Вы уже попались и теперь думаете, как быть дальше. Все, что можно было сделать, распознав та<text:soft-page-break/>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4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4">Суть в том, что человеку задается вопрос и он отвечает. Следующие вопросы должны «кружить по <text:soft-page-break/>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44">Если на эти «одинаковые» вопросы он отвечает по-разному — он врет.</text:p>
      <text:p text:style-name="P44">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4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5418288" text:continue-numbering="true" text:style-name="диалог">
        <text:list-item>
          <text:p text:style-name="P52">Ты просто его не знаешь! — ответила я.</text:p>
        </text:list-item>
      </text:list>
      <text:p text:style-name="P51">И, как вы понимаете, я ошиблась.</text:p>
      <text:p text:style-name="P24"><text:soft-page-break/>• • •</text:p>
      <text:p text:style-name="P51">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4">Давайте вспомним ранее описанный диалог, где я задаю своему бывшему парню вопрос:</text:p>
      <text:list xml:id="list35412400" text:continue-numbering="true" text:style-name="диалог">
        <text:list-item>
          <text:p text:style-name="P55">Есть ли что-то, что я должна знать?..</text:p>
        </text:list-item>
      </text:list>
      <text:p text:style-name="P44">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5421847" text:continue-numbering="true" text:style-name="диалог">
        <text:list-item>
          <text:p text:style-name="P55">Ты вокруг меня плетешь какую-то западню...</text:p>
        </text:list-item>
      </text:list>
      <text:p text:style-name="P44">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44"><text:soft-page-break/>В последствии, задавая вопросы, намекая и уточняя, я получала все новые ответы:</text:p>
      <text:list xml:id="list35426976" text:continue-numbering="true" text:style-name="диалог">
        <text:list-item>
          <text:p text:style-name="P55">Я ничего такого не делал...</text:p>
        </text:list-item>
        <text:list-item>
          <text:p text:style-name="P55">Каждый справляется с болью по разному...</text:p>
        </text:list-item>
        <text:list-item>
          <text:p text:style-name="P55">Я был на четырех свиданиях...</text:p>
        </text:list-item>
        <text:list-item>
          <text:p text:style-name="P55">Да, я трахаться хотел...</text:p>
        </text:list-item>
      </text:list>
      <text:p text:style-name="P51">Чуть больше часа + одинаковые вопросы = море информации — вот такой прекрасный метод узнать правду.</text:p>
      <text:p text:style-name="P51">К слову, сначала он сказал, что был на двух свиданиях, но потом, в ходе разговора запутался, и выдал уже другую цифру — 4.</text:p>
      <text:p text:style-name="P21">• • •</text:p>
      <text:p text:style-name="P51">Но как же не попасться в эту ловушку снова?</text:p>
      <text:p text:style-name="P51">Здесь я бы хотела уделить особое внимание одной очень полезной штуке. Эта штука есть у каждого из нас, но мы почти не умеем ею пользоваться.</text:p>
      <text:p text:style-name="P51">Штука эта достаточно противоречивая и сложная, ибо понять механизм ее работы довольно непросто. <text:soft-page-break/>Еще сложнее научиться этой штукой пользоваться себе во благо, ведь это очень очень очень полезный инструмент!</text:p>
      <text:p text:style-name="P51">Поговорим об интуиции.</text:p>
      <text:p text:style-name="P44"><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51">И тут сразу можно задаться вопросом:</text:p>
      <text:list xml:id="list35432185" text:continue-numbering="true" text:style-name="диалог">
        <text:list-header>
          <text:p text:style-name="P56">«Что важнее — интуиция или же все-таки логика?»</text:p>
        </text:list-header>
      </text:list>
      <text:p text:style-name="P51">Логика — сознание — рационализм.</text:p>
      <text:p text:style-name="P51">Интуиция — подсознание — инстинкт.</text:p>
      <text:p text:style-name="P51">Если логика — это анализ сложившейся ситуации, то интуиция — это подсказки «внутреннего голоса».</text:p>
      <text:p text:style-name="P51">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51">Чрезмерная направленность на рациональность неизбежно влечет за собой невосприимчивость к «зову сердца». Учитывая тот факт, что наша жизнь <text:soft-page-break/>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51">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51">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4"><text:span text:style-name="T4">В учениях Платона</text:span><text:span text:style-name="T4"><text:note text:id="ftn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1"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посредственного познания. Плотин</text:span><text:span text:style-name="T4"><text:note text:id="ftn0"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5434117" text:continue-numbering="true" text:style-name="диалог">
        <text:list-item>
          <text:p text:style-name="P52">Я так и знала!</text:p>
        </text:list-item>
      </text:list>
      <text:p text:style-name="P51"><text:soft-page-break/>Да? И вот интересно — откуда знала? Ответить сложно, но ведь знала же!</text:p>
      <text:p text:style-name="P51">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51">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51">Так-то.</text:p>
      <text:p text:style-name="P51">Стало быть, первое и самое главное правило — если кажется, то не кажется! Не пытайтесь оправдывать свои опасения.</text:p>
      <text:p text:style-name="P21"><text:soft-page-break/>• • •</text:p>
      <text:p text:style-name="P51">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51">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44">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44">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text:soft-page-break/>открытых частей тела человека, соответственно и уязвимая.</text:p>
      <text:p text:style-name="P51">Понятно, что вы не будете его бить по шее, но мама в детстве так и делала, когда он нашкодит, поэтому он ее прячет.</text:p>
      <text:p text:style-name="P44"><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4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8">Человек, </text:span><text:span text:style-name="_30__20_Text"><text:span text:style-name="T38">вспоминая</text:span></text:span><text:span text:style-name="T38">,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text:span><text:soft-page-break/><text:span text:style-name="T38">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8">Человек, который </text:span><text:span text:style-name="_30__20_Text"><text:span text:style-name="T43">пытается</text:span></text:span><text:span text:style-name="_30__20_Text"><text:span text:style-name="T38"> придумать</text:span></text:span><text:span text:style-name="T38">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44">Он спрячет от вас взгляд, но будет стараться говорить как можно убедительнее, рассуждая в слух.</text:p>
      <text:p text:style-name="P4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51">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44"><text:soft-page-break/>Вот и получается первый совет по противостоянию лжи и ложности в поведении:</text:p>
      <text:p text:style-name="P51">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51">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51">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51">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21"><text:soft-page-break/>• • •</text:p>
      <text:p text:style-name="P45"><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53">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53">Предлагаю вашему вниманию результат его неоценимых трудов!</text:p>
      <text:list xml:id="list5730663438382419150" text:style-name="L17">
        <text:list-item>
          <text:p text:style-name="P54">Недоверие.</text:p>
          <text:p text:style-name="P5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54">Избегание источников раздражителя.</text:p>
          <text:p text:style-name="P54">Суть ясна — необходимо избавиться от любых взаимодействий с агрессором, дабы исходя<text:soft-page-break/>щая от него информация не могла воздействовать на вас.</text:p>
        </text:list-item>
        <text:list-item>
          <text:p text:style-name="P54">Ирония, подход с юмором.</text:p>
          <text:p text:style-name="P54">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54">Мнимое непонимание.</text:p>
          <text:p text:style-name="P5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54">Критичность мышления.</text:p>
          <text:p text:style-name="P5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54">Возможность выбора.</text:p>
          <text:p text:style-name="P54"><text:soft-page-break/>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54">Наличие времени на обдумывание.</text:p>
          <text:p text:style-name="P5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54">Уверенность в себе и больше смелости.</text:p>
          <text:p text:style-name="P54">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54">Самодостаточность.</text:p>
          <text:p text:style-name="P47"><text:span text:style-name="T33">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text:span><text:soft-page-break/><text:span text:style-name="T7">способ противостояния предложенной формулой: Не верь. Не бойся. Не проси.</text:span></text:p>
        </text:list-item>
      </text:list>
      <text:h text:style-name="P16"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57">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87">Важно понимать, что каждый из описанных здесь методов имеет серьезное влияние и оказывает сильное воздействие на психику жертвы.</text:p>
      <text:p text:style-name="P57">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87"><text:soft-page-break/>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57">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57">Такой человек может не знать, как включается стиральная машина, где находится половая тряпка или где ящик с инструментами.</text:p>
      <text:p text:style-name="P57"><text:soft-page-break/>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57">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57"><text:span text:style-name="T10">Противостояние</text:span>:</text:p>
      <text:p text:style-name="P57">Пристыдить. Здесь хорошо должна сработать техника триангуляции:</text:p>
      <text:p text:style-name="P57">— Мне пришлось попросить соседа Петю починить кран. Кстати, он сказал, что может тебя научить это делать.</text:p>
      <text:p text:style-name="P57">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57">К тому же, этим вы дадите ему понять, что его авторитет пошатнулся, что для него будет очень болез<text:soft-page-break/>ненным осознанием, и он попытается во что бы то ни стало вернуть свою значимость для вас.</text:p>
      <text:h text:style-name="P32" text:outline-level="2"><text:bookmark-start text:name="Gazlaitingh_"/>Газлайтинг<text:bookmark-end text:name="Gazlaitingh_"/></text:h>
      <text:p text:style-name="P57">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5416161" text:continue-list="list35434117" text:style-name="диалог">
        <text:list-item>
          <text:p text:style-name="P66">Тебе показалось.</text:p>
        </text:list-item>
        <text:list-item>
          <text:p text:style-name="P66">Ты себе накручиваешь.</text:p>
        </text:list-item>
        <text:list-item>
          <text:p text:style-name="P66">Ничего у тебя не болит.</text:p>
        </text:list-item>
        <text:list-item>
          <text:p text:style-name="P66">Ты сама придумываешь себе проблемы.</text:p>
        </text:list-item>
      </text:list>
      <text:p text:style-name="P57">Или на примере диалога:</text:p>
      <text:p text:style-name="P57">Жертва: Помнишь, ты мне как-то сказал, что &lt;...&gt;?</text:p>
      <text:p text:style-name="P57">Абьюзер: Не было такого. Я такого не говорил.</text:p>
      <text:p text:style-name="P57">Отрицание фактов, отрицание эмоций — отрицание реальности, что подводится жирной чертой об<text:soft-page-break/>винения в ненормальности, ссылаясь на неуравновешенное эмоциональное состояние жертвы или намекая на возможную душевную болезнь.</text:p>
      <text:p text:style-name="P57">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57">Такая форма общения действительно может развить серьезные психологические проблемы у жертвы.</text:p>
      <text:p text:style-name="P57">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57">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57"><text:soft-page-break/>Такое бывает, если жертву запугивают, держат в напряжении, оказывает давление, внушают.</text:p>
      <text:p text:style-name="P57">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57"><text:span text:style-name="T10">Противостояние</text:span>:</text:p>
      <text:p text:style-name="P57">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57">Не развивайте в себе сомнения в своей правоте. Вместо того, чтобы пытаться перепроверить эти факты у себя в голове, сразу делайте выводы:</text:p>
      <text:list xml:id="list35434200" text:continue-numbering="true" text:style-name="диалог">
        <text:list-item>
          <text:p text:style-name="P66">Мне это нравится? — Нет.</text:p>
        </text:list-item>
        <text:list-item>
          <text:p text:style-name="P66">Он сейчас прав? — Нет.</text:p>
        </text:list-item>
        <text:list-item>
          <text:p text:style-name="P66">Я это слышала/видела? — Да.</text:p>
        </text:list-item>
      </text:list>
      <text:p text:style-name="P57">Таким образом вы избавитесь от сомнений в реальности этих фактов.</text:p>
      <text:p text:style-name="P57"><text:soft-page-break/>Отстаивайте свою точку зрения. Описывайте свои чувства:</text:p>
      <text:list xml:id="list35426086" text:continue-numbering="true" text:style-name="диалог">
        <text:list-item>
          <text:p text:style-name="P66">Как это у меня не болит? Еще как болит!</text:p>
        </text:list-item>
      </text:list>
      <text:p text:style-name="P57">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5415069" text:continue-numbering="true" text:style-name="диалог">
        <text:list-item>
          <text:p text:style-name="P66">Ты что, хочешь сказать, что я сумасшедшая?!</text:p>
        </text:list-item>
      </text:list>
      <text:p text:style-name="P18">• • •</text:p>
      <text:p text:style-name="P57">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7">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57">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text:soft-page-break/>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57">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57">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57">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7">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7"><text:soft-page-break/>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57">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32" text:outline-level="2"><text:bookmark-start text:name="Viskholdingh_"/>Висхолдинг<text:bookmark-end text:name="Viskholdingh_"/></text:h>
      <text:p text:style-name="P57">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57">Абьюзер может игнорировать вас, делая вид, будто не слышит.</text:p>
      <text:p text:style-name="P57">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57"><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57">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5426500" text:continue-numbering="true" text:style-name="диалог">
        <text:list-item>
          <text:p text:style-name="P55">И это, по твоему, проблема? Ты действительно считаешь, что из-за этого стоит ссориться?</text:p>
        </text:list-item>
      </text:list>
      <text:p text:style-name="P44">И вот вы уже говорите о том, что не хотите ругаться, а просто пытаетесь решить семейный вопрос — он спрыгнул с темы.</text:p>
      <text:list xml:id="list35430561" text:continue-numbering="true" text:style-name="диалог">
        <text:list-item>
          <text:p text:style-name="P55">Я не буду разговаривать об этом. Это полный бред! Ты хоть слышишь себя?</text:p>
        </text:list-item>
      </text:list>
      <text:p text:style-name="P44">И вот вы пытаетесь понять, что же «такого» вы сказали не так — он спрыгнул с темы.</text:p>
      <text:list xml:id="list35432014" text:continue-numbering="true" text:style-name="диалог">
        <text:list-item>
          <text:p text:style-name="P55">В смысле?</text:p>
        </text:list-item>
      </text:list>
      <text:p text:style-name="P44"><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57">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57"><text:span text:style-name="T10">Противостояние</text:span>:</text:p>
      <text:p text:style-name="P57">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7">Не душите в себе ощущение ненужности:</text:p>
      <text:list xml:id="list35410278" text:continue-numbering="true" text:style-name="диалог">
        <text:list-item>
          <text:p text:style-name="P66">У меня такое впечатление, что тебе просто неинтересно меня слушать.</text:p>
        </text:list-item>
        <text:list-item>
          <text:p text:style-name="P66">Ты каждый раз придумываешь отговорки, чтобы избежать разговоров со мной.</text:p>
        </text:list-item>
        <text:list-item>
          <text:p text:style-name="P66"><text:soft-page-break/>Я тебя поняла. Позвоню маме/подруге/другу, раз тебе неинтересно. Они-то точно меня выслушают.</text:p>
        </text:list-item>
      </text:list>
      <text:p text:style-name="P57">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57">Когда он попытается соскочить с темы, скажите:</text:p>
      <text:list xml:id="list35407866" text:continue-numbering="true" text:style-name="диалог">
        <text:list-item>
          <text:p text:style-name="P66">Кстати, тоже интересный момент, но давай мы его обсудим после. Вернемся к сути.</text:p>
        </text:list-item>
      </text:list>
      <text:p text:style-name="P57">Он не сможет вас упрекнуть в равнодушии к его мнению и вы вернете разговор в нужное русло.</text:p>
      <text:p text:style-name="P57">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57">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32" text:outline-level="2"><text:bookmark-start text:name="__Da__no__________v_dopolnieniie_k_opisa"/>«Да, но &lt;...&gt;»<text:line-break/>(в доп. к описанию висхолдинга)<text:bookmark-end text:name="__Da__no__________v_dopolnieniie_k_opisa"/></text:h>
      <text:p text:style-name="P57">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5436580" text:continue-numbering="true" text:style-name="диалог">
        <text:list-item>
          <text:p text:style-name="P43"><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66">Я полностью с тобой согласен, но ты абсолютно не права...</text:p>
        </text:list-item>
      </text:list>
      <text:p text:style-name="P57">Это вводит жертву в заблуждение и, вместо того, чтобы продолжать разговор, пытается понять, согласны с ней или же нет, или что-либо объяснить ма<text:soft-page-break/>нипулятору, натыкаясь на все новые опровержения с его стороны.</text:p>
      <text:p text:style-name="P57"><text:span text:style-name="T10">Противостояние</text:span>:</text:p>
      <text:p text:style-name="P57">Дайте ему понять, что вы заметили эту тактику и раскусили его:</text:p>
      <text:list xml:id="list35420577" text:continue-numbering="true" text:style-name="диалог">
        <text:list-item>
          <text:p text:style-name="P66">Мама научила меня не воспринимать все, что сказано до слова «Но». Скажи, пожалуйста, ты со мной согласен или нет?</text:p>
        </text:list-item>
        <text:list-item>
          <text:p text:style-name="P55">Милый, я заметила, что ты себе противоречишь. А то что-то я смотрю, у нас диалог не вяжется...</text:p>
        </text:list-item>
      </text:list>
      <text:p text:style-name="P57">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32" text:outline-level="2">Изоляция жертвы от ее окружения</text:h>
      <text:p text:style-name="P57">Это методы первезного нарцисса. Он всячески заполняет ваше время собой и своим окружением.</text:p>
      <text:p text:style-name="P57">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57">Таким образом, вы <text:span text:style-name="T1">пропадаете</text:span> из своей компании, и, уже через какое-то время, его окружение становится вашим.</text:p>
      <text:p text:style-name="P57"><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5427891" text:continue-numbering="true" text:style-name="диалог">
        <text:list-item>
          <text:p text:style-name="P66"><text:soft-page-break/>Твоя Машка как-то странно на меня посмотрела...</text:p>
        </text:list-item>
        <text:list-item>
          <text:p text:style-name="P66">Мне не нравится, что Петя на тебя постоянно смотрит. Я видел, как ты с ним кокетничала...</text:p>
        </text:list-item>
      </text:list>
      <text:p text:style-name="P44">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44">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57">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57">Другими словами, вам никто не поверит, что с таким прекрасным человеком могут быть проблемы.</text:p>
      <text:p text:style-name="P57"><text:soft-page-break/><text:span text:style-name="T10">Противостояние</text:span>:</text:p>
      <text:p text:style-name="P57">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57">— Я пригласила на выходные Машу и Петю. Будем играть в покер.</text:p>
      <text:p text:style-name="P57">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57">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57">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text:soft-page-break/>действовать уже ваши родители — не вы. Так он поймет, что вы не один на один с ним.</text:p>
      <text:h text:style-name="P32"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57">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7">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57">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text:soft-page-break/>и заинтересованность к ним и к вам. Ключевое слово — демонстрировать. Изображать.</text:p>
      <text:p text:style-name="P57">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57">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57">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57">Вы можете звать его несколько раз, а он сделает вид, будто не слышит вас, хотя находиться в одной комнате с вами.</text:p>
      <text:p text:style-name="P57"><text:soft-page-break/>Он часто уходит, делая из вас «козла отпущения». Как вы могли так поступить с ним — попытаться достучаться до него?</text:p>
      <text:p text:style-name="P57">Это бойкот. Пассивная агрессия, которая вводит вас в недоумение. Вы ищете свою вину, но не можете ее найти. В вашей голове только одна мысль:</text:p>
      <text:list xml:id="list35428510" text:continue-numbering="true" text:style-name="диалог">
        <text:list-item>
          <text:p text:style-name="P66">Не может же он просто так взять и обидеться?</text:p>
        </text:list-item>
      </text:list>
      <text:p text:style-name="P57">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5411823" text:continue-numbering="true" text:style-name="диалог">
        <text:list-item>
          <text:p text:style-name="P66">Милый, ну скажи, что не так? Ну прости, если я тебя чем-то обидела!</text:p>
        </text:list-item>
      </text:list>
      <text:p text:style-name="P57">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57">В следующую такую ситуацию вам обязательно напомнят:</text:p>
      <text:list xml:id="list35429763" text:continue-numbering="true" text:style-name="диалог">
        <text:list-item>
          <text:p text:style-name="P66"><text:soft-page-break/>Опять ты за свое. В прошлый раз было тоже самое!</text:p>
        </text:list-item>
      </text:list>
      <text:p text:style-name="P57">И вы снова не понимаете. И снова просите прощение, и обещаете, что такого больше не повторится! А вам говорят:</text:p>
      <text:list xml:id="list35423648" text:continue-numbering="true" text:style-name="диалог">
        <text:list-item>
          <text:p text:style-name="P66">Ты в прошлый раз тоже говорила, что не повторится!</text:p>
        </text:list-item>
      </text:list>
      <text:p text:style-name="P57">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57">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57"><text:span text:style-name="T10">Противостояние</text:span>:</text:p>
      <text:p text:style-name="P57">Лично я не знала, как бороться с этим «недугом». Как и со всеми остальными. Я перепробовала все — <text:soft-page-break/>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5428466" text:continue-numbering="true" text:style-name="диалог">
        <text:list-item>
          <text:p text:style-name="P66">Что, опять? Ну ок...</text:p>
        </text:list-item>
      </text:list>
      <text:p text:style-name="P57">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57">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57">Я хладнокровно резко прямо начала его ставить на место, не принимая его поведение. Он пытался молчать или съехать с темы, но я не унималась.</text:p>
      <text:list xml:id="list35409916" text:continue-numbering="true" text:style-name="диалог">
        <text:list-item>
          <text:p text:style-name="P66">Ну? Что опять? Ну, говори! Чем ты не доволен!? Давай — я недоволен тем, что... Продолжай предложение!</text:p>
        </text:list-item>
      </text:list>
      <text:p text:style-name="P57">Он даже сам дал этому моему методу название: «учитель-школьник».</text:p>
      <text:p text:style-name="P57"><text:soft-page-break/>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57">Знаете, чем отличалась последняя ссора от всех остальных? Я поймала его за руку. Я осознала, что он мне соврал и — начала разочаровываться!</text:p>
      <text:p text:style-name="P57">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57">Так что вот мой совет, как заставить человека прекратить вас игнорировать: осознайте, что вашей вины нет.</text:p>
      <text:p text:style-name="P57">Четко дайте понять, что не принимаете его обиду:</text:p>
      <text:p text:style-name="P57">— Я ничего такого не сделала и не сказала, чтобы ты обиделся! Объясни свое поведение!</text:p>
      <text:p text:style-name="P57">Идите до конца, как бы сложно это не было, главное, делайте это спокойно, не повышайте тона, чтоб вас нельзя было упрекнуть в истерике:</text:p>
      <text:list xml:id="list35431696" text:continue-numbering="true" text:style-name="диалог">
        <text:list-item>
          <text:p text:style-name="P66"><text:soft-page-break/>Я жду ответа и не уйду, пока не получу его! Если ты утверждаешь что я неправа/виновата, то будь добр, объясни мне, в чем?</text:p>
        </text:list-item>
      </text:list>
      <text:p text:style-name="P57">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32" text:outline-level="2"><text:bookmark-start text:name="Eghoizm__Ravnodushiie_"/>Эгоизм. Равнодушие<text:bookmark-end text:name="Eghoizm__Ravnodushiie_"/></text:h>
      <text:p text:style-name="P57">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57"><text:span text:style-name="T10">Противостояние</text:span>:</text:p>
      <text:p text:style-name="P57">Не терпите такого поведения. Он ваш партнер, а значит должен быть с вами и в горе и в радости. Говорите об этом, требуйте:</text:p>
      <text:list xml:id="list35426220" text:continue-numbering="true" text:style-name="диалог">
        <text:list-item>
          <text:p text:style-name="P66">Мне нужна твоя помощь/совет/поддержка!</text:p>
        </text:list-item>
        <text:list-item>
          <text:p text:style-name="P66">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57"><text:soft-page-break/>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5437443" text:continue-numbering="true" text:style-name="диалог">
        <text:list-item>
          <text:p text:style-name="P66">Ты что, обиделся? На что? На то, что не можешь оказать мне помощь?</text:p>
        </text:list-item>
      </text:list>
      <text:h text:style-name="P32" text:outline-level="2"><text:bookmark-start text:name="Ighra_na_vashikh_emotsiiakh_ili_psikholo"/>Игра на ваших эмоциях или психологические триггеры<text:bookmark-end text:name="Ighra_na_vashikh_emotsiiakh_ili_psikholo"/></text:h>
      <text:p text:style-name="P57">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57">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57"><text:soft-page-break/>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57">Это дает мне полное право утверждать, что у любого нашего эмоционального состояния есть причина.</text:p>
      <text:p text:style-name="P57">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57">Вы делитесь своими переживаниями, в последствии чего чувствуете уязвленность и вину:</text:p>
      <text:list xml:id="list35436924" text:continue-numbering="true" text:style-name="диалог">
        <text:list-item>
          <text:p text:style-name="P66">Да, я помню, что ты уже однажды потеряла контроль над ситуацией... Так что не нужно мне рассказывать, что сейчас ты ни при чем...</text:p>
        </text:list-item>
        <text:list-item>
          <text:p text:style-name="P66"><text:soft-page-break/>Теперь я понимаю, почему Петя решил с тобой расстаться.</text:p>
        </text:list-item>
      </text:list>
      <text:p text:style-name="P57">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57">Или если вы, например, отравились рыбой, лежите и болеете, а вам предлагают отведать селедочки под шубой.</text:p>
      <text:p text:style-name="P57">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57">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7">Триггеры могут быть и положительными — салют напоминает нам Новый год, а звуки ревущего мото<text:soft-page-break/>ра, проезжающего под окнами — о старом друге, у которого есть байк.</text:p>
      <text:p text:style-name="P57">Рекламная индустрия построена на триггерах с целью повышения продаж...</text:p>
      <text:p text:style-name="P57">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57">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57">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57">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text:soft-page-break/>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57"><text:span text:style-name="T10">Противостояние</text:span>:</text:p>
      <text:p text:style-name="P57">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5433930" text:continue-numbering="true" text:style-name="диалог">
        <text:list-item>
          <text:p text:style-name="P6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32" text:outline-level="2"><text:bookmark-start text:name="Viktimblieimingh_"/>Виктимблейминг<text:bookmark-end text:name="Viktimblieimingh_"/></text:h>
      <text:p text:style-name="P57">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57">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57">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57">Примерами такой манипуляции являются:</text:p>
      <text:list xml:id="list35417639" text:continue-numbering="true" text:style-name="диалог">
        <text:list-item>
          <text:p text:style-name="P66">Ее бы не изнасиловали, если бы она не надела такое короткое платье.</text:p>
        </text:list-item>
        <text:list-item>
          <text:p text:style-name="P66"><text:soft-page-break/>Тебя не повысили, потому что ты мало старалась, тебе нужно было усерднее работать.</text:p>
        </text:list-item>
        <text:list-item>
          <text:p text:style-name="P66">Твой кошелек украли из-за твоей невнимательности...</text:p>
        </text:list-item>
      </text:list>
      <text:p text:style-name="P57">Все эти примеры, и подобные, подводятся итоговым приговором:</text:p>
      <text:list xml:id="list35413364" text:continue-numbering="true" text:style-name="диалог">
        <text:list-item>
          <text:p text:style-name="P66">Сама виновата!</text:p>
        </text:list-item>
      </text:list>
      <text:p text:style-name="P57">Без вины виноватая (С). Жертва становится эдаким «козлом отпущения», и вместо поддержки, выслушивает упреки с нотками злорадства и сарказма.</text:p>
      <text:list xml:id="list35431895" text:continue-numbering="true" text:style-name="диалог">
        <text:list-item>
          <text:p text:style-name="P66">А чего ты хотела?!</text:p>
        </text:list-item>
      </text:list>
      <text:p text:style-name="P57">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7">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text:soft-page-break/>ком случае жертву засыпают обвинениями в провокации физического насилия над ней.</text:p>
      <text:p text:style-name="P57">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57">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57">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5410824" text:continue-numbering="true" text:style-name="диалог">
        <text:list-item>
          <text:p text:style-name="P66">Прости меня, я сорвался из-за того, что ты сказала/сделала.</text:p>
        </text:list-item>
      </text:list>
      <text:p text:style-name="P57"><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7">Жертва прощает насильника, так как ей внушили, что она виновата в том, что произошло.</text:p>
      <text:p text:style-name="P57">Но что происходит с жертвами в момент рукоприкладства?</text:p>
      <text:p text:style-name="P57">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57">Она не понимала — что именно, что не могла поверить, что ее бьют просто так.</text:p>
      <text:p text:style-name="P57">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text:soft-page-break/>зультатом оказанного на нее психологического давления.</text:p>
      <text:p text:style-name="P57">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57">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7">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57">Если же вам не пришлось вспоминать и вы узнали себя во всех этих примерах — вы стали жертвой виктимблейминга.</text:p>
      <text:p text:style-name="P57"><text:span text:style-name="T10">Противостояние</text:span>:</text:p>
      <text:p text:style-name="P57">Первое правило — вы ни в чем не виноваты!</text:p>
      <text:p text:style-name="P57"><text:soft-page-break/>Ничто не дает человеку право причинять физический или психологический вред другому. Нет таких причин!</text:p>
      <text:p text:style-name="P57">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57">Об этом нужно говорить. Говорить громко и уверенно. Вслух!</text:p>
      <text:list xml:id="list35428563" text:continue-numbering="true" text:style-name="диалог">
        <text:list-item>
          <text:p text:style-name="P66">Меня побили!</text:p>
        </text:list-item>
        <text:list-item>
          <text:p text:style-name="P66">Меня изнасиловали!</text:p>
        </text:list-item>
      </text:list>
      <text:p text:style-name="P57">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57">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57"><text:soft-page-break/>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57">Ищите помощь в инстанциях, постарайтесь найти человека, который сможет пойти с вами и оказать вам поддержку.</text:p>
      <text:p text:style-name="P57">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5419411" text:continue-numbering="true" text:style-name="диалог">
        <text:list-item>
          <text:p text:style-name="P66">То есть, если ты пересолила суп, то позволишь своему мужу наказать тебя? Побить?</text:p>
        </text:list-item>
        <text:list-item>
          <text:p text:style-name="P66">Я бы, например, сказала человеку, что у него карман не застегнут. Ведь я нормальный честный человек! А ты бы как поступил?</text:p>
        </text:list-item>
        <text:list-item>
          <text:p text:style-name="P66">Ты хочешь сказать, что, если увидишь на улице девушку в короткой юбке, это даст тебе полное право изнасиловать ее?</text:p>
        </text:list-item>
      </text:list>
      <text:h text:style-name="P32" text:outline-level="2"><text:bookmark-start text:name="Vam_riedko_ustupaiut_ili_nie_ustupaiut_v"/>Вам редко уступают или не уступают вообще<text:bookmark-end text:name="Vam_riedko_ustupaiut_ili_nie_ustupaiut_v"/></text:h>
      <text:p text:style-name="P44">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57">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57">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57"><text:soft-page-break/>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57">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57"><text:span text:style-name="T10">Противостояние</text:span>:</text:p>
      <text:p text:style-name="P57">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7">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57">Люди, которые потом покупали эту обувь, были уверены, что совершают выгодную для себя покупку, <text:soft-page-break/>но, на самом деле, это уловка магазина, ведь стоимость этой обуви осталась по сути прежней. Итог — покупатели довольны и магазин заработал.</text:p>
      <text:p text:style-name="P57">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57">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57">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57">Вы готовы пойти на уступки, но ему придется тоже вам что-то дать. Только так он сможет получить то, что желает.</text:p>
      <text:p text:style-name="P57">Если вы видите, что вашей любовью и вашей уступчивостью пользуются, смените манеру поведе<text:soft-page-break/>ния в спорах — не отдавайте ничего просто так. Помните о пошаговой стратегии.</text:p>
      <text:p text:style-name="P57">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57">Требуйте, раз уж это спор, объяснений его аргументации:</text:p>
      <text:list xml:id="list35411568" text:continue-numbering="true" text:style-name="диалог">
        <text:list-item>
          <text:p text:style-name="P66">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57">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57">Не соглашайтесь с ним без его объяснений. Это вполне справедливо и обосновано.</text:p>
      <text:p text:style-name="P57"><text:soft-page-break/>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5430583" text:continue-numbering="true" text:style-name="диалог">
        <text:list-item>
          <text:p text:style-name="P66">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57">Но вы должны быть готовы к тому, что он будет отчаянно стараться надавить на вас. Это будет больно.</text:p>
      <text:p text:style-name="P57">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57">Таким образом он вызывает в вас чувство неуверенности. Смотрите в оба, и вы увидите сами весь этот абьюз, который царит в ваших отношениях. Та<text:soft-page-break/>кой будет ваша жизнь и дальше, если сейчас вы не сделаете решительные действия в свою пользу.</text:p>
      <text:p text:style-name="P57">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7">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57">Один человек, которого я очень уважаю, как-то сказал мне:</text:p>
      <text:list xml:id="list35407043" text:continue-numbering="true" text:style-name="диалог">
        <text:list-item>
          <text:p text:style-name="P66">В семье должно быть соперничество!</text:p>
        </text:list-item>
      </text:list>
      <text:p text:style-name="P57">Конечно, я возмутилась и уже была готова начать жуткий спор, но он тут же продолжил:</text:p>
      <text:list xml:id="list35431985" text:continue-numbering="true" text:style-name="диалог">
        <text:list-item>
          <text:p text:style-name="P66">Кто кого счастливее сделает!</text:p>
        </text:list-item>
      </text:list>
      <text:p text:style-name="P57">Он в браке уже более двадцати пяти лет, и на моей памяти, это самый мудрый подход к браку из всех, что я слышала или наблюдала. И, я уверена, <text:soft-page-break/>что — самый продуктивный, если результатом пара хочет видеть счастливые лица друг друга изо дня в день.</text:p>
      <text:p text:style-name="P57">Пара — речь идет об обоих!</text:p>
      <text:p text:style-name="P57">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32"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57">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7">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7">У такого поведения абьюзера есть два побочных эффекта на психику жертвы.</text:p>
      <text:p text:style-name="P57"><text:soft-page-break/>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57">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57">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57">Она понимает, что выглядит это, как каприз, в чем ее и упрекают, обвиняя в излишней требовательно<text:soft-page-break/>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57">Но посмотрите внимательнее на такое поведение. Это не просто безответственность или неуважение. Это самая настоящая ложь.</text:p>
      <text:p text:style-name="P57">Ложь и патологическая ложь между собой имеют одно важное различие.</text:p>
      <text:p text:style-name="P57">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7">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57">В это сложно поверить, не столкнувшись с этим лицом к лицу. Абьюзер не признает свою вину. Для <text:soft-page-break/>него ее просто нет. Его ложь стала патологической, когда он в нее поверил.</text:p>
      <text:p text:style-name="P57">Это происходит из-за того, что он очень хочет, чтобы она стала действительностью. И она становится таковой для него.</text:p>
      <text:p text:style-name="P57">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57">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57">Или, например, вы в чем-то ошиблись, и очень бы хотели вернуть время вспять, чтобы все исправить...</text:p>
      <text:p text:style-name="P57">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57">Его правда лишь в его голове. Ни ваши доказательства, ни ваши доводы, ни свидетели не убедят <text:soft-page-break/>его в обратном. Если он захочет, он перепишет ход событий у себя в голове и поверит в это.</text:p>
      <text:p text:style-name="P57">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57">Так и было — он не понимал. В своей голове уже давно «переписал» данные мне обещания.</text:p>
      <text:p text:style-name="P57">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57"><text:span text:style-name="T10">Противостояние</text:span>:</text:p>
      <text:p text:style-name="P57">Манипулятор, будучи бессердечной личностью, подсознательно или осознанно отодвигает дела, которые для него несущественны.</text:p>
      <text:p text:style-name="P57">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57"><text:soft-page-break/>Не пытайтесь шантажировать его! Любое ваше «Ты у меня еще поплачешь» обернется против вас.</text:p>
      <text:p text:style-name="P57">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7">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20">Пристыдить.</text:span></text:p>
      <text:list xml:id="list35411623" text:continue-numbering="true" text:style-name="диалог">
        <text:list-item>
          <text:p text:style-name="P66">Ты можешь и не обещать, если не хочешь выглядеть обманщиком.</text:p>
        </text:list-item>
      </text:list>
      <text:p text:style-name="P57">При этом сказать так, чтобы он понял, как вы относитесь к обманщикам. На эту тактику вы можете получить неожиданный ответ:</text:p>
      <text:list xml:id="list35409598" text:continue-numbering="true" text:style-name="диалог">
        <text:list-item>
          <text:p text:style-name="P66">Если тебя не устраивает — давай расстанемся.</text:p>
        </text:list-item>
      </text:list>
      <text:p text:style-name="P57">И это будет вам на руку. Соглашайтесь! Это его решение, абьюзер его принял. Но чего он этим добьется?</text:p>
      <text:p text:style-name="P57"><text:soft-page-break/>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7">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5418887" text:continue-numbering="true" text:style-name="диалог">
        <text:list-item>
          <text:p text:style-name="P66">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20"> </text:span></text:span><text:span text:style-name="T20">Отзеркаливание.</text:span></text:p>
      <text:p text:style-name="P57">Пообещайте ему что-то, что ему может очень понравиться, например:</text:p>
      <text:list xml:id="list35431857" text:continue-numbering="true" text:style-name="диалог">
        <text:list-item>
          <text:p text:style-name="P66">Сегодня дома тебя ждет большой сюрприз!</text:p>
        </text:list-item>
      </text:list>
      <text:p text:style-name="P57">Но никакого сюрприза не готовьте, а если вам начнут предъявлять претензии или демонстрировать обиду, просто ответьте:</text:p>
      <text:list xml:id="list35430304" text:continue-numbering="true" text:style-name="диалог">
        <text:list-item>
          <text:p text:style-name="P66"><text:soft-page-break/>Я собиралась, честно, но возникли дела по важнее, поэтому сюрприз переноситься на завтра.</text:p>
        </text:list-item>
      </text:list>
      <text:p text:style-name="P57">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5416768" text:continue-numbering="true" text:style-name="диалог">
        <text:list-item>
          <text:p text:style-name="P66">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57">И чмокните его в щечку, мол это же ничего!..</text:p>
      <text:p text:style-name="P57">Таким образом вы поставите его на свое место и он, возможно, поймет, как это неприятно, и начнет выполнять свои обязательства.</text:p>
      <text:h text:style-name="P32" text:outline-level="2"><text:bookmark-start text:name="Trianghuliatsiia_"/>Триангуляция<text:bookmark-end text:name="Trianghuliatsiia_"/></text:h>
      <text:p text:style-name="P57">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5410569" text:continue-numbering="true" text:style-name="диалог">
        <text:list-item>
          <text:p text:style-name="P66">Даже Маша/Петя говорит, что ты не права.</text:p>
        </text:list-item>
      </text:list>
      <text:p text:style-name="P57">Или что-то подобное. Манипулятор даже может не посчитать нужным сказать, кто именно отозвался так о вас:</text:p>
      <text:list xml:id="list35431389" text:continue-numbering="true" text:style-name="диалог">
        <text:list-item>
          <text:p text:style-name="P66">Да какая разница — кто? Главное, что я не один так считаю...</text:p>
        </text:list-item>
      </text:list>
      <text:p text:style-name="P57">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57">Если же он называет вам автора:</text:p>
      <text:list xml:id="list35432776" text:continue-numbering="true" text:style-name="диалог">
        <text:list-item>
          <text:p text:style-name="P66"><text:soft-page-break/>Маша/Петя вообще не понимает, почему я с тобой до сих пор встречаюсь...</text:p>
        </text:list-item>
      </text:list>
      <text:p text:style-name="P57">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57">Так он может устранять людей, которые могут оказать вам поддержку.</text:p>
      <text:p text:style-name="P57">Триангуляция заставляет вас чувствовать ревность и неуверенность, при этом вы не можете объяснить себе причину таким ощущениям.</text:p>
      <text:p text:style-name="P57">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57">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text:soft-page-break/>на уступки, дабы удержать вашу деструктивную половинку.</text:p>
      <text:p text:style-name="P57">Также отношу сюда мнение общества, стереотипы (мужчины полигамны, ты же знаешь!) и предрассудки.</text:p>
      <text:p text:style-name="P57"><text:span text:style-name="T10">Противостояние</text:span>:</text:p>
      <text:p text:style-name="P57">Первое и, пожалуй, самое важное, что стоит сделать, это научиться себя уважать.</text:p>
      <text:p text:style-name="P57">Второе, что необходимо сделать, это узнать лично у этого третьего человека, действительно ли он говорил такое и, если да, то почему так сказал.</text:p>
      <text:p text:style-name="P57">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57">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5435145" text:continue-numbering="true" text:style-name="диалог">
        <text:list-item>
          <text:p text:style-name="P66">А свое мнение у тебя есть?</text:p>
        </text:list-item>
      </text:list>
      <text:p text:style-name="P57"><text:soft-page-break/>Если он скажет, что согласен с мнением Маши/Пети, смело уточняйте у него смысл этого, уже его, мнения:</text:p>
      <text:list xml:id="list35420473" text:continue-numbering="true" text:style-name="диалог">
        <text:list-item>
          <text:p text:style-name="P66">То есть, ты хочешь сказать, что не понимаешь, почему мы с тобой встречаемся?</text:p>
        </text:list-item>
      </text:list>
      <text:p text:style-name="P57">Так же можно вывести его на чистую воду — узнать, по какой причине он рассказывает о ваших отношениях другим людям:</text:p>
      <text:list xml:id="list35434752" text:continue-numbering="true" text:style-name="диалог">
        <text:list-item>
          <text:p text:style-name="P66">Ты что, жаловался Маше/Пете на меня?</text:p>
        </text:list-item>
      </text:list>
      <text:p text:style-name="P57">Ну или пристыдить в распускании слухов о вашей паре:</text:p>
      <text:list xml:id="list35425430" text:continue-numbering="true" text:style-name="диалог">
        <text:list-item>
          <text:p text:style-name="P66">Можно не быть сплетником и лицемером, милый, и обсудить эти вопросы со мной, а не с посторонними людьми.</text:p>
        </text:list-item>
      </text:list>
      <text:p text:style-name="P57">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57">Так вы попытаетесь узнать, что у него в голове, и, возможно, даже узнаете.</text:p>
      <text:h text:style-name="P32" text:outline-level="2"><text:bookmark-start text:name="Dabl_baind_"/>Дабл байнд<text:bookmark-end text:name="Dabl_baind_"/></text:h>
      <text:p text:style-name="P57">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57">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57">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text:soft-page-break/>всего сообщения (содержание информации, поведение и отношение к ней).</text:p>
      <text:p text:style-name="P57">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7">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57">Как же отличить здоровое (нормальное) общение от деструктивного?</text:p>
      <text:p text:style-name="P57">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57">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7"><text:soft-page-break/>Дабл байнд — это единственный и самый верный ответ на вопрос «Почему терпела и не ушла!?»</text:p>
      <text:p text:style-name="P57">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7">Противоречия в посыле абьюзера могут быть вербальными, например:</text:p>
      <text:list xml:id="list35405250" text:continue-numbering="true" text:style-name="диалог">
        <text:list-item>
          <text:p text:style-name="P66">Закрой свой рот и ответь мне!</text:p>
        </text:list-item>
      </text:list>
      <text:p text:style-name="P57">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57">Приведу пример из уже описанного мною разговора, который я записала на диктофон. Мой парень говорит мне:</text:p>
      <text:list xml:id="list35436648" text:continue-numbering="true" text:style-name="диалог">
        <text:list-item>
          <text:p text:style-name="P66">Главное, что хорошо тебе! Вот это самое главное!</text:p>
        </text:list-item>
      </text:list>
      <text:p text:style-name="P57">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57"><text:soft-page-break/>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57">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57">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5409971" text:continue-numbering="true" text:style-name="диалог">
        <text:list-item>
          <text:p text:style-name="P66">Ты все придумываешь. Я такого не говорил...</text:p>
        </text:list-item>
      </text:list>
      <text:p text:style-name="P57">Потом висхолдинг:</text:p>
      <text:list xml:id="list35429140" text:continue-numbering="true" text:style-name="диалог">
        <text:list-item>
          <text:p text:style-name="P66">И это, по твоему, проблема? Ты действительно считаешь, что из-за этого стоит ссориться?</text:p>
        </text:list-item>
      </text:list>
      <text:p text:style-name="P57">Потом он шлифует это все триггером:</text:p>
      <text:list xml:id="list35407720" text:continue-numbering="true" text:style-name="диалог">
        <text:list-item>
          <text:p text:style-name="P66">Вчера ты тоже говорила, что не хочешь ругаться, но, тем не менее мы поругались...</text:p>
        </text:list-item>
      </text:list>
      <text:p text:style-name="P57">Конечно, без триангуляции никуда:</text:p>
      <text:list xml:id="list35426419" text:continue-numbering="true" text:style-name="диалог">
        <text:list-item>
          <text:p text:style-name="P66"><text:soft-page-break/>Да все говорят, что ты просто неурав­новешенная...</text:p>
        </text:list-item>
      </text:list>
      <text:p text:style-name="P57">И в заключение, виктимблейминг:</text:p>
      <text:list xml:id="list35433582" text:continue-numbering="true" text:style-name="диалог">
        <text:list-item>
          <text:p text:style-name="P66">Хватит ныть! Сидела бы молча — ничего бы этого не было!..</text:p>
        </text:list-item>
      </text:list>
      <text:p text:style-name="P22">• • •</text:p>
      <text:p text:style-name="P57">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57">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7">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57"><text:soft-page-break/>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18">• • •</text:p>
      <text:p text:style-name="P57">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57">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57"><text:soft-page-break/>Если вы можете сказать, что ваш партнер ведет себя демонстративно по-разному наедине с вами и в присутствии посторонних — это «дабл байнд».</text:p>
      <text:list xml:id="list35426200" text:continue-numbering="true" text:style-name="диалог">
        <text:list-item>
          <text:p text:style-name="P66">Мне так нравится ее смех!/ Сколько можно ржать?!</text:p>
        </text:list-item>
      </text:list>
      <text:p text:style-name="P57">Если ваш партнер часто меняет собственную систему ценности, чем и оказывает влияние на ваши отношения — это «дабл байнд».</text:p>
      <text:list xml:id="list35433341" text:continue-numbering="true" text:style-name="диалог">
        <text:list-item>
          <text:p text:style-name="P66">Слушай, а это хорошая идея!/Ты серьезно? Тупее ничего не придумала?</text:p>
        </text:list-item>
      </text:list>
      <text:p text:style-name="P57">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57">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57">Затем это перерастает в сложную форму давления. Его намерения становятся все более очевидны<text:soft-page-break/>ми, но они все так же замаскированны под маску «я хотел, как лучше», что притупляет ваше сопротивление и вы прощаете подобного рода выходки.</text:p>
      <text:p text:style-name="P57">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7">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5424162" text:continue-numbering="true" text:style-name="диалог">
        <text:list-item>
          <text:p text:style-name="P66">Если ты пригласишь всех друзей, то это вызовет дискомфорт.</text:p>
        </text:list-item>
      </text:list>
      <text:p text:style-name="P57">Нельзя не согласиться, что подтекстом данного заявления является запрет.</text:p>
      <text:list xml:id="list35431403" text:continue-numbering="true" text:style-name="диалог">
        <text:list-item>
          <text:p text:style-name="P66">Я не хочу, чтобы ты приглашала всех друзей, так как это повлечет за собой дискомфорт...</text:p>
        </text:list-item>
      </text:list>
      <text:p text:style-name="P57">Этот подтекст является скрытой (или пассивной) агрессией, и ее очень сложно отследить, ведь жертва изначально видит только такие намерения:</text:p>
      <text:list xml:id="list35437652" text:continue-numbering="true" text:style-name="диалог">
        <text:list-item>
          <text:p text:style-name="P66">Я хочу, чтобы всем было комфортно.</text:p>
        </text:list-item>
      </text:list>
      <text:p text:style-name="P57"><text:soft-page-break/>Я тогда и подумать не могла, что, на самом деле, как оказалось, должно быть комфортно только ему и его друзьям на моем празднике.</text:p>
      <text:p text:style-name="P57">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57">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57">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5417341" text:continue-numbering="true" text:style-name="диалог">
        <text:list-item>
          <text:p text:style-name="P66">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66">Мы сделаем это когда ты захочешь — завтра!</text:p>
        </text:list-item>
        <text:list-item>
          <text:p text:style-name="P66">Ты можешь рассказать мне. Я пойму! / Как ты могла такое сделать?! Ты в своем уме?</text:p>
        </text:list-item>
        <text:list-item>
          <text:p text:style-name="P66"><text:soft-page-break/>Тебе не нужна косметика, ты у меня и так красивая! / Ух какая девушка, не то, что моя — замухрышка!</text:p>
        </text:list-item>
        <text:list-item>
          <text:p text:style-name="P66">Ты у меня самая лучшая! Я тебя недостоин! (Ты слишком умная/красивая/талантливая... Тебе надо быть хуже, чтобы я был достойным тебя!)</text:p>
        </text:list-item>
        <text:list-item>
          <text:p text:style-name="P66">Не работает — нахлебница, сидит на моей шее. / Работает — а обо мне кто будет заботиться?! Эгоистка!</text:p>
        </text:list-item>
        <text:list-item>
          <text:p text:style-name="P66">Все женщины корыстные сучки! Им только деньги и нужны! / Как это ты сама за себя заплатишь? Ты хочешь меня унизить?</text:p>
        </text:list-item>
        <text:list-item>
          <text:p text:style-name="P66">Занимаешься спортом — хочешь, чтоб парни на твою накачанную попку смотрели? / Не занимаешься — лентяйка и жопа у тебя жирная!</text:p>
        </text:list-item>
        <text:list-item>
          <text:p text:style-name="P66">Ей только обнимашки и нужны! / Она вообще не обращает на меня внимание!</text:p>
        </text:list-item>
        <text:list-item>
          <text:p text:style-name="P66">Мне нравятся умные девушки! / Она что думает, что она самая умная?!</text:p>
        </text:list-item>
        <text:list-item>
          <text:p text:style-name="P66">Мне так нравится твой смех! / Когда ты уже успокоишься? Веди себя нормально!</text:p>
        </text:list-item>
        <text:list-item>
          <text:p text:style-name="P66"><text:soft-page-break/>Мне для тебя ничего не жалко! / Джинсы тебе новые? А чем тебе старые не нравятся?</text:p>
        </text:list-item>
      </text:list>
      <text:p text:style-name="P75"><text:span text:style-name="T10">Противостояние</text:span>:</text:p>
      <text:p text:style-name="P57">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57">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57">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32" text:outline-level="2">Демонстрация<text:line-break/>(в доп. к описанию дабл байнда)</text:h>
      <text:h text:style-name="Heading_20_3" text:outline-level="3">Демонстрация занятости</text:h>
      <text:p text:style-name="P57">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57">Вам нужно осознать что слова без действий и поступков ничего не значат.</text:p>
      <text:p text:style-name="P57">Заметили, что он практически не проводит время с вами? Нет? Хотите возразить, мол, вот месяц назад <text:soft-page-break/>мы вместе куда-то там ходили, или смотрели какой-то там фильм...?</text:p>
      <text:p text:style-name="P57">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7">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57">Очень плавно мы подошли к еще одному моменту — свободное время. От чего? От каких дел?</text:p>
      <text:p text:style-name="P57">Работа, друзья, компьютерные игры... Возможно какие-то хобби или само/образование. Заметьте, что в большинство его занятий вы не вписываетесь.</text:p>
      <text:p text:style-name="P57">Что вам с того?</text:p>
      <text:p text:style-name="P57">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57"><text:soft-page-break/>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57">Несомненно, ему нужны инструменты для их изготовления.</text:p>
      <text:p text:style-name="P57">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57">Для того, чтобы «работа» приносила больше кирпичей, нужно еще два инструмента «обучение» и «отдых».</text:p>
      <text:p text:style-name="P57">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57">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57"><text:soft-page-break/>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57">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57">Попробуйте представить, что вас ждет с этим человеком? А ничего — шиш на палочке.</text:p>
      <text:p text:style-name="P57">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57">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57"><text:soft-page-break/>На Будущее вашей пары вы тратите исключительно свои силы, а он лишь создает видимость продуктивности на ваше общее благо.</text:p>
      <text:p text:style-name="P57">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57">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57">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57">Вы постоянно оправдываете его.</text:p>
      <text:p text:style-name="P57">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57"><text:soft-page-break/>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57">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78">Противостояние<text:span text:style-name="T11">:</text:span></text:p>
      <text:p text:style-name="P2">Во-первых, как я уже неоднократно говорила — перестаньте служить. Во-вторых, поставьте наконец себя на первое место, полюбите себя!</text:p>
      <text:p text:style-name="P7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75">Вылезьте наконец из «домика» под названием зависимость.</text:p>
      <text:p text:style-name="P75">Измените свое поведение в свою пользу — вызовете в нем очень разные эмоции: удивление, замешательство, злость, зависть, плюс он, скорее всего <text:soft-page-break/>обвинит вас в недостаточном внимании к нему и в равнодушии, или даже в расточительстве.</text:p>
      <text:p text:style-name="P7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57">Есть еще один вид демонстрации. В прямом смысле этого слова. Он смело относится к дабл байнду, так как тоже сбивает с толку.</text:p>
      <text:p text:style-name="P57">Это демонстрация хорошего отношения к вам, наличия чувств к вам, восхищения вами... Только не вам, а окружающим.</text:p>
      <text:p text:style-name="P57">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57"><text:soft-page-break/>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57">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57">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7">О, скорее всего, именно это вас и раздражает, но вы еще даже не рассматриваете этот раздражитель, так как не знаете о нем.</text:p>
      <text:p text:style-name="P57">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57"><text:soft-page-break/>Вы ведь все еще тешите себя иллюзиями: «Не может же он просто так, без причины...!», «Показалось!» или «Он не желает мне зла!»</text:p>
      <text:p text:style-name="P57">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57">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57">Теперь, если вдруг вы, как инструмент, потеряете для него ценность — можете не сомневаться, что его поддержат. Его, а не вас, при любых раскладах.</text:p>
      <text:p text:style-name="P78">Противостояние<text:span text:style-name="T11">:</text:span></text:p>
      <text:p text:style-name="P75">Здесь, на мой взгляд, ничего не остается, кроме как <text:s/>акцентировать на этом внимание вашего окружения. Обращайте внимание вслух:</text:p>
      <text:list xml:id="list35416146" text:continue-numbering="true" text:style-name="диалог">
        <text:list-item>
          <text:p text:style-name="P76">Ого, сколько нежности! Всегда бы так!</text:p>
        </text:list-item>
        <text:list-item>
          <text:p text:style-name="P76"><text:soft-page-break/>Ммм... спасибо, милый! Ты настоящий джентльмен! Если бы еще дома так себя вел, то цены бы тебе не было! На тебе цем!</text:p>
        </text:list-item>
        <text:list-item>
          <text:p text:style-name="P79"><text:span text:style-name="T11">Откуда столько внимания? Или это ты перед друзьями рисуешься?</text:span>!</text:p>
        </text:list-item>
        <text:list-item>
          <text:p text:style-name="P76">Ой, а я уже и забыла, как цветы пахнут!</text:p>
        </text:list-item>
      </text:list>
      <text:p text:style-name="P75">Но, внимание!</text:p>
      <text:p text:style-name="P7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7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7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75"><text:soft-page-break/>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32" text:outline-level="2"><text:bookmark-start text:name="Podkrieplieniie__Stimuliatsiia_na_dieist"/>Подкрепление.<text:line-break/>Стимуляция на действия<text:bookmark-end text:name="Podkrieplieniie__Stimuliatsiia_na_dieist"/></text:h>
      <text:p text:style-name="P57">Подкрепление — это событие, которое служит для увеличения вероятности реакции. Это, своего рода, стимулятор.</text:p>
      <text:p text:style-name="P57">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7">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7">Согласно Харриет Брейкер, идентифицируются несколько способов подкрепления, которыми мани<text:soft-page-break/>пуляторы управляют своими жертвами. Я опишу их по степени жестокости.</text:p>
      <text:h text:style-name="P28" text:outline-level="3"><text:bookmark-start text:name="Polozhitiel_noie_podkrieplieniie_"/>Положительное подкрепление<text:bookmark-end text:name="Polozhitiel_noie_podkrieplieniie_"/></text:h>
      <text:p text:style-name="P57">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90">«Если мне нравится то, что ты делаешь, тебя ждет награда.»</text:p>
      <text:p text:style-name="P57">У положительного подкрепления есть несколько, так сказать, направлений.</text:p>
      <text:p text:style-name="P57">1. Стимуляция жертвы на действия путем поощрения за выполнение обязанностей манипулятора.</text:p>
      <text:list xml:id="list35429805" text:continue-numbering="true" text:style-name="диалог">
        <text:list-item>
          <text:p text:style-name="P66">Ты у меня такая сильная! Такие тяжелые пакеты из магазина притащила! Люблю сильных женщин. Иди сюда, я тебя поцелую!</text:p>
        </text:list-item>
      </text:list>
      <text:p text:style-name="P57">В этом случае он благодарит за то, что должен был сделать сам, но вам ведь приятно, вас похвалили и вашу усталость, как рукой сняло!</text:p>
      <text:p text:style-name="P57"><text:soft-page-break/>2. Стимуляция жертвы на действия путем благодарности за то, что жертва выполнила свои обязанности.</text:p>
      <text:list xml:id="list35412505" text:continue-numbering="true" text:style-name="диалог">
        <text:list-item>
          <text:p text:style-name="P66">Вот тебе цветы за то, что ты вчера приготовила такой вкусный ужин!</text:p>
        </text:list-item>
      </text:list>
      <text:p text:style-name="P57">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57">Он не сделал это просто так, потому что вы хорошая и заботливая, или потому что он вас любит. Он великодушно отплатил вам за ваши труды.</text:p>
      <text:p text:style-name="P57">3. Стимуляция жертвы на действия путем требований ответной реакции на его действия.</text:p>
      <text:list xml:id="list35411990" text:continue-numbering="true" text:style-name="диалог">
        <text:list-item>
          <text:p text:style-name="P66">Я вчера с тобой поделился, теперь ты делись.</text:p>
        </text:list-item>
        <text:list-item>
          <text:p text:style-name="P66">В прошлый раз я уступил, теперь ты уступи.</text:p>
        </text:list-item>
      </text:list>
      <text:p text:style-name="P57">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57"><text:soft-page-break/>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5433038" text:continue-numbering="true" text:style-name="диалог">
        <text:list-item>
          <text:p text:style-name="P66">Летом едем на море, а зимой — в горы, договорились?</text:p>
        </text:list-item>
      </text:list>
      <text:p text:style-name="P57">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57">4. Стимуляция жертвы путем похвалы на самостоятельное выполнение общих обязанностей.</text:p>
      <text:list xml:id="list35413326" text:continue-numbering="true" text:style-name="диалог">
        <text:list-item>
          <text:p text:style-name="P66">Милая, но ты же знаешь, что я не уберу в квартире, как ты! Ты с этим справишься гораздо быстрее, чем я! Ты у меня такая молодец!</text:p>
        </text:list-item>
        <text:list-item>
          <text:p text:style-name="P66">У тебя так здорово получается все планировать, так что я решил дать тебе возможность полностью спланировать эту поездку!</text:p>
        </text:list-item>
        <text:list-item>
          <text:p text:style-name="P66"><text:soft-page-break/>Никто не сделает это лучше тебя! Не буду мешать!..</text:p>
        </text:list-item>
      </text:list>
      <text:p text:style-name="P57">5. Сглаживание последствий деструктивного (отрицательного) поведения абьюзера.</text:p>
      <text:list xml:id="list35413195" text:continue-numbering="true" text:style-name="диалог">
        <text:list-item>
          <text:p text:style-name="P66">Милая, не обижайся! Я ведь так тебя люблю!</text:p>
        </text:list-item>
        <text:list-item>
          <text:p text:style-name="P66">Я вчера погорячился... Вот тебе цветы!</text:p>
        </text:list-item>
        <text:list-item>
          <text:p text:style-name="P66">Я без тебя не смогу! Ты мне очень нужна! Не бросай меня! Я не знаю, что буду без тебя (такой хорошей) делать!</text:p>
        </text:list-item>
      </text:list>
      <text:p text:style-name="P57">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57">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57">То есть, постоянно нажимают на вашу зеленую кнопку!</text:p>
      <text:p text:style-name="P22"><text:soft-page-break/>• • •</text:p>
      <text:p text:style-name="P57">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7">Такие поощрения не есть плюшки.</text:p>
      <text:p text:style-name="P57">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57">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7">Чем же отличается положительное подкрепление от проявления внимания и любви к вам?</text:p>
      <text:p text:style-name="P57">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57"><text:soft-page-break/>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7">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57">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57">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57"><text:span text:style-name="T10">Противостояние</text:span>:</text:p>
      <text:p text:style-name="P57"><text:soft-page-break/>Помните, действия абьюзера рассчитаны на обеспечение собственного комфорта.</text:p>
      <text:p text:style-name="P57">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57">Если он выполнит вашу просьбу — похвалите его. Это будет вашим положительным подкреплением.</text:p>
      <text:list xml:id="list35427473" text:continue-numbering="true" text:style-name="диалог">
        <text:list-item>
          <text:p text:style-name="P66">Спасибо! Я очень рада! Ты приготовил действительно вкусный ужин!</text:p>
        </text:list-item>
        <text:list-item>
          <text:p text:style-name="P66">Спасибо! Это действительно важно для меня! Ты мне очень помог!</text:p>
        </text:list-item>
      </text:list>
      <text:p text:style-name="P57">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28" text:outline-level="3"><text:bookmark-start text:name="Nieustoichivoie_ili_chastichnoie_podkrie"/>Неустойчивое или частичное подкрепление<text:bookmark-end text:name="Nieustoichivoie_ili_chastichnoie_podkrie"/></text:h>
      <text:p text:style-name="P57">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90">«Я сомневаюсь в том, что ты сделаешь так, как я хочу.»</text:p>
      <text:p text:style-name="P57">Он оценивает ваши действия, значительно занижая свои оценки вам, поощряя вас стараться лучше, упорствовать, угождать.</text:p>
      <text:list xml:id="list35425153" text:continue-numbering="true" text:style-name="диалог">
        <text:list-item>
          <text:p text:style-name="P66">Ты приготовила замечательный ужин! Вот если бы ты еще и десерт приготовила — цены бы тебе не было!</text:p>
        </text:list-item>
        <text:list-item>
          <text:p text:style-name="P66">Сегодня ты приготовила замечательный ужин! Но вчера ужин был вкуснее.</text:p>
        </text:list-item>
      </text:list>
      <text:p text:style-name="P57">Подобные ситуации, если они есть в ваших отношениях, гласят о том, что абьюзер демонстрирует собственную власть над вами. Такая мотивация со<text:soft-page-break/>средоточена на том, чтобы остаться «чистеньким», не более не менее.</text:p>
      <text:p text:style-name="P57">Вместо того, чтобы потребовать отдачи, вы чувствуете свою вину в том, что у вас что-то получилось не так хорошо, как могло бы.</text:p>
      <text:p text:style-name="P57">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7">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5408169" text:continue-numbering="true" text:style-name="диалог">
        <text:list-item>
          <text:p text:style-name="P66">Ты прямо статусами из соц-сети заговорила!</text:p>
        </text:list-item>
        <text:list-item>
          <text:p text:style-name="P66">Вау, а что это за платье у тебя такое! Может наденешь что-то другое?</text:p>
        </text:list-item>
        <text:list-item>
          <text:p text:style-name="P66">Тебе бы постричься не помешало... Только вчера была у парикмахера?.. Понятно...</text:p>
        </text:list-item>
      </text:list>
      <text:p text:style-name="P57">Или, например, с вами разговаривают, употребляя сложные термины, заводя тему, в которой вы не разбираетесь. Вы чувствуете себя неловко и глупо...</text:p>
      <text:p text:style-name="P57"><text:soft-page-break/>Это из-за того, что по теореме эквивалентности при элементарных преобразованиях... Ну ты же понимаешь, о чем я, да?</text:p>
      <text:list xml:id="list35418430" text:continue-numbering="true" text:style-name="диалог">
        <text:list-item>
          <text:p text:style-name="P66">Также во многом это проявляется в быту:</text:p>
        </text:list-item>
        <text:list-item>
          <text:p text:style-name="P66">Ты вчера борщ пересолила, поэтому сегодня готовишь тоже ты.</text:p>
        </text:list-item>
        <text:list-item>
          <text:p text:style-name="P66">Я мыл лапы Рексу, поэтому гулять с ним идешь опять ты.</text:p>
        </text:list-item>
      </text:list>
      <text:p text:style-name="P57">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57">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57">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text:soft-page-break/>неспособность решить, по его словам, несложную задачу.</text:p>
      <text:p text:style-name="P57">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7">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7"><text:span text:style-name="T10">Противостояние</text:span>:</text:p>
      <text:p text:style-name="P57">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5437714" text:continue-numbering="true" text:style-name="диалог">
        <text:list-item>
          <text:p text:style-name="P66"><text:soft-page-break/>Да, эта то самое платье, в котором я была на нашем свидании неделю назад. Ты еще сказал, что я хорошо выгляжу.</text:p>
        </text:list-item>
        <text:list-item>
          <text:p text:style-name="P66">Ты думаешь, что если скажешь мне пару незнакомых мне слов, я тебя любить больше буду?</text:p>
        </text:list-item>
        <text:list-item>
          <text:p text:style-name="P66">Если ты хочешь рыбу на ужин, то ты мог бы сам ее приготовить.</text:p>
        </text:list-item>
        <text:list-item>
          <text:p text:style-name="P66">Не нравится — делай сам.</text:p>
        </text:list-item>
        <text:list-item>
          <text:p text:style-name="P66">Это все потому, что ты не помог мне. Легко говорить, когда ты даже не учавствовал.</text:p>
        </text:list-item>
      </text:list>
      <text:p text:style-name="P57">Вполне справедливо.</text:p>
      <text:p text:style-name="P57">Не берите на себя слишком много! Если это вам нужно — то вперед. Только потом не плачьте, что вас наказали или недооценили.</text:p>
      <text:list xml:id="list35429329" text:continue-numbering="true" text:style-name="диалог">
        <text:list-item>
          <text:p text:style-name="P66">Тебе надо, ты и делай! - услышите вы на все предложения.</text:p>
        </text:list-item>
      </text:list>
      <text:p text:style-name="P57">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57"><text:soft-page-break/>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57">Что касается бытовых вопросов, то тут сложнее, ведь вам придется прекратить проявлять инициативу (она наказуема).</text:p>
      <text:p text:style-name="P57">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28" text:outline-level="3"><text:bookmark-start text:name="Otritsatiel_noie_podkrieplieniie_"/>Отрицательное подкрепление<text:bookmark-end text:name="Otritsatiel_noie_podkrieplieniie_"/></text:h>
      <text:p text:style-name="P57">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90">«Если ты не сделаешь так, как я хочу, то тебя ждет наказание.»</text:p>
      <text:p text:style-name="P57">Используя отрицательное подкрепление, абьюзер создает угрозу и стимулирует вас на все, что поможет вам избежать этой угрозы.</text:p>
      <text:list xml:id="list35411609" text:continue-numbering="true" text:style-name="диалог">
        <text:list-item>
          <text:p text:style-name="P66">Если ты сейчас пойдешь гулять, то я с тобой не буду разговаривать.</text:p>
        </text:list-item>
        <text:list-item>
          <text:p text:style-name="P66">Если ты купишь это платье, то мы не поедем в отпуск.</text:p>
        </text:list-item>
        <text:list-item>
          <text:p text:style-name="P66">Если ты еще раз так сделаешь — пеняй на себя!</text:p>
        </text:list-item>
        <text:list-item>
          <text:p text:style-name="P66">Если ты выйдешь из квартиры — можешь не возвращаться!</text:p>
        </text:list-item>
      </text:list>
      <text:p text:style-name="P57"><text:soft-page-break/>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57">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7"><text:span text:style-name="T10">Противостояние</text:span>:</text:p>
      <text:p text:style-name="P57">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7">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text:soft-page-break/>страхе и напряжении изо дня в день, если вы сейчас не начнете противостоять этой манипуляции.</text:p>
      <text:p text:style-name="P57">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57"><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57">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57">Вы хотите выйти — идите. Главное — не просите его (разреши мне пожалуйста...) и не спрашивайте разрешения (можно мне уйти?) Скажите манипулято<text:soft-page-break/>ру, что вы не согласны с его условиями. В такой ситуации у вас может начаться паника. Попробуйте с ней справиться.</text:p>
      <text:p text:style-name="P57">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7">— Объясни мне, по какой причине ты запрещаешь мне это делать (пойти гулять)?</text:p>
      <text:p text:style-name="P57">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57">Оставайтесь спокойной, не повышайте интонацию. Скажите ровно и может даже с улыбкой:</text:p>
      <text:list xml:id="list35424294" text:continue-numbering="true" text:style-name="диалог">
        <text:list-item>
          <text:p text:style-name="P66">Но ты не можешь мне запретить!</text:p>
        </text:list-item>
      </text:list>
      <text:p text:style-name="P57"><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57">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7">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7">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7">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text:soft-page-break/>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5408775" text:continue-numbering="true" text:style-name="диалог">
        <text:list-item>
          <text:p text:style-name="P66">Поговорим, когда я вернусь.</text:p>
        </text:list-item>
      </text:list>
      <text:p text:style-name="P57">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57">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57">Так как мы имеем дело с деструктивной личностью, то он, скорее всего, может начать мстить вам за ваше такое «пахабное» поведение. Будьте к этому <text:soft-page-break/>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7">Будьте готовы и к тому, что ваши попытки противостоять ему могут вызвать в нем море агрессии, которую он направит на вас мощным потоком.</text:p>
      <text:h text:style-name="P28" text:outline-level="3"><text:bookmark-start text:name="Travmiruiushchii_odnorazovyi_opyt_"/>Травмирующий одноразовый опыт<text:bookmark-end text:name="Travmiruiushchii_odnorazovyi_opyt_"/></text:h>
      <text:p text:style-name="P57">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90">«Так будет каждый раз, когда ты сделаешь то, чего я не хочу.»</text:p>
      <text:p text:style-name="P57">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7">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7"><text:soft-page-break/>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57">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7">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57">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57"><text:span text:style-name="T10">Противостояние</text:span>:</text:p>
      <text:p text:style-name="P57"><text:soft-page-break/>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7">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32" text:outline-level="2"><text:bookmark-start text:name="Postoiannyie_zhaloby_"/>Постоянные жалобы<text:bookmark-end text:name="Postoiannyie_zhaloby_"/></text:h>
      <text:p text:style-name="P57">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57">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57">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57"><text:soft-page-break/>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57">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57">Пожалуй, я включу сюда еще один момент — жажда внимания. Рассмотрим сразу две формулировки:</text:p>
      <text:list xml:id="list35405895" text:continue-numbering="true" text:style-name="диалог">
        <text:list-item>
          <text:p text:style-name="P66">Ты уделяешь мне недостаточно внимания! — упрек.</text:p>
        </text:list-item>
        <text:list-item>
          <text:p text:style-name="P66">Ты должна уделять мне больше внимания! — приказ.</text:p>
        </text:list-item>
      </text:list>
      <text:p text:style-name="P57">В приказном тоне или же в качестве обвинения — это жалоба.</text:p>
      <text:p text:style-name="P57">Вы, в коем-то веке, собрались с подругами — он вам без конца звонит. Вы чем-то заняты, но он вас зовет, а если вы не подходите — обижается...</text:p>
      <text:p text:style-name="P57">Понятное дело, что такие действия с вашей стороны, или хотя бы намек на них — конец света! Вы нарушаете его личное пространство. Но если вы ему <text:soft-page-break/>нужны, то совершенно не важно, чем вы сейчас заняты — вы обязаны поднять трубку/прибежать по первому зову.</text:p>
      <text:p text:style-name="P57"><text:span text:style-name="T10">Противостояние</text:span>:</text:p>
      <text:p text:style-name="P57">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57">Этими приемами, зачастую, пользуются сами манипуляторы, люди невосприимчивые к манипуляциям и делают это они — подсознательно.</text:p>
      <text:p text:style-name="P57">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57">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57"><text:soft-page-break/>Вам понадобится чуток равнодушия и подход с юмором:</text:p>
      <text:list xml:id="list35426460" text:continue-numbering="true" text:style-name="диалог">
        <text:list-item>
          <text:p text:style-name="P66">Болит голова? Выпей таблетку. Вон там лежит...</text:p>
        </text:list-item>
        <text:list-item>
          <text:p text:style-name="P66">Что? Опять злодей-Володя тебе палки в колеса ставит? Вот паразит! Ужинать будешь?</text:p>
        </text:list-item>
        <text:list-item>
          <text:p text:style-name="P6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66">Милый, не могу подойти! Тебе надо — ты и подходи.</text:p>
        </text:list-item>
      </text:list>
      <text:p text:style-name="P57">В любом случае это не супер-сложные дела, чтоб вы летели к нему по первому зову.</text:p>
      <text:p text:style-name="P57">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32" text:outline-level="2"><text:bookmark-start text:name="Nieriashlivost__"/>О<text:bookmark-end text:name="Nieriashlivost__"/>тношение к чистоте</text:h>
      <text:p text:style-name="P57">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0"> </text:span><text:span text:style-name="T13">н</text:span>еряшливость.</text:h>
      <text:p text:style-name="P57">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57">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57">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57"><text:span text:style-name="T10">Противостояние</text:span>:</text:p>
      <text:p text:style-name="P57">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57">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57">Когда я жила в общежитии, мы нашей неряшке ставили ее грязную посуду на подушку — сработало. <text:soft-page-break/>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57">Попробуйте осторожно намекать, например, если он закинул одежду в которой был на пикнике в шкаф к чистым вещам:</text:p>
      <text:list xml:id="list35426918" text:continue-numbering="true" text:style-name="диалог">
        <text:list-item>
          <text:p text:style-name="P66">Фу, чем это так пахнет? Дорогой, это что, от тебя? Да ты у меня вонючка!</text:p>
        </text:list-item>
      </text:list>
      <text:p text:style-name="P57">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28" text:outline-level="3">Патологическое стремление к чистоте</text:h>
      <text:p text:style-name="P57">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57">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57">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7">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text:soft-page-break/>(впустую, естественно). И нидайбог, вы поставите ему на стол разогретую еду!.. Только свежеприготовленную.</text:p>
      <text:p text:style-name="P7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75">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7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75">В отношениях с маниакальным чистюлей этого недостаточно.</text:p>
      <text:p text:style-name="P7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75"><text:soft-page-break/>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75">Также, чрезмерная приверженность к чистоте может свидетельствовать о наличии таких качеств, как:</text:p>
      <text:list xml:id="list5070335650873143577" text:style-name="L18">
        <text:list-item>
          <text:p text:style-name="P80"><text:span text:style-name="T12">закомплексованность и неуверенность в себе</text:span><text:span text:style-name="T1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80"><text:span text:style-name="T12">сексуальная неудовлетворенность</text:span><text:span text:style-name="T11">, как считал Фрейд,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77"><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77"><text:span text:style-name="T8">особенность личности</text:span>, например: «Я всегда прав!» Если у человека не получается отсто<text:soft-page-break/>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77"><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75">Но что же делать вам, если именно от вас требуют идеальной чистоты в доме?</text:p>
      <text:p text:style-name="P78">Противостояние<text:span text:style-name="T11">:</text:span></text:p>
      <text:p text:style-name="P7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57"><text:span text:style-name="T11">Вы не слуга! </text:span>Это первое и главное, что нужно усвоить!</text:p>
      <text:p text:style-name="P57">Если ваш партнер хочет видеть идеальный порядок — пусть наводит его сам.</text:p>
      <text:p text:style-name="P57"><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57">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57">Надо — делай сам. Точка. Конец предложения.</text:p>
      <text:p text:style-name="P57">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32" text:outline-level="2"><text:bookmark-start text:name="Nieghliekt_"/>Неглект<text:bookmark-end text:name="Nieghliekt_"/></text:h>
      <text:p text:style-name="P57">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57">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57">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560656399430433957" text:style-name="L19">
        <text:list-item>
          <text:p text:style-name="P81">в то время, как вы болеете и вам остро необходима помощь вашего партнера, он, напри<text:soft-page-break/>мер, едет на рыбалку на выходные, оставляя вас в полной беспомощности;</text:p>
        </text:list-item>
        <text:list-item>
          <text:p text:style-name="P8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8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81">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81">абьюзер считает, что у вас лишний вес и заставляет вас голодать: «Хватит жрать!»;</text:p>
        </text:list-item>
        <text:list-item>
          <text:p text:style-name="P81">абьюзер создает условия, в которых заставляет вас мерзнуть: «Холодно? Приседай — быстрее согреешься!»;</text:p>
        </text:list-item>
        <text:list-item>
          <text:p text:style-name="P81">абьюзер мешает вам спать: «На том свете выспишься!»;</text:p>
        </text:list-item>
        <text:list-item>
          <text:p text:style-name="P81"><text:soft-page-break/>абьюзер не разрешает вам проявлять симптомы болезни «Сколько уже можно кашлять?!» и т. д.</text:p>
        </text:list-item>
      </text:list>
      <text:p text:style-name="P57">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7">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57"><text:span text:style-name="T10">Противостояние</text:span>:</text:p>
      <text:p text:style-name="P57">У вас должна быть сила воли отказаться от его плюшек. Требуйте от него заботу или ищите ее в другом месте.</text:p>
      <text:list xml:id="list35420513" text:continue-list="list35426918" text:style-name="диалог">
        <text:list-item>
          <text:p text:style-name="P66">Раз ты уходишь, тогда мне придется лечь в больницу, но ты должен понимать, что в таком слу<text:soft-page-break/>чае мне придется потратить деньги, отложенные тебе на новый спиннинг.</text:p>
        </text:list-item>
        <text:list-item>
          <text:p text:style-name="P6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66">Ты же знаешь, что я на антибиотиках. Ты не хочешь, чтобы я поправилась?</text:p>
        </text:list-item>
        <text:list-item>
          <text:p text:style-name="P66">Если ты считаешь, что мне не стоит употреблять эти лекарства, тогда предложи мне альтернативу. Или ты хочешь, чтоб мне было плохо?</text:p>
        </text:list-item>
      </text:list>
      <text:p text:style-name="P57">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57">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7"><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32" text:outline-level="2"><text:bookmark-start text:name="Popytka_vytorghovat____pravo_nalievo____"/>Попытка выторговать право на «лево». Принуждение к трио<text:bookmark-end text:name="Popytka_vytorghovat____pravo_nalievo____"/></text:h>
      <text:p text:style-name="P57">Измены. Измены. Измены. Пожалуй этот раздел для меня самый тяжелый. Как лучше — описать прямо и вкратце, или расписать подробно? Как это сделать?</text:p>
      <text:p text:style-name="P57">Для многих измена — это самый настоящий удар. Удар по самолюбию. Жизнь после измены никогда не станет прежней. С этим человеком.</text:p>
      <text:p text:style-name="P57">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24">Лично я никогда об этом не задумывалась, но как-то разговорилась с девчонками на эту тему и услышала довольно интересное мнение.</text:p>
      <text:list xml:id="list354184771" text:continue-numbering="true" text:style-name="диалог">
        <text:list-item>
          <text:p text:style-name="P66"><text:soft-page-break/>Я бы простила измену. — сказала мне одна девушка, которая очень себя любит.</text:p>
        </text:list-item>
        <text:list-item>
          <text:p text:style-name="P66">Как же так? — спросила я. — Это же предательство!</text:p>
        </text:list-item>
      </text:list>
      <text:p text:style-name="P57">Но ответ был очень интересным. Она ответила, что сама не представляет, как это всю жизнь — одно и тоже. </text:p>
      <text:p text:style-name="P127">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125">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57">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57"><text:soft-page-break/>Говорить об изменах — все равно, что водить вилами по воде — бессмысленно. Что тут скажешь, когда дело сделано?..</text:p>
      <text:p text:style-name="P57">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57">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7">Так чем же банальная слабость отличается от деструктива?</text:p>
      <text:p text:style-name="P57">Слабость. Не смог устоять.</text:p>
      <text:p text:style-name="P57">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57">Пока он держит это в секрете — все, типа, счастливы. Потом, рано или поздно, говно всплывает, он <text:soft-page-break/>раскаивается и она его прощает, либо же он просто уходит к новой любимой женщине.</text:p>
      <text:p text:style-name="P57">К сожалению, в парах такое встречается очень часто.</text:p>
      <text:p text:style-name="P57">В деструктивных отношениях все происходит несколько иначе.</text:p>
      <text:p text:style-name="P57">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57">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57">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57">Рядом с недомужчиной — тень красивой, счастливой, ухоженной женщины. Почему? Воздействие на нее, сопровождающееся: «Зачем тебе это надо? Я <text:soft-page-break/>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57">Так... я обещала не повторяться.</text:p>
      <text:p text:style-name="P57">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57">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57">Он выбирает рубашку — ставит на ней пятно. Мозгов не хватает отстирать его и он эту рубашку выбрасывает: «Плохая некачественная рубашка!»</text:p>
      <text:p text:style-name="P57">Он покупает молоко. Забывает про него — оно скисает. Он выливает его: «Отвратительное молоко!»</text:p>
      <text:p text:style-name="P57"><text:soft-page-break/>Он покупает себе ботинки. Хорошие кожаные качественные ботинки. Занашивает их до дыр и выбрасывает их: «Подделка!»</text:p>
      <text:p text:style-name="P57">Он выбирает женщину. Пользуется ей. Не заботится о ней. Обижает ее, может даже бьет, а потом бросает ее: «Разве это баба?! Вот Машка — вот это баба!»</text:p>
      <text:p text:style-name="P57">И начинается процесс замены.</text:p>
      <text:p text:style-name="P57">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57">Если вы не понимаете, к чему я веду, то совсем скоро поймете.</text:p>
      <text:p text:style-name="P57">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18"><text:soft-page-break/>• • •</text:p>
      <text:p text:style-name="P57">Начнем с измены.</text:p>
      <text:p text:style-name="P57">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57">Беда печаль.</text:p>
      <text:p text:style-name="P57">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57">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82"><text:soft-page-break/>Вы узнаёте об измене либо случайно, либо «типа» случайно. Обязательно в тот момент, когда у вас все хорошо!</text:p>
      <text:p text:style-name="P82">Для вас это удар. Полное опустошение. Вы не можете в это поверить. Слезы-сопли. Крики и отчаянные попытки заставить его объясниться. Вы в шоке.</text:p>
      <text:p text:style-name="P82">А в шоке от того, что он не видит в этом проблемы.</text:p>
      <text:list xml:id="list35417245" text:continue-numbering="true" text:style-name="диалог">
        <text:list-item>
          <text:p text:style-name="P83">Что здесь такого? Я же тебя люблю! А она для меня ничего не значит!</text:p>
        </text:list-item>
        <text:list-item>
          <text:p text:style-name="P83">Ну перепихнулся, ну и что здесь такого?!...</text:p>
        </text:list-item>
      </text:list>
      <text:p text:style-name="P82">Или, как было в моем случае — бросил самым жестоким образом, погулял и вернулся, мол — жить без тебя не могу.</text:p>
      <text:p text:style-name="P82">Все было хорошо, а потом, как вы помните:</text:p>
      <text:list xml:id="list35410577" text:continue-numbering="true" text:style-name="диалог">
        <text:list-item>
          <text:p text:style-name="P83">Не имеет значения, что произошло в тот момент, когда люди были, как бы, не вместе...</text:p>
        </text:list-item>
        <text:list-item>
          <text:p text:style-name="P83">Да, я трахаться хотел! Мне было плохо!..</text:p>
        </text:list-item>
      </text:list>
      <text:p text:style-name="P82">Не можешь простить — дура. Из-за херни, пардон, отношения рушишь. Уходишь? - Не уходи! Я тебя люблю! И так далее...</text:p>
      <text:p text:style-name="P82"><text:soft-page-break/>А знаете, что самое интересное? Он будет повторять подобные вещи с совершенно спокойным выражением лица. Типа:</text:p>
      <text:list xml:id="list35411447" text:continue-numbering="true" text:style-name="диалог">
        <text:list-item>
          <text:p text:style-name="P83">Подумаешь, кружку разбил. На счастье...</text:p>
        </text:list-item>
      </text:list>
      <text:p text:style-name="P82">Он продемонстрирует вам, что ничего такого не произошло. Ни-че-го! А вы поверите. После долгой, подобного рода, обработке.</text:p>
      <text:p text:style-name="P82">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82">—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57">О, да! Он пришел просить разрешения. Мол, мы уже так давно вместе: «Мы ведь в современном мире <text:soft-page-break/>живем! Я ведь мужик! Самец! Мне, мол, надо, и я без этого не могу. Просто хочу, чтоб ты знала! Чтоб все по-честному было... Я же с тобой честен!»</text:p>
      <text:p text:style-name="P57">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57">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57">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57">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57"><text:soft-page-break/>Здорово придумал, да?</text:p>
      <text:p text:style-name="P57">Неа, не прокатит. То, о чем вы сейчас подумали — не прокатит. Он не разрешит вам сделать что-либо подобное. Даже не пытайтесь!</text:p>
      <text:p text:style-name="P57">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57">Есть конечно и еще один вариант — он вам разрешит. И вот это для вас будет очень плохо.</text:p>
      <text:p text:style-name="P57">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57">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57">Ему все равно, кто вас трахает. Кто к вам прикасается. Кто целует. Вы представляете это чувство — полное безразличие к вам, как к женщине. Ну ведь <text:soft-page-break/>это и логично — вы же что-то вроде декорации, служанки, девочки по вызову в одном лице. Для него.</text:p>
      <text:p text:style-name="P57">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57">А ведь вы не сможете.</text:p>
      <text:p text:style-name="P57">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57">Хм, кажется я повторяюсь...</text:p>
      <text:p text:style-name="P57">Так вот — это конец.</text:p>
      <text:list xml:id="list35436795" text:continue-numbering="true" text:style-name="диалог">
        <text:list-item>
          <text:p text:style-name="P66">У женщины мужик должен быть один. Только шлюхи трахаются со всеми подряд! — можете услышать вы в ответ.</text:p>
        </text:list-item>
      </text:list>
      <text:p text:style-name="P57">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57"><text:soft-page-break/>Он ясно даст понять, либо же поставит перед фактом — ему это надо, мол, не нравится — на коридор. Дверь там.</text:p>
      <text:p text:style-name="P57">Он считает свое поведение абсолютно нормальным:</text:p>
      <text:list xml:id="list35414404" text:continue-numbering="true" text:style-name="диалог">
        <text:list-item>
          <text:p text:style-name="P66">А чё?!</text:p>
        </text:list-item>
      </text:list>
      <text:p text:style-name="P57">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57">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57">Ну и тут тоже в воду смотреть не приходится. Все, как в предыдущем варианте, только с вами, как вы <text:soft-page-break/>понимаете, советоваться никто не собирается. Но — вы о ней знаете. Об измене.</text:p>
      <text:p text:style-name="P57">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57">Он созванивается и переписывается с новыми пассиями не шифруясь.</text:p>
      <text:list xml:id="list35415971" text:continue-numbering="true" text:style-name="диалог">
        <text:list-item>
          <text:p text:style-name="P83">Это мои подружки!</text:p>
        </text:list-item>
      </text:list>
      <text:p text:style-name="P57">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57">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57">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text:soft-page-break/>надо только готовить, обстирывать и... не мешать. Только чтоб не бросил любимый!</text:p>
      <text:p text:style-name="P57">Тут мне, к сожалению, добавить больше нечего. Или к счастью...</text:p>
      <text:p text:style-name="P57">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57">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57">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57"><text:soft-page-break/>Да, дальше речь пойдет о трио в постели.</text:p>
      <text:p text:style-name="P57">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57">Он преподнесет такие идеи, как что-то очень любопытное и интересное.</text:p>
      <text:list xml:id="list35436749" text:continue-numbering="true" text:style-name="диалог">
        <text:list-item>
          <text:p text:style-name="P66">Слууушай, а давай... А?!</text:p>
        </text:list-item>
      </text:list>
      <text:p text:style-name="P57">Он даже может это преподнести, как предложение сделать еще один серьезный шаг, перейти на новый уровень.</text:p>
      <text:list xml:id="list35435182" text:continue-numbering="true" text:style-name="диалог">
        <text:list-item>
          <text:p text:style-name="P66">Я думаю, что мы готовы к этому...</text:p>
        </text:list-item>
      </text:list>
      <text:p text:style-name="P57">Вы встречались. Потом начали жить вместе. Теперь «это». Ваши отношения, хотите вы этого или нет — набирают новые обороты.</text:p>
      <text:p text:style-name="P57">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5419418" text:continue-numbering="true" text:style-name="диалог">
        <text:list-item>
          <text:p text:style-name="P66">Я, — говорит. — просто посижу и посмотрю на вас!</text:p>
        </text:list-item>
      </text:list>
      <text:p text:style-name="P57"><text:soft-page-break/>Весело, да?</text:p>
      <text:p text:style-name="P57">Я, конечно, отшучивалась, говорила, мол, что, мне тоже интересно попробовать... только с мальчиком. У него такие глаза были! Столько возмущений!..</text:p>
      <text:p text:style-name="P57">Конечно, ведь девочка в постели — это ничего. Подумаешь, ведь она такая же как и вы. Чем же это должно возмущать?! Этого он никогда не поймет.</text:p>
      <text:p text:style-name="P57">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57">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18">• • •</text:p>
      <text:p text:style-name="P57">Да, виноваты в любом случае будете вы. При совершенно исключительно любом исходе. Но что же этим своим поведением хочет сказать ваш партнер?</text:p>
      <text:p text:style-name="P57">Он не спрашивает вас о ваших желаниях, о ваших предпочтениях. И не спросит. Он уверен, что вас все <text:soft-page-break/>устраивает. Ну конечно! Он ведь такой завидный жених. </text:p>
      <text:p text:style-name="P57">Этот нарциссизм во всей своей красе будет проявляться в его отношении... к себе, конечно!</text:p>
      <text:p text:style-name="P57">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57">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57">Но цель одна — выбить вас из колеи.</text:p>
      <text:p text:style-name="P57">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57">Все, чего он хочет добиться — это лишить вас уверенности в себе, заставить вас искать проблемы в <text:soft-page-break/>себе. Как вы поняли, все его действия имеют именно эту цель.</text:p>
      <text:p text:style-name="P57">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57">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57">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57">Вас активно ломают, прогибают под свои аморальные идеи, садятся вам на голову. И все это прячут за маской нормальности. «Нормальности».</text:p>
      <text:list xml:id="list35419419" text:continue-numbering="true" text:style-name="диалог">
        <text:list-item>
          <text:p text:style-name="P66">Что здесь такого? — слышите вы в ответ на все ваши возмущения.</text:p>
        </text:list-item>
      </text:list>
      <text:p text:style-name="P57"><text:soft-page-break/>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57">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57">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57">Я призываю вас мне поверить. Если он заговорил, намекнул или даже пошутил на это тему — он вам изменит. Можете даже не сомневаться в этом.</text:p>
      <text:p text:style-name="P57">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57">Это была Иллюзия с большой буквы! Это было очевидным фактом с самого первого раза, как я стала свидетелем разговора с его его друзьями:</text:p>
      <text:list xml:id="list35412229" text:continue-numbering="true" text:style-name="диалог">
        <text:list-item>
          <text:p text:style-name="P66"><text:soft-page-break/>Измена — это искусство сделать так, чтоб о ней никто не узнал!</text:p>
        </text:list-item>
      </text:list>
      <text:p text:style-name="P57">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57">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57">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57">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7"><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57"/>
      <text:p text:style-name="P57"/>
      <text:p text:style-name="P57"/>
      <text:h text:style-name="P32" text:outline-level="2"><text:bookmark-start text:name="Pierspiektitsid_"/>Перспектицид<text:bookmark-end text:name="Pierspiektitsid_"/></text:h>
      <text:p text:style-name="P57">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7">Исследователь Массачусетского университета Лиза Аронсон Фонтес описала перспектицид, как «неспособность знать то, что знаешь».</text:p>
      <text:p text:style-name="P126">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57">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57"><text:soft-page-break/>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7">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57">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7"><text:span text:style-name="T10">Противостояние</text:span>:</text:p>
      <text:p text:style-name="P57">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57"><text:soft-page-break/>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32" text:outline-level="2">Сахарное шоу</text:h>
      <text:p text:style-name="P57">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7"><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5427458" text:continue-numbering="true" text:style-name="диалог">
        <text:list-item>
          <text:p text:style-name="P66">Меня никто, кроме тебя не понимает!</text:p>
        </text:list-item>
        <text:list-item>
          <text:p text:style-name="P66">Ты лучшее, что со мной случилось в жизни!</text:p>
        </text:list-item>
        <text:list-item>
          <text:p text:style-name="P66">Как я мог так поступать с тобой?! Теперь я все понял!</text:p>
        </text:list-item>
      </text:list>
      <text:p text:style-name="P44"><text:soft-page-break/>Если ты поймешь, что история заканчивается здесь — да будет так.</text:p>
      <text:p text:style-name="P57">Задумайтесь, почему он сначала делает все, чтоб вы ушли, а потом делает все, чтоб вы вернулись?</text:p>
      <text:p text:style-name="P57">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7">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57">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57">Оно вам надо?</text:p>
      <text:p text:style-name="P78">Противостояние<text:span text:style-name="T11">:</text:span></text:p>
      <text:p text:style-name="P75">Не возвращайтесь!</text:p>
      <text:h text:style-name="P32" text:outline-level="2">Манипуляция разрывом<text:bookmark text:name="Zaiavlieniie_o_razryvie_otnoshienii_"/></text:h>
      <text:p text:style-name="P57">У вас все хорошо, или наконец наладилось после последней ссоры, но вдруг вам объявляют, что вас бросают:</text:p>
      <text:list xml:id="list35435416" text:continue-numbering="true" text:style-name="диалог">
        <text:list-item>
          <text:p text:style-name="P66">Так будет лучше для нас.</text:p>
        </text:list-item>
      </text:list>
      <text:p text:style-name="P57">Или:</text:p>
      <text:list xml:id="list35425329" text:continue-numbering="true" text:style-name="диалог">
        <text:list-item>
          <text:p text:style-name="P66">Так больше не может продолжаться, ведь ты...</text:p>
        </text:list-item>
      </text:list>
      <text:p text:style-name="P57">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7">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7"><text:soft-page-break/>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57">Второй тип, как я, и, стало быть — вы, кто поддается влиянию и становится марионеткой. Есть третий тип людей — манипуляторы.</text:p>
      <text:p text:style-name="P57">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57">Со вторым типом все понятно.</text:p>
      <text:p text:style-name="P57">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7">Они тоже становятся настоящими, такими, как мы с вами, жертвами. Психическое влияние — это очень сильное оружие.</text:p>
      <text:p text:style-name="P57">Но такой случай — очень редкое явление.</text:p>
      <text:p text:style-name="P18"><text:soft-page-break/>• • •</text:p>
      <text:p text:style-name="P57">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7">Вы тешите себя иллюзией, что от осознания этого вам станет гораздо легче, но это не так.</text:p>
      <text:p text:style-name="P57">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57">Вам внушали, что нужно быть лучше. И вы снова и снова разрушали себя с его подачи, но — самостоятельно.</text:p>
      <text:p text:style-name="P57">Вот так будет и в его следующих отношениях, к сожалению для его новой жертвы.</text:p>
      <text:p text:style-name="P57">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text:soft-page-break/>потратите на самогнобление: «Чем она лучше меня?»</text:p>
      <text:p text:style-name="P57">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57">Ключевое слово — демонстрирует.</text:p>
      <text:p text:style-name="P57">Легче вам не стало, не станет и не стало бы. Все, чего вы добьетесь — это изведете себя еще больше.</text:p>
      <text:p text:style-name="P57"><text:span text:style-name="T10">Противостояние</text:span>:</text:p>
      <text:p text:style-name="P57">Хотите, чтоб вам стало лучше?</text:p>
      <text:p text:style-name="P57">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57">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57">Вы хороший человек, такой же, как и новая жертва. Он таких и выбирает — хороших.</text:p>
      <text:p text:style-name="P57"><text:soft-page-break/>Разрыв с абьюзером — освобождение для вас. А его новая жертва... Скажите ей спасибо и пожалейте ее, ведь ее ждет то же самое, что и вас.</text:p>
      <text:p text:style-name="P57">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57">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57">Не проявляйте эмоции. Не показывайте ему их. Они — его главный инструмент.</text:p>
      <text:p text:style-name="P57">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7">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text:soft-page-break/>как его, когда он оставлял вас в полном замешательстве — равнодушными.</text:p>
      <text:p text:style-name="P57">Это его тактика. И вы должны понимать, что именно так и следует вести себя с манипуляторами впредь. Никаких эмоций.</text:p>
      <text:p text:style-name="P57">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16" text:outline-level="1">Эпилог</text:h>
      <text:p text:style-name="P75">Ну вот и все. Дело сделано.</text:p>
      <text:p text:style-name="P7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75">Изначально, именно это стало целью для меня - найти и объяснить себе:</text:p>
      <text:list xml:id="list35430796" text:continue-numbering="true" text:style-name="диалог">
        <text:list-item>
          <text:p text:style-name="P76">Что это было?</text:p>
        </text:list-item>
        <text:list-item>
          <text:p text:style-name="P76">Почему это произошло со мной?</text:p>
        </text:list-item>
        <text:list-item>
          <text:p text:style-name="P76">За какие такие мои проступки мне причинили столько боли?</text:p>
        </text:list-item>
      </text:list>
      <text:p text:style-name="P75">Теперь я знаю — я сама позволила такое отношение к себе, не пресекла его на корню. Я любила его <text:soft-page-break/>больше, чем себя и это не оправдание — это факт. Это моя ошибка, за которую я горько поплатилась.</text:p>
      <text:p text:style-name="P57"><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7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7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7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text:soft-page-break/>на правду. Который не осудил бы и не упрекнул бы мои чувства...</text:p>
      <text:p text:style-name="P7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7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7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19">• • •</text:p>
      <text:p text:style-name="P75">Что касается самих манипуляторов, в чьи руки эта книга попала, то тут все просто. Информация, опи<text:soft-page-break/>санная здесь будет использована ими в качестве «доказательства» того, что я неадекватная и тому подобное (стандартный текст).</text:p>
      <text:p text:style-name="P75">Для них это может стать новым стимулом для оскорблений и высмеивания, а также вызвать множество возмущений и обвинении меня в клевете.</text:p>
      <text:list xml:id="list35422716" text:continue-numbering="true" text:style-name="диалог">
        <text:list-item>
          <text:p text:style-name="P76">Это притянуто за уши;</text:p>
        </text:list-item>
        <text:list-item>
          <text:p text:style-name="P76">Это абсолютная клевета;</text:p>
        </text:list-item>
        <text:list-item>
          <text:p text:style-name="P76">Она все это придумала;</text:p>
        </text:list-item>
        <text:list-item>
          <text:p text:style-name="P76">Это полный бред/абсурд;</text:p>
        </text:list-item>
        <text:list-item>
          <text:p text:style-name="P76">Это не стоит моего внимания;</text:p>
        </text:list-item>
        <text:list-item>
          <text:p text:style-name="P76">Это просто смешно;</text:p>
        </text:list-item>
        <text:list-item>
          <text:p text:style-name="P76">Это еще раз доказывает ее неадекватность;</text:p>
        </text:list-item>
      </text:list>
      <text:p text:style-name="P7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75">Эта книга — плод огромного желания помочь. И, если информация описанная тут поможет хотя бы одному человеку, то я буду этим очень гордиться. Это <text:soft-page-break/>будет означать, что мои старания не прошли даром, что этот печальный опыт я получила не просто так.</text:p>
      <text:p text:style-name="P19">• • •</text:p>
      <text:p text:style-name="P75">Напоследок не удержусь и нажелаю!</text:p>
      <text:p text:style-name="P75">Я желаю вам быть сильными и любить себя.</text:p>
      <text:p text:style-name="P7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7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75">Я желаю вам понимать, что для вас лучше и точно знать, что же приведет вас к счастью!</text:p>
      <text:p text:style-name="P75">Я желаю вам то, чего вы заслуживаете, без поблажек и привилегий!</text:p>
      <text:p text:style-name="P75"><text:span text:style-name="T30">PS: </text:span>О нет! Не нужно! Не делайте этого! Не судите и не осуждайте! Не оценивайте! Если вы не можете <text:soft-page-break/>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7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75">Искренне ваша Я. Каминская.</text:p>
      <text:h text:style-name="Heading_20_1" text:outline-level="1"/>
      <text:h text:style-name="P16" text:outline-level="1">Заметки</text:h>
      <table:table table:name="Таблица1" table:style-name="Таблица1">
        <table:table-column table:style-name="Таблица1.A"/>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ext:soft-page-break/>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ext:soft-page-break/>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ext:soft-page-break/>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ext:soft-page-break/>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ext:soft-page-break/>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row>
          <table:table-cell table:style-name="Таблица1.A1" office:value-type="string">
            <text:p text:style-name="P37"/>
          </table:table-cell>
        </table:table-row>
      </table:table>
      <text:p text:style-name="P112"><text:s/></text:p>
      <text:p text:style-name="P119">Содержание</text:p>
      <text:p text:style-name="P109"/>
      <text:p text:style-name="P33">Пролог<text:tab/>3</text:p>
      <text:p text:style-name="P34">ЧАСТЬ 1. ФИРМЕННЫЕ ОТНОШЕНИЯ</text:p>
      <text:p text:style-name="P33">Глава 1. Это еще не конец<text:tab/>23</text:p>
      <text:p text:style-name="P33">Глава 2. Таблетка<text:tab/>26</text:p>
      <text:p text:style-name="P33">Глава 3. Останешься?<text:tab/>38</text:p>
      <text:p text:style-name="P33">Глава 4. Зачем платить больше?<text:tab/>42</text:p>
      <text:p text:style-name="P33">Глава 5. Интроверт<text:tab/>47</text:p>
      <text:p text:style-name="P33">Глава 6. Стразики<text:tab/>72</text:p>
      <text:p text:style-name="P33">Глава 7. З — Забота<text:tab/>84</text:p>
      <text:p text:style-name="P33">Глава 8. Сама, котик<text:tab/>101</text:p>
      <text:p text:style-name="P33">Глава 9. Мы так общаемся<text:tab/>116</text:p>
      <text:p text:style-name="P33">Глава 10. Это не я<text:tab/>133</text:p>
      <text:p text:style-name="P33">Глава 11. Трио<text:tab/>154</text:p>
      <text:p text:style-name="P33">Глава 12. Не ной<text:tab/>162</text:p>
      <text:p text:style-name="P33">Глава 13. Неадекватная<text:tab/>171</text:p>
      <text:p text:style-name="P33">Глава 14. Вожак<text:tab/>195</text:p>
      <text:p text:style-name="P33">Глава 15. Ад<text:tab/>213</text:p>
      <text:p text:style-name="P33">Глава 16. Nosce te ipsum<text:tab/>225</text:p>
      <text:p text:style-name="P33">Глава 17. Я все понял<text:tab/>234</text:p>
      <text:p text:style-name="P33">Глава 18. А зачем вам Она?<text:tab/>239</text:p>
      <text:p text:style-name="P33">Глава 19. Я подумаю<text:tab/>246</text:p>
      <text:p text:style-name="P33"><text:soft-page-break/>Глава 20. Меньше нюансов<text:tab/>251</text:p>
      <text:p text:style-name="P33">Глава 21. Быть честным очень легко!<text:tab/>260</text:p>
      <text:p text:style-name="P33">Глава 22. Гори в аду<text:tab/>303</text:p>
      <text:p text:style-name="P33">Глава 23. Апофеоз отношений с манипулятором<text:tab/>322</text:p>
      <text:p text:style-name="P34">ЧАСТЬ 2. ЧТО-ТО ВРОДЕ СПРАВОЧНИКА</text:p>
      <text:p text:style-name="P33">Глава 24. Причины манипуляции<text:tab/>342</text:p>
      <text:p text:style-name="P33">Глава 25. Признаки и последствия манипуляции<text:tab/>362</text:p>
      <text:p text:style-name="P36">Что с ним?<text:tab/>364</text:p>
      <text:p text:style-name="P36">Почему я?<text:tab/>370</text:p>
      <text:p text:style-name="P33">Глава 25. Приемы и противостояние манипуляции<text:tab/>384</text:p>
      <text:p text:style-name="P36">Демонстративное игнорирование собственных</text:p>
      <text:p text:style-name="P36">обязательств<text:tab/>384</text:p>
      <text:p text:style-name="P36">Газлайтинг<text:tab/>386</text:p>
      <text:p text:style-name="P36">Висхолдинг<text:tab/>390</text:p>
      <text:p text:style-name="P36">«Да, но &lt;...&gt;» (в доп. к описанию висхолдинга)<text:tab/>393</text:p>
      <text:p text:style-name="P36">Изоляция жертвы от ее окружения<text:tab/>395</text:p>
      <text:p text:style-name="P36">Пассивная агрессия<text:line-break/>(игнорирование, обида, внезапный бойкот)<text:tab/>398</text:p>
      <text:p text:style-name="P36">Эгоизм. Равнодушие<text:tab/>403</text:p>
      <text:p text:style-name="P36">Игра на ваших эмоциях или психологические</text:p>
      <text:p text:style-name="P36">триггеры<text:tab/>404</text:p>
      <text:p text:style-name="P36">Виктимблейминг<text:tab/>408</text:p>
      <text:p text:style-name="P36"><text:soft-page-break/>Вам редко уступают или не уступают вообще<text:tab/>413</text:p>
      <text:p text:style-name="P36">Патологическая ложь.<text:line-break/>Введение в болезненное состояние ожидания<text:tab/>418</text:p>
      <text:p text:style-name="P36">Триангуляция<text:tab/>424</text:p>
      <text:p text:style-name="P36">Дабл байнд<text:tab/>427</text:p>
      <text:p text:style-name="P36">Демонстрация (в доп. к описанию дабл байнда)<text:tab/>436</text:p>
      <text:p text:style-name="P42">Демонстрация занятости<text:tab/>436</text:p>
      <text:p text:style-name="P42">Демонстрация любви<text:tab/>440</text:p>
      <text:p text:style-name="P36">Подкрепление.<text:line-break/>Стимуляция на действия<text:tab/>444</text:p>
      <text:p text:style-name="P42">Положительное подкрепление<text:tab/>445</text:p>
      <text:p text:style-name="P42">Неустойчивое или частичное подкрепление<text:tab/>451</text:p>
      <text:p text:style-name="P42">Отрицательное подкрепление<text:tab/>455</text:p>
      <text:p text:style-name="P42">Травмирующий одноразовый опыт<text:tab/>460</text:p>
      <text:p text:style-name="P36">Постоянные жалобы<text:tab/>462</text:p>
      <text:p text:style-name="P36">Отношение к чистоте<text:tab/>465</text:p>
      <text:p text:style-name="P42">Патологическая неряшливость.<text:tab/>465</text:p>
      <text:p text:style-name="P42">Патологическое стремление к чистоте<text:tab/>467</text:p>
      <text:p text:style-name="P36">Неглект<text:tab/>471</text:p>
      <text:p text:style-name="P36">Попытка выторговать право на «лево». Принуждение</text:p>
      <text:p text:style-name="P36">к трио<text:tab/>475</text:p>
      <text:p text:style-name="P42">Вариант 1. <text:s/>Ничто не предвещало беды<text:tab/>479</text:p>
      <text:p text:style-name="P42">Вариант 2. Ну мааам<text:tab/>481</text:p>
      <text:p text:style-name="P42">Вариант 3. Я уже взрослый<text:tab/>484</text:p>
      <text:p text:style-name="P42">Секс втроем<text:tab/>485</text:p>
      <text:p text:style-name="P36"><text:soft-page-break/>Перспектицид<text:tab/>491</text:p>
      <text:p text:style-name="P36">Сахарное шоу<text:tab/>493</text:p>
      <text:p text:style-name="P36">Манипуляция разрывом<text:tab/>495</text:p>
      <text:p text:style-name="P112">Эпилог<text:tab/>499 <text:s text:c="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style:register-true="true" fo:text-indent="0.499cm" style:auto-text-indent="false" fo:background-color="transparent" style:shadow="none">
        <style:background-image/>
      </style:paragraph-properties>
      <style:text-properties style:font-name="Verdana1" fo:font-size="10.5pt"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master-page-name="">
      <style:paragraph-properties fo:margin-top="0.499cm" fo:margin-bottom="0.499cm" fo:text-align="center" style:justify-single-word="false" style:page-number="auto"/>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background-color="transparent" style:shadow="none">
        <style:background-image/>
      </style:paragraph-properties>
    </style:style>
    <style:page-layout style:name="Mpm1" style:page-usage="mirrored">
      <style:page-layout-properties fo:page-width="13cm" fo:page-height="17.2cm" style:num-format="1" style:print-orientation="portrait" fo:margin-top="1cm" fo:margin-bottom="1cm" fo:margin-left="1.499cm" fo:margin-right="1cm" fo:background-color="transparent" style:register-truth-ref-style-name="Text_20_body"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13cm" fo:page-height="17.2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6">
      <style:page-layout-properties fo:page-width="13cm" fo:page-height="17.2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Right_20_Page">
      <style:footer>
        <text:p text:style-name="Footer">Киев</text:p>
        <text:p text:style-name="Footer">2018</text:p>
      </style:footer>
    </style:master-page>
    <style:master-page style:name="First_20_Page" style:display-name="First Page" style:page-layout-name="Mpm3" style:next-style-name="MP0"/>
    <style:master-page style:name="Left_20_Page" style:display-name="Left Page" style:page-layout-name="Mpm4" style:next-style-name="Right_20_Page">
      <style:header>
        <text:p text:style-name="Header_20_left"><text:chapter text:display="name" text:outline-level="3"> Глава 13. Неадекватная</text:chapter></text:p>
      </style:header>
      <style:footer>
        <text:p text:style-name="MP1"><text:page-number text:select-page="current">530</text:page-number></text:p>
      </style:footer>
    </style:master-page>
    <style:master-page style:name="Right_20_Page" style:display-name="Right Page" style:page-layout-name="Mpm5" style:next-style-name="Left_20_Page">
      <style:header>
        <text:p text:style-name="Header_20_right"><text:chapter text:display="name" text:outline-level="3">Диссоциальное (антисоциальное) расстройство личности.</text:chapter></text:p>
      </style:header>
      <style:header-left>
        <text:p text:style-name="Header_20_left"/>
      </style:header-left>
      <style:footer>
        <text:p text:style-name="Footer"><text:page-number text:select-page="current">265</text:page-number></text:p>
      </style:footer>
      <style:footer-left>
        <text:p text:style-name="Footer"/>
      </style:footer-left>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18T15:22:46.32</dc:date>
    <meta:editing-cycles>362</meta:editing-cycles>
    <meta:editing-duration>P15DT5H27M46S</meta:editing-duration>
    <meta:document-statistic meta:table-count="1" meta:image-count="0" meta:object-count="0" meta:page-count="732" meta:paragraph-count="3880" meta:word-count="100100" meta:character-count="62208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